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79pt"/>
    </style:style>
    <style:style style:name="co2" style:family="table-column">
      <style:table-column-properties fo:break-before="auto" style:column-width="101.7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b2b2b2" fo:wrap-option="wrap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>
      <style:table-cell-properties fo:background-color="#b2b2b2" style:text-align-source="fix" style:repeat-content="false" fo:wrap-option="no-wrap" style:shrink-to-fit="true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b2b2b2" style:text-align-source="fix" style:repeat-content="false" fo:wrap-option="no-wrap" style:shrink-to-fit="true"/>
      <style:paragraph-properties fo:text-align="center" fo:margin-left="0pt"/>
    </style:style>
    <style:style style:name="ce22" style:family="table-cell" style:parent-style-name="Default">
      <style:table-cell-properties fo:wrap-option="no-wrap" style:shrink-to-fit="true"/>
      <style:text-properties fo:color="#b2b2b2"/>
    </style:style>
    <style:style style:name="ce23" style:family="table-cell" style:parent-style-name="Default">
      <style:table-cell-properties fo:wrap-option="no-wrap" style:shrink-to-fit="true"/>
    </style:style>
    <style:style style:name="ce19" style:family="table-cell" style:parent-style-name="Default">
      <style:table-cell-properties fo:background-color="#b2b2b2" style:text-align-source="fix" style:repeat-content="false" fo:wrap-option="no-wrap" style:shrink-to-fit="tru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b2b2b2" fo:wrap-option="no-wrap" style:shrink-to-fit="true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b2b2b2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00ffff" style:text-align-source="fix" style:repeat-content="false"/>
      <style:paragraph-properties fo:text-align="end" fo:margin-left="0pt"/>
      <style:text-properties fo:color="#b2b2b2"/>
    </style:style>
    <style:style style:name="ce30" style:family="table-cell" style:parent-style-name="Default">
      <style:table-cell-properties fo:background-color="#00ffff" style:text-align-source="fix" style:repeat-content="false"/>
      <style:paragraph-properties fo:text-align="end" fo:margin-left="0pt"/>
    </style:style>
    <style:style style:name="ce40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>
      <style:text-properties fo:color="#b2b2b2"/>
    </style:style>
    <style:style style:name="ce8" style:family="table-cell" style:parent-style-name="Default" style:data-style-name="N121"/>
    <style:style style:name="ce3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ffff"/>
      <style:text-properties fo:color="#b2b2b2"/>
    </style:style>
    <style:style style:name="ce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00ffff"/>
      <style:text-properties fo:color="#000000"/>
    </style:style>
    <style:style style:name="ce49" style:family="table-cell" style:parent-style-name="Default">
      <style:table-cell-properties fo:background-color="#00ffff" style:text-align-source="fix" style:repeat-content="false"/>
      <style:paragraph-properties fo:text-align="end" fo:margin-left="0pt"/>
      <style:text-properties fo:color="#000000"/>
    </style:style>
    <style:style style:name="ce10" style:family="table-cell" style:parent-style-name="Default" style:data-style-name="N11">
      <style:table-cell-properties fo:background-color="#b2b2b2"/>
    </style:style>
    <style:style style:name="ce48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1">
      <style:text-properties fo:color="#b2b2b2"/>
    </style:style>
    <style:style style:name="ce12" style:family="table-cell" style:parent-style-name="Default" style:data-style-name="N11"/>
    <style:style style:name="ce54" style:family="table-cell" style:parent-style-name="Default" style:data-style-name="N11">
      <style:text-properties fo:color="#999999"/>
    </style:style>
    <style:style style:name="ce13" style:family="table-cell" style:parent-style-name="Default" style:data-style-name="N121">
      <style:table-cell-properties fo:background-color="#b2b2b2"/>
    </style:style>
    <style:style style:name="ce56" style:family="table-cell" style:parent-style-name="Default" style:data-style-name="N121">
      <style:text-properties fo:color="#999999"/>
    </style:style>
    <style:style style:name="ce32" style:family="table-cell" style:parent-style-name="Default" style:data-style-name="N121">
      <style:table-cell-properties fo:background-color="#ffcdcf"/>
      <style:text-properties fo:color="#b2b2b2" style:font-name="Liberation Sans" style:font-name-asian="AR PL SungtiL GB" style:font-name-complex="FreeSans"/>
    </style:style>
    <style:style style:name="ce14" style:family="table-cell" style:parent-style-name="Default" style:data-style-name="N121">
      <style:table-cell-properties fo:background-color="#ffcdcf"/>
      <style:text-properties style:font-name="Liberation Sans" style:font-name-asian="AR PL SungtiL GB" style:font-name-complex="FreeSans"/>
    </style:style>
    <style:style style:name="ce59" style:family="table-cell" style:parent-style-name="Default" style:data-style-name="N121">
      <style:table-cell-properties fo:background-color="#ffcdcf"/>
      <style:text-properties fo:color="#999999" style:font-name="Liberation Sans" style:font-name-asian="AR PL SungtiL GB" style:font-name-complex="FreeSans"/>
    </style:style>
    <style:style style:name="ce15" style:family="table-cell" style:parent-style-name="Default" style:data-style-name="N121">
      <style:table-cell-properties fo:background-color="#ffcdcf"/>
    </style:style>
    <style:style style:name="ce61" style:family="table-cell" style:parent-style-name="Default" style:data-style-name="N121">
      <style:text-properties fo:color="#808080"/>
    </style:style>
    <style:style style:name="ce62" style:family="table-cell" style:parent-style-name="Default" style:data-style-name="N11">
      <style:text-properties fo:color="#808080"/>
    </style:style>
    <style:style style:name="ce63" style:family="table-cell" style:parent-style-name="Default" style:data-style-name="N121">
      <style:table-cell-properties fo:background-color="#ffcdcf"/>
      <style:text-properties fo:color="#808080" style:font-name="Liberation Sans"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emcp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3" table:number-columns-repeated="2" table:default-cell-style-name="Default"/>
        <table:table-column table:style-name="co4" table:default-cell-style-name="ce30"/>
        <table:table-column table:style-name="co3" table:default-cell-style-name="ce8"/>
        <table:table-column table:style-name="co5" table:default-cell-style-name="ce6"/>
        <table:table-column table:style-name="co3" table:default-cell-style-name="ce12"/>
        <table:table-column table:style-name="co3" table:default-cell-style-name="ce8"/>
        <table:table-column table:style-name="co3" table:default-cell-style-name="ce15"/>
        <table:table-column table:style-name="co3" table:default-cell-style-name="ce30"/>
        <table:table-column table:style-name="co6" table:default-cell-style-name="ce12"/>
        <table:table-column table:style-name="co6" table:default-cell-style-name="ce8"/>
        <table:table-column table:style-name="co6" table:default-cell-style-name="ce15"/>
        <table:table-column table:style-name="co6" table:number-columns-repeated="1009" table:default-cell-style-name="Default"/>
        <table:table-row table:style-name="ro1">
          <table:table-cell table:style-name="ce4" table:number-columns-spanned="1" table:number-rows-spanned="2"/>
          <table:table-cell table:style-name="ce18" office:value-type="string" calcext:value-type="string">
            <text:p>kernel</text:p>
          </table:table-cell>
          <table:table-cell table:style-name="ce19" office:value-type="string" calcext:value-type="string" table:number-columns-spanned="1" table:number-rows-spanned="2">
            <text:p>notes</text:p>
          </table:table-cell>
          <table:table-cell table:style-name="ce33" office:value-type="string" calcext:value-type="string" table:number-columns-spanned="1" table:number-rows-spanned="2">
            <text:p>iterations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 table:number-columns-spanned="2" table:number-rows-spanned="1">
            <text:p>legacy</text:p>
          </table:table-cell>
          <table:covered-table-cell table:style-name="ce40"/>
          <table:table-cell table:style-name="ce36" office:value-type="string" calcext:value-type="string" table:number-columns-spanned="4" table:number-rows-spanned="1">
            <text:p>have bounds</text:p>
          </table:table-cell>
          <table:covered-table-cell table:style-name="ce10"/>
          <table:covered-table-cell table:number-columns-repeated="2" table:style-name="ce13"/>
          <table:table-cell table:style-name="ce33" office:value-type="string" calcext:value-type="string" table:number-columns-spanned="4" table:number-rows-spanned="1">
            <text:p>load bounds</text:p>
          </table:table-cell>
          <table:covered-table-cell table:style-name="ce10"/>
          <table:covered-table-cell table:number-columns-repeated="2" table:style-name="ce13"/>
          <table:table-cell table:style-name="ce34" table:number-columns-repeated="1009"/>
        </table:table-row>
        <table:table-row table:style-name="ro1">
          <table:covered-table-cell table:style-name="ce2"/>
          <table:table-cell table:style-name="ce25" office:value-type="string" calcext:value-type="string">
            <text:p>(commit)</text:p>
          </table:table-cell>
          <table:covered-table-cell table:style-name="ce20"/>
          <table:covered-table-cell table:style-name="ce34"/>
          <table:table-cell table:style-name="ce38" office:value-type="string" calcext:value-type="string">
            <text:p>(bytes)</text:p>
          </table:table-cell>
          <table:table-cell table:style-name="ce38" office:value-type="string" calcext:value-type="string">
            <text:p>time (ns)</text:p>
          </table:table-cell>
          <table:table-cell table:style-name="ce7" office:value-type="string" calcext:value-type="string">
            <text:p>time/1 (ns)</text:p>
          </table:table-cell>
          <table:table-cell table:style-name="ce38" office:value-type="string" calcext:value-type="string">
            <text:p>time (ns)</text:p>
          </table:table-cell>
          <table:table-cell table:style-name="ce48" office:value-type="string" calcext:value-type="string">
            <text:p>inc (%)</text:p>
          </table:table-cell>
          <table:table-cell table:style-name="ce7" office:value-type="string" calcext:value-type="string">
            <text:p>time/1 (ns)</text:p>
          </table:table-cell>
          <table:table-cell table:style-name="ce7" office:value-type="string" calcext:value-type="string">
            <text:p>diff/1 (ns)</text:p>
          </table:table-cell>
          <table:table-cell table:style-name="ce38" office:value-type="string" calcext:value-type="string">
            <text:p>time (ns)</text:p>
          </table:table-cell>
          <table:table-cell table:style-name="ce48" office:value-type="string" calcext:value-type="string">
            <text:p>inc (%)</text:p>
          </table:table-cell>
          <table:table-cell table:style-name="ce7" office:value-type="string" calcext:value-type="string">
            <text:p>time/1 (ns)</text:p>
          </table:table-cell>
          <table:table-cell table:style-name="ce7" office:value-type="string" calcext:value-type="string">
            <text:p>diff/1 (ns)</text:p>
          </table:table-cell>
          <table:table-cell table:style-name="ce34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81148" calcext:value-type="float">
            <text:p>81148</text:p>
          </table:table-cell>
          <table:table-cell table:style-name="ce24" table:formula="of:=[.F3]/[.$D3]" office:value-type="float" office:value="81.148" calcext:value-type="float">
            <text:p>81.1</text:p>
          </table:table-cell>
          <table:table-cell table:style-name="ce21" office:value-type="float" office:value="103835" calcext:value-type="float">
            <text:p>103835</text:p>
          </table:table-cell>
          <table:table-cell table:style-name="ce29" table:formula="of:=([.H3]-[.$F3])/[.$F3]" office:value-type="percentage" office:value="0.279575590279489" calcext:value-type="percentage">
            <text:p>27.96%</text:p>
          </table:table-cell>
          <table:table-cell table:style-name="ce24" table:formula="of:=[.H3]/[.$D3]" office:value-type="float" office:value="103.835" calcext:value-type="float">
            <text:p>103.8</text:p>
          </table:table-cell>
          <table:table-cell table:style-name="ce32" table:formula="of:=[.J3]-[.$G3]" office:value-type="float" office:value="22.687" calcext:value-type="float">
            <text:p>22.7</text:p>
          </table:table-cell>
          <table:table-cell table:style-name="ce28" office:value-type="float" office:value="220437" calcext:value-type="float">
            <text:p>220437</text:p>
          </table:table-cell>
          <table:table-cell table:style-name="ce29" table:formula="of:=([.L3]-[.$F3])/[.$F3]" office:value-type="percentage" office:value="1.71648099768325" calcext:value-type="percentage">
            <text:p>171.65%</text:p>
          </table:table-cell>
          <table:table-cell table:style-name="ce24" table:formula="of:=[.L3]/[.$D3]" office:value-type="float" office:value="220.437" calcext:value-type="float">
            <text:p>220.4</text:p>
          </table:table-cell>
          <table:table-cell table:style-name="ce32" table:formula="of:=[.N3]-[.$G3]" office:value-type="float" office:value="139.289" calcext:value-type="float">
            <text:p>139.3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096" calcext:value-type="float">
            <text:p>4096</text:p>
          </table:table-cell>
          <table:table-cell table:style-name="ce28" office:value-type="float" office:value="248097" calcext:value-type="float">
            <text:p>248097</text:p>
          </table:table-cell>
          <table:table-cell table:style-name="ce24" table:formula="of:=[.F4]/[.$D4]" office:value-type="float" office:value="248.097" calcext:value-type="float">
            <text:p>248.1</text:p>
          </table:table-cell>
          <table:table-cell table:style-name="ce21" office:value-type="float" office:value="284929" calcext:value-type="float">
            <text:p>284929</text:p>
          </table:table-cell>
          <table:table-cell table:style-name="ce29" table:formula="of:=([.H4]-[.$F4])/[.$F4]" office:value-type="percentage" office:value="0.148458062773834" calcext:value-type="percentage">
            <text:p>14.85%</text:p>
          </table:table-cell>
          <table:table-cell table:style-name="ce24" table:formula="of:=[.H4]/[.$D4]" office:value-type="float" office:value="284.929" calcext:value-type="float">
            <text:p>284.9</text:p>
          </table:table-cell>
          <table:table-cell table:style-name="ce32" table:formula="of:=[.J4]-[.$G4]" office:value-type="float" office:value="36.832" calcext:value-type="float">
            <text:p>36.8</text:p>
          </table:table-cell>
          <table:table-cell table:style-name="ce28" office:value-type="float" office:value="498056" calcext:value-type="float">
            <text:p>498056</text:p>
          </table:table-cell>
          <table:table-cell table:style-name="ce29" table:formula="of:=([.L4]-[.$F4])/[.$F4]" office:value-type="percentage" office:value="1.00750512904227" calcext:value-type="percentage">
            <text:p>100.75%</text:p>
          </table:table-cell>
          <table:table-cell table:style-name="ce24" table:formula="of:=[.L4]/[.$D4]" office:value-type="float" office:value="498.056" calcext:value-type="float">
            <text:p>498.1</text:p>
          </table:table-cell>
          <table:table-cell table:style-name="ce32" table:formula="of:=[.N4]-[.$G4]" office:value-type="float" office:value="249.959" calcext:value-type="float">
            <text:p>250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62144" calcext:value-type="float">
            <text:p>262144</text:p>
          </table:table-cell>
          <table:table-cell table:style-name="ce28" office:value-type="float" office:value="11873452" calcext:value-type="float">
            <text:p>11873452</text:p>
          </table:table-cell>
          <table:table-cell table:style-name="ce24" table:formula="of:=[.F5]/[.$D5]" office:value-type="float" office:value="11873.452" calcext:value-type="float">
            <text:p>11873.5</text:p>
          </table:table-cell>
          <table:table-cell table:style-name="ce21" office:value-type="float" office:value="11996971" calcext:value-type="float">
            <text:p>11996971</text:p>
          </table:table-cell>
          <table:table-cell table:style-name="ce29" table:formula="of:=([.H5]-[.$F5])/[.$F5]" office:value-type="percentage" office:value="0.0104029561074572" calcext:value-type="percentage">
            <text:p>1.04%</text:p>
          </table:table-cell>
          <table:table-cell table:style-name="ce24" table:formula="of:=[.H5]/[.$D5]" office:value-type="float" office:value="11996.971" calcext:value-type="float">
            <text:p>11997.0</text:p>
          </table:table-cell>
          <table:table-cell table:style-name="ce32" table:formula="of:=[.J5]-[.$G5]" office:value-type="float" office:value="123.519" calcext:value-type="float">
            <text:p>123.5</text:p>
          </table:table-cell>
          <table:table-cell table:style-name="ce28" office:value-type="float" office:value="12359540" calcext:value-type="float">
            <text:p>12359540</text:p>
          </table:table-cell>
          <table:table-cell table:style-name="ce29" table:formula="of:=([.L5]-[.$F5])/[.$F5]" office:value-type="percentage" office:value="0.0409390630458606" calcext:value-type="percentage">
            <text:p>4.09%</text:p>
          </table:table-cell>
          <table:table-cell table:style-name="ce24" table:formula="of:=[.L5]/[.$D5]" office:value-type="float" office:value="12359.54" calcext:value-type="float">
            <text:p>12359.5</text:p>
          </table:table-cell>
          <table:table-cell table:style-name="ce32" table:formula="of:=[.N5]-[.$G5]" office:value-type="float" office:value="486.088000000002" calcext:value-type="float">
            <text:p>486.1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11958629" calcext:value-type="float">
            <text:p>11958629</text:p>
          </table:table-cell>
          <table:table-cell table:style-name="ce24" table:formula="of:=[.F6]/[.$D6]" office:value-type="float" office:value="5979.3145" calcext:value-type="float">
            <text:p>5979.3</text:p>
          </table:table-cell>
          <table:table-cell table:style-name="ce21" office:value-type="float" office:value="12106572" calcext:value-type="float">
            <text:p>12106572</text:p>
          </table:table-cell>
          <table:table-cell table:style-name="ce29" table:formula="of:=([.H6]-[.$F6])/[.$F6]" office:value-type="percentage" office:value="0.0123712341941539" calcext:value-type="percentage">
            <text:p>1.24%</text:p>
          </table:table-cell>
          <table:table-cell table:style-name="ce24" table:formula="of:=[.H6]/[.$D6]" office:value-type="float" office:value="6053.286" calcext:value-type="float">
            <text:p>6053.3</text:p>
          </table:table-cell>
          <table:table-cell table:style-name="ce32" table:formula="of:=[.J6]-[.$G6]" office:value-type="float" office:value="73.9714999999997" calcext:value-type="float">
            <text:p>74.0</text:p>
          </table:table-cell>
          <table:table-cell table:style-name="ce28" office:value-type="float" office:value="12593475" calcext:value-type="float">
            <text:p>12593475</text:p>
          </table:table-cell>
          <table:table-cell table:style-name="ce29" table:formula="of:=([.L6]-[.$F6])/[.$F6]" office:value-type="percentage" office:value="0.0530868546887774" calcext:value-type="percentage">
            <text:p>5.31%</text:p>
          </table:table-cell>
          <table:table-cell table:style-name="ce24" table:formula="of:=[.L6]/[.$D6]" office:value-type="float" office:value="6296.7375" calcext:value-type="float">
            <text:p>6296.7</text:p>
          </table:table-cell>
          <table:table-cell table:style-name="ce32" table:formula="of:=[.N6]-[.$G6]" office:value-type="float" office:value="317.423" calcext:value-type="float">
            <text:p>317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4096" calcext:value-type="float">
            <text:p>4096</text:p>
          </table:table-cell>
          <table:table-cell table:style-name="ce28" office:value-type="float" office:value="12116196" calcext:value-type="float">
            <text:p>12116196</text:p>
          </table:table-cell>
          <table:table-cell table:style-name="ce24" table:formula="of:=[.F7]/[.$D7]" office:value-type="float" office:value="6058.098" calcext:value-type="float">
            <text:p>6058.1</text:p>
          </table:table-cell>
          <table:table-cell table:style-name="ce21" office:value-type="float" office:value="12277010" calcext:value-type="float">
            <text:p>12277010</text:p>
          </table:table-cell>
          <table:table-cell table:style-name="ce29" table:formula="of:=([.H7]-[.$F7])/[.$F7]" office:value-type="percentage" office:value="0.0132726476197645" calcext:value-type="percentage">
            <text:p>1.33%</text:p>
          </table:table-cell>
          <table:table-cell table:style-name="ce24" table:formula="of:=[.H7]/[.$D7]" office:value-type="float" office:value="6138.505" calcext:value-type="float">
            <text:p>6138.5</text:p>
          </table:table-cell>
          <table:table-cell table:style-name="ce32" table:formula="of:=[.J7]-[.$G7]" office:value-type="float" office:value="80.4070000000002" calcext:value-type="float">
            <text:p>80.4</text:p>
          </table:table-cell>
          <table:table-cell table:style-name="ce28" office:value-type="float" office:value="12832222" calcext:value-type="float">
            <text:p>12832222</text:p>
          </table:table-cell>
          <table:table-cell table:style-name="ce29" table:formula="of:=([.L7]-[.$F7])/[.$F7]" office:value-type="percentage" office:value="0.0590966009463696" calcext:value-type="percentage">
            <text:p>5.91%</text:p>
          </table:table-cell>
          <table:table-cell table:style-name="ce24" table:formula="of:=[.L7]/[.$D7]" office:value-type="float" office:value="6416.111" calcext:value-type="float">
            <text:p>6416.1</text:p>
          </table:table-cell>
          <table:table-cell table:style-name="ce32" table:formula="of:=[.N7]-[.$G7]" office:value-type="float" office:value="358.013" calcext:value-type="float">
            <text:p>358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62144" calcext:value-type="float">
            <text:p>262144</text:p>
          </table:table-cell>
          <table:table-cell table:style-name="ce28" office:value-type="float" office:value="26930545" calcext:value-type="float">
            <text:p>26930545</text:p>
          </table:table-cell>
          <table:table-cell table:style-name="ce24" table:formula="of:=[.F8]/[.$D8]" office:value-type="float" office:value="13465.2725" calcext:value-type="float">
            <text:p>13465.3</text:p>
          </table:table-cell>
          <table:table-cell table:style-name="ce21" office:value-type="float" office:value="27177058" calcext:value-type="float">
            <text:p>27177058</text:p>
          </table:table-cell>
          <table:table-cell table:style-name="ce29" table:formula="of:=([.H8]-[.$F8])/[.$F8]" office:value-type="percentage" office:value="0.00915365804888093" calcext:value-type="percentage">
            <text:p>0.92%</text:p>
          </table:table-cell>
          <table:table-cell table:style-name="ce24" table:formula="of:=[.H8]/[.$D8]" office:value-type="float" office:value="13588.529" calcext:value-type="float">
            <text:p>13588.5</text:p>
          </table:table-cell>
          <table:table-cell table:style-name="ce32" table:formula="of:=[.J8]-[.$G8]" office:value-type="float" office:value="123.256500000001" calcext:value-type="float">
            <text:p>123.3</text:p>
          </table:table-cell>
          <table:table-cell table:style-name="ce28" office:value-type="float" office:value="27896582" calcext:value-type="float">
            <text:p>27896582</text:p>
          </table:table-cell>
          <table:table-cell table:style-name="ce29" table:formula="of:=([.L8]-[.$F8])/[.$F8]" office:value-type="percentage" office:value="0.0358714240651275" calcext:value-type="percentage">
            <text:p>3.59%</text:p>
          </table:table-cell>
          <table:table-cell table:style-name="ce24" table:formula="of:=[.L8]/[.$D8]" office:value-type="float" office:value="13948.291" calcext:value-type="float">
            <text:p>13948.3</text:p>
          </table:table-cell>
          <table:table-cell table:style-name="ce32" table:formula="of:=[.N8]-[.$G8]" office:value-type="float" office:value="483.0185" calcext:value-type="float">
            <text:p>483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110847271" calcext:value-type="float">
            <text:p>110847271</text:p>
          </table:table-cell>
          <table:table-cell table:style-name="ce24" table:formula="of:=[.F9]/[.$D9]" office:value-type="float" office:value="11084.7271" calcext:value-type="float">
            <text:p>11084.7</text:p>
          </table:table-cell>
          <table:table-cell table:style-name="ce21" office:value-type="float" office:value="111848655" calcext:value-type="float">
            <text:p>111848655</text:p>
          </table:table-cell>
          <table:table-cell table:style-name="ce29" table:formula="of:=([.H9]-[.$F9])/[.$F9]" office:value-type="percentage" office:value="0.00903390756458046" calcext:value-type="percentage">
            <text:p>0.90%</text:p>
          </table:table-cell>
          <table:table-cell table:style-name="ce24" table:formula="of:=[.H9]/[.$D9]" office:value-type="float" office:value="11184.8655" calcext:value-type="float">
            <text:p>11184.9</text:p>
          </table:table-cell>
          <table:table-cell table:style-name="ce32" table:formula="of:=[.J9]-[.$G9]" office:value-type="float" office:value="100.1384" calcext:value-type="float">
            <text:p>100.1</text:p>
          </table:table-cell>
          <table:table-cell table:style-name="ce28" office:value-type="float" office:value="114987044" calcext:value-type="float">
            <text:p>114987044</text:p>
          </table:table-cell>
          <table:table-cell table:style-name="ce29" table:formula="of:=([.L9]-[.$F9])/[.$F9]" office:value-type="percentage" office:value="0.0373466388721469" calcext:value-type="percentage">
            <text:p>3.73%</text:p>
          </table:table-cell>
          <table:table-cell table:style-name="ce24" table:formula="of:=[.L9]/[.$D9]" office:value-type="float" office:value="11498.7044" calcext:value-type="float">
            <text:p>11498.7</text:p>
          </table:table-cell>
          <table:table-cell table:style-name="ce32" table:formula="of:=[.N9]-[.$G9]" office:value-type="float" office:value="413.9773" calcext:value-type="float">
            <text:p>414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4096" calcext:value-type="float">
            <text:p>4096</text:p>
          </table:table-cell>
          <table:table-cell table:style-name="ce28" office:value-type="float" office:value="111024100" calcext:value-type="float">
            <text:p>111024100</text:p>
          </table:table-cell>
          <table:table-cell table:style-name="ce24" table:formula="of:=[.F10]/[.$D10]" office:value-type="float" office:value="11102.41" calcext:value-type="float">
            <text:p>11102.4</text:p>
          </table:table-cell>
          <table:table-cell table:style-name="ce21" office:value-type="float" office:value="112043294" calcext:value-type="float">
            <text:p>112043294</text:p>
          </table:table-cell>
          <table:table-cell table:style-name="ce29" table:formula="of:=([.H10]-[.$F10])/[.$F10]" office:value-type="percentage" office:value="0.00917993480694732" calcext:value-type="percentage">
            <text:p>0.92%</text:p>
          </table:table-cell>
          <table:table-cell table:style-name="ce24" table:formula="of:=[.H10]/[.$D10]" office:value-type="float" office:value="11204.3294" calcext:value-type="float">
            <text:p>11204.3</text:p>
          </table:table-cell>
          <table:table-cell table:style-name="ce32" table:formula="of:=[.J10]-[.$G10]" office:value-type="float" office:value="101.919400000001" calcext:value-type="float">
            <text:p>101.9</text:p>
          </table:table-cell>
          <table:table-cell table:style-name="ce28" office:value-type="float" office:value="115267344" calcext:value-type="float">
            <text:p>115267344</text:p>
          </table:table-cell>
          <table:table-cell table:style-name="ce29" table:formula="of:=([.L10]-[.$F10])/[.$F10]" office:value-type="percentage" office:value="0.0382191253970985" calcext:value-type="percentage">
            <text:p>3.82%</text:p>
          </table:table-cell>
          <table:table-cell table:style-name="ce24" table:formula="of:=[.L10]/[.$D10]" office:value-type="float" office:value="11526.7344" calcext:value-type="float">
            <text:p>11526.7</text:p>
          </table:table-cell>
          <table:table-cell table:style-name="ce32" table:formula="of:=[.N10]-[.$G10]" office:value-type="float" office:value="424.3244" calcext:value-type="float">
            <text:p>424.3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1</text:p>
          </table:table-cell>
          <table:table-cell table:style-name="ce22" table:number-columns-repeated="2"/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262144" calcext:value-type="float">
            <text:p>262144</text:p>
          </table:table-cell>
          <table:table-cell table:style-name="ce28" office:value-type="float" office:value="122581457" calcext:value-type="float">
            <text:p>122581457</text:p>
          </table:table-cell>
          <table:table-cell table:style-name="ce24" table:formula="of:=[.F11]/[.$D11]" office:value-type="float" office:value="12258.1457" calcext:value-type="float">
            <text:p>12258.1</text:p>
          </table:table-cell>
          <table:table-cell table:style-name="ce21" office:value-type="float" office:value="123485380" calcext:value-type="float">
            <text:p>123485380</text:p>
          </table:table-cell>
          <table:table-cell table:style-name="ce29" table:formula="of:=([.H11]-[.$F11])/[.$F11]" office:value-type="percentage" office:value="0.00737405984658838" calcext:value-type="percentage">
            <text:p>0.74%</text:p>
          </table:table-cell>
          <table:table-cell table:style-name="ce24" table:formula="of:=[.H11]/[.$D11]" office:value-type="float" office:value="12348.538" calcext:value-type="float">
            <text:p>12348.5</text:p>
          </table:table-cell>
          <table:table-cell table:style-name="ce32" table:formula="of:=[.J11]-[.$G11]" office:value-type="float" office:value="90.3923000000014" calcext:value-type="float">
            <text:p>90.4</text:p>
          </table:table-cell>
          <table:table-cell table:style-name="ce28" office:value-type="float" office:value="126894973" calcext:value-type="float">
            <text:p>126894973</text:p>
          </table:table-cell>
          <table:table-cell table:style-name="ce29" table:formula="of:=([.L11]-[.$F11])/[.$F11]" office:value-type="percentage" office:value="0.0351889764207975" calcext:value-type="percentage">
            <text:p>3.52%</text:p>
          </table:table-cell>
          <table:table-cell table:style-name="ce24" table:formula="of:=[.L11]/[.$D11]" office:value-type="float" office:value="12689.4973" calcext:value-type="float">
            <text:p>12689.5</text:p>
          </table:table-cell>
          <table:table-cell table:style-name="ce32" table:formula="of:=[.N11]-[.$G11]" office:value-type="float" office:value="431.351600000002" calcext:value-type="float">
            <text:p>431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82114" calcext:value-type="float">
            <text:p>82114</text:p>
          </table:table-cell>
          <table:table-cell table:style-name="ce24" table:formula="of:=[.F12]/[.$D12]" office:value-type="float" office:value="82.114" calcext:value-type="float">
            <text:p>82.1</text:p>
          </table:table-cell>
          <table:table-cell table:style-name="ce21" office:value-type="float" office:value="104553" calcext:value-type="float">
            <text:p>104553</text:p>
          </table:table-cell>
          <table:table-cell table:style-name="ce29" table:formula="of:=([.H12]-[.$F12])/[.$F12]" office:value-type="percentage" office:value="0.273266434469153" calcext:value-type="percentage">
            <text:p>27.33%</text:p>
          </table:table-cell>
          <table:table-cell table:style-name="ce24" table:formula="of:=[.H12]/[.$D12]" office:value-type="float" office:value="104.553" calcext:value-type="float">
            <text:p>104.6</text:p>
          </table:table-cell>
          <table:table-cell table:style-name="ce32" table:formula="of:=[.J12]-[.$G12]" office:value-type="float" office:value="22.439" calcext:value-type="float">
            <text:p>22.4</text:p>
          </table:table-cell>
          <table:table-cell table:style-name="ce28" office:value-type="float" office:value="225336" calcext:value-type="float">
            <text:p>225336</text:p>
          </table:table-cell>
          <table:table-cell table:style-name="ce29" table:formula="of:=([.L12]-[.$F12])/[.$F12]" office:value-type="percentage" office:value="1.74418491365662" calcext:value-type="percentage">
            <text:p>174.42%</text:p>
          </table:table-cell>
          <table:table-cell table:style-name="ce24" table:formula="of:=[.L12]/[.$D12]" office:value-type="float" office:value="225.336" calcext:value-type="float">
            <text:p>225.3</text:p>
          </table:table-cell>
          <table:table-cell table:style-name="ce32" table:formula="of:=[.N12]-[.$G12]" office:value-type="float" office:value="143.222" calcext:value-type="float">
            <text:p>143.2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096" calcext:value-type="float">
            <text:p>4096</text:p>
          </table:table-cell>
          <table:table-cell table:style-name="ce28" office:value-type="float" office:value="283577" calcext:value-type="float">
            <text:p>283577</text:p>
          </table:table-cell>
          <table:table-cell table:style-name="ce24" table:formula="of:=[.F13]/[.$D13]" office:value-type="float" office:value="283.577" calcext:value-type="float">
            <text:p>283.6</text:p>
          </table:table-cell>
          <table:table-cell table:style-name="ce21" office:value-type="float" office:value="352652" calcext:value-type="float">
            <text:p>352652</text:p>
          </table:table-cell>
          <table:table-cell table:style-name="ce29" table:formula="of:=([.H13]-[.$F13])/[.$F13]" office:value-type="percentage" office:value="0.243584634861078" calcext:value-type="percentage">
            <text:p>24.36%</text:p>
          </table:table-cell>
          <table:table-cell table:style-name="ce24" table:formula="of:=[.H13]/[.$D13]" office:value-type="float" office:value="352.652" calcext:value-type="float">
            <text:p>352.7</text:p>
          </table:table-cell>
          <table:table-cell table:style-name="ce32" table:formula="of:=[.J13]-[.$G13]" office:value-type="float" office:value="69.075" calcext:value-type="float">
            <text:p>69.1</text:p>
          </table:table-cell>
          <table:table-cell table:style-name="ce28" office:value-type="float" office:value="577240" calcext:value-type="float">
            <text:p>577240</text:p>
          </table:table-cell>
          <table:table-cell table:style-name="ce29" table:formula="of:=([.L13]-[.$F13])/[.$F13]" office:value-type="percentage" office:value="1.03556705938775" calcext:value-type="percentage">
            <text:p>103.56%</text:p>
          </table:table-cell>
          <table:table-cell table:style-name="ce24" table:formula="of:=[.L13]/[.$D13]" office:value-type="float" office:value="577.24" calcext:value-type="float">
            <text:p>577.2</text:p>
          </table:table-cell>
          <table:table-cell table:style-name="ce32" table:formula="of:=[.N13]-[.$G13]" office:value-type="float" office:value="293.663" calcext:value-type="float">
            <text:p>293.7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62144" calcext:value-type="float">
            <text:p>262144</text:p>
          </table:table-cell>
          <table:table-cell table:style-name="ce28" office:value-type="float" office:value="12925030" calcext:value-type="float">
            <text:p>12925030</text:p>
          </table:table-cell>
          <table:table-cell table:style-name="ce24" table:formula="of:=[.F14]/[.$D14]" office:value-type="float" office:value="12925.03" calcext:value-type="float">
            <text:p>12925.0</text:p>
          </table:table-cell>
          <table:table-cell table:style-name="ce21" office:value-type="float" office:value="13152603" calcext:value-type="float">
            <text:p>13152603</text:p>
          </table:table-cell>
          <table:table-cell table:style-name="ce29" table:formula="of:=([.H14]-[.$F14])/[.$F14]" office:value-type="percentage" office:value="0.0176071544901637" calcext:value-type="percentage">
            <text:p>1.76%</text:p>
          </table:table-cell>
          <table:table-cell table:style-name="ce24" table:formula="of:=[.H14]/[.$D14]" office:value-type="float" office:value="13152.603" calcext:value-type="float">
            <text:p>13152.6</text:p>
          </table:table-cell>
          <table:table-cell table:style-name="ce32" table:formula="of:=[.J14]-[.$G14]" office:value-type="float" office:value="227.572999999999" calcext:value-type="float">
            <text:p>227.6</text:p>
          </table:table-cell>
          <table:table-cell table:style-name="ce28" office:value-type="float" office:value="13453613" calcext:value-type="float">
            <text:p>13453613</text:p>
          </table:table-cell>
          <table:table-cell table:style-name="ce29" table:formula="of:=([.L14]-[.$F14])/[.$F14]" office:value-type="percentage" office:value="0.0408960752895738" calcext:value-type="percentage">
            <text:p>4.09%</text:p>
          </table:table-cell>
          <table:table-cell table:style-name="ce24" table:formula="of:=[.L14]/[.$D14]" office:value-type="float" office:value="13453.613" calcext:value-type="float">
            <text:p>13453.6</text:p>
          </table:table-cell>
          <table:table-cell table:style-name="ce32" table:formula="of:=[.N14]-[.$G14]" office:value-type="float" office:value="528.582999999999" calcext:value-type="float">
            <text:p>528.6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13009191" calcext:value-type="float">
            <text:p>13009191</text:p>
          </table:table-cell>
          <table:table-cell table:style-name="ce24" table:formula="of:=[.F15]/[.$D15]" office:value-type="float" office:value="6504.5955" calcext:value-type="float">
            <text:p>6504.6</text:p>
          </table:table-cell>
          <table:table-cell table:style-name="ce21" office:value-type="float" office:value="13262902" calcext:value-type="float">
            <text:p>13262902</text:p>
          </table:table-cell>
          <table:table-cell table:style-name="ce29" table:formula="of:=([.H15]-[.$F15])/[.$F15]" office:value-type="percentage" office:value="0.0195024425423533" calcext:value-type="percentage">
            <text:p>1.95%</text:p>
          </table:table-cell>
          <table:table-cell table:style-name="ce24" table:formula="of:=[.H15]/[.$D15]" office:value-type="float" office:value="6631.451" calcext:value-type="float">
            <text:p>6631.5</text:p>
          </table:table-cell>
          <table:table-cell table:style-name="ce32" table:formula="of:=[.J15]-[.$G15]" office:value-type="float" office:value="126.8555" calcext:value-type="float">
            <text:p>126.9</text:p>
          </table:table-cell>
          <table:table-cell table:style-name="ce28" office:value-type="float" office:value="13683651" calcext:value-type="float">
            <text:p>13683651</text:p>
          </table:table-cell>
          <table:table-cell table:style-name="ce29" table:formula="of:=([.L15]-[.$F15])/[.$F15]" office:value-type="percentage" office:value="0.0518448841284596" calcext:value-type="percentage">
            <text:p>5.18%</text:p>
          </table:table-cell>
          <table:table-cell table:style-name="ce24" table:formula="of:=[.L15]/[.$D15]" office:value-type="float" office:value="6841.8255" calcext:value-type="float">
            <text:p>6841.8</text:p>
          </table:table-cell>
          <table:table-cell table:style-name="ce32" table:formula="of:=[.N15]-[.$G15]" office:value-type="float" office:value="337.23" calcext:value-type="float">
            <text:p>337.2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4096" calcext:value-type="float">
            <text:p>4096</text:p>
          </table:table-cell>
          <table:table-cell table:style-name="ce28" office:value-type="float" office:value="13211930" calcext:value-type="float">
            <text:p>13211930</text:p>
          </table:table-cell>
          <table:table-cell table:style-name="ce24" table:formula="of:=[.F16]/[.$D16]" office:value-type="float" office:value="6605.965" calcext:value-type="float">
            <text:p>6606.0</text:p>
          </table:table-cell>
          <table:table-cell table:style-name="ce21" office:value-type="float" office:value="13488497" calcext:value-type="float">
            <text:p>13488497</text:p>
          </table:table-cell>
          <table:table-cell table:style-name="ce29" table:formula="of:=([.H16]-[.$F16])/[.$F16]" office:value-type="percentage" office:value="0.0209331263486864" calcext:value-type="percentage">
            <text:p>2.09%</text:p>
          </table:table-cell>
          <table:table-cell table:style-name="ce24" table:formula="of:=[.H16]/[.$D16]" office:value-type="float" office:value="6744.2485" calcext:value-type="float">
            <text:p>6744.2</text:p>
          </table:table-cell>
          <table:table-cell table:style-name="ce32" table:formula="of:=[.J16]-[.$G16]" office:value-type="float" office:value="138.2835" calcext:value-type="float">
            <text:p>138.3</text:p>
          </table:table-cell>
          <table:table-cell table:style-name="ce28" office:value-type="float" office:value="14010756" calcext:value-type="float">
            <text:p>14010756</text:p>
          </table:table-cell>
          <table:table-cell table:style-name="ce29" table:formula="of:=([.L16]-[.$F16])/[.$F16]" office:value-type="percentage" office:value="0.0604624759592278" calcext:value-type="percentage">
            <text:p>6.05%</text:p>
          </table:table-cell>
          <table:table-cell table:style-name="ce24" table:formula="of:=[.L16]/[.$D16]" office:value-type="float" office:value="7005.378" calcext:value-type="float">
            <text:p>7005.4</text:p>
          </table:table-cell>
          <table:table-cell table:style-name="ce32" table:formula="of:=[.N16]-[.$G16]" office:value-type="float" office:value="399.413" calcext:value-type="float">
            <text:p>399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2</text:p>
          </table:table-cell>
          <table:table-cell table:style-name="ce22" table:number-columns-repeated="2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62144" calcext:value-type="float">
            <text:p>262144</text:p>
          </table:table-cell>
          <table:table-cell table:style-name="ce28" office:value-type="float" office:value="25122306" calcext:value-type="float">
            <text:p>25122306</text:p>
          </table:table-cell>
          <table:table-cell table:style-name="ce24" table:formula="of:=[.F17]/[.$D17]" office:value-type="float" office:value="12561.153" calcext:value-type="float">
            <text:p>12561.2</text:p>
          </table:table-cell>
          <table:table-cell table:style-name="ce21" office:value-type="float" office:value="25204622" calcext:value-type="float">
            <text:p>25204622</text:p>
          </table:table-cell>
          <table:table-cell table:style-name="ce29" table:formula="of:=([.H17]-[.$F17])/[.$F17]" office:value-type="percentage" office:value="0.00327661003731107" calcext:value-type="percentage">
            <text:p>0.33%</text:p>
          </table:table-cell>
          <table:table-cell table:style-name="ce24" table:formula="of:=[.H17]/[.$D17]" office:value-type="float" office:value="12602.311" calcext:value-type="float">
            <text:p>12602.3</text:p>
          </table:table-cell>
          <table:table-cell table:style-name="ce32" table:formula="of:=[.J17]-[.$G17]" office:value-type="float" office:value="41.1579999999995" calcext:value-type="float">
            <text:p>41.2</text:p>
          </table:table-cell>
          <table:table-cell table:style-name="ce28" office:value-type="float" office:value="26064365" calcext:value-type="float">
            <text:p>26064365</text:p>
          </table:table-cell>
          <table:table-cell table:style-name="ce29" table:formula="of:=([.L17]-[.$F17])/[.$F17]" office:value-type="percentage" office:value="0.0374989063503963" calcext:value-type="percentage">
            <text:p>3.75%</text:p>
          </table:table-cell>
          <table:table-cell table:style-name="ce24" table:formula="of:=[.L17]/[.$D17]" office:value-type="float" office:value="13032.1825" calcext:value-type="float">
            <text:p>13032.2</text:p>
          </table:table-cell>
          <table:table-cell table:style-name="ce32" table:formula="of:=[.N17]-[.$G17]" office:value-type="float" office:value="471.029500000001" calcext:value-type="float">
            <text:p>471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28" office:value-type="float" office:value="138065" calcext:value-type="float">
            <text:p>138065</text:p>
          </table:table-cell>
          <table:table-cell table:style-name="ce24" table:formula="of:=[.F18]/[.$D18]" office:value-type="float" office:value="138.065" calcext:value-type="float">
            <text:p>138.1</text:p>
          </table:table-cell>
          <table:table-cell table:style-name="ce21" office:value-type="float" office:value="128241" calcext:value-type="float">
            <text:p>128241</text:p>
          </table:table-cell>
          <table:table-cell table:style-name="ce29" table:formula="of:=([.H18]-[.$F18])/[.$F18]" office:value-type="percentage" office:value="-0.0711548908122986" calcext:value-type="percentage">
            <text:p>-7.12%</text:p>
          </table:table-cell>
          <table:table-cell table:style-name="ce24" table:formula="of:=[.H18]/[.$D18]" office:value-type="float" office:value="128.241" calcext:value-type="float">
            <text:p>128.2</text:p>
          </table:table-cell>
          <table:table-cell table:style-name="ce32" table:formula="of:=[.J18]-[.$G18]" office:value-type="float" office:value="-9.82399999999998" calcext:value-type="float">
            <text:p>-9.8</text:p>
          </table:table-cell>
          <table:table-cell table:style-name="ce28" office:value-type="float" office:value="299505" calcext:value-type="float">
            <text:p>299505</text:p>
          </table:table-cell>
          <table:table-cell table:style-name="ce29" table:formula="of:=([.L18]-[.$F18])/[.$F18]" office:value-type="percentage" office:value="1.16930431318582" calcext:value-type="percentage">
            <text:p>116.93%</text:p>
          </table:table-cell>
          <table:table-cell table:style-name="ce24" table:formula="of:=[.L18]/[.$D18]" office:value-type="float" office:value="299.505" calcext:value-type="float">
            <text:p>299.5</text:p>
          </table:table-cell>
          <table:table-cell table:style-name="ce32" table:formula="of:=[.N18]-[.$G18]" office:value-type="float" office:value="161.44" calcext:value-type="float">
            <text:p>161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51492" calcext:value-type="float">
            <text:p>51492</text:p>
          </table:table-cell>
          <table:table-cell table:style-name="ce24" table:formula="of:=[.F19]/[.$D19]" office:value-type="float" office:value="51.492" calcext:value-type="float">
            <text:p>51.5</text:p>
          </table:table-cell>
          <table:table-cell table:style-name="ce21" office:value-type="float" office:value="60684" calcext:value-type="float">
            <text:p>60684</text:p>
          </table:table-cell>
          <table:table-cell table:style-name="ce29" table:formula="of:=([.H19]-[.$F19])/[.$F19]" office:value-type="percentage" office:value="0.178513167093918" calcext:value-type="percentage">
            <text:p>17.85%</text:p>
          </table:table-cell>
          <table:table-cell table:style-name="ce24" table:formula="of:=[.H19]/[.$D19]" office:value-type="float" office:value="60.684" calcext:value-type="float">
            <text:p>60.7</text:p>
          </table:table-cell>
          <table:table-cell table:style-name="ce32" table:formula="of:=[.J19]-[.$G19]" office:value-type="float" office:value="9.192" calcext:value-type="float">
            <text:p>9.2</text:p>
          </table:table-cell>
          <table:table-cell table:style-name="ce28" office:value-type="float" office:value="122932" calcext:value-type="float">
            <text:p>122932</text:p>
          </table:table-cell>
          <table:table-cell table:style-name="ce29" table:formula="of:=([.L19]-[.$F19])/[.$F19]" office:value-type="percentage" office:value="1.38739998446361" calcext:value-type="percentage">
            <text:p>138.74%</text:p>
          </table:table-cell>
          <table:table-cell table:style-name="ce24" table:formula="of:=[.L19]/[.$D19]" office:value-type="float" office:value="122.932" calcext:value-type="float">
            <text:p>122.9</text:p>
          </table:table-cell>
          <table:table-cell table:style-name="ce32" table:formula="of:=[.N19]-[.$G19]" office:value-type="float" office:value="71.44" calcext:value-type="float">
            <text:p>71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2839039" calcext:value-type="float">
            <text:p>2839039</text:p>
          </table:table-cell>
          <table:table-cell table:style-name="ce24" table:formula="of:=[.F20]/[.$D20]" office:value-type="float" office:value="2839.039" calcext:value-type="float">
            <text:p>2839.0</text:p>
          </table:table-cell>
          <table:table-cell table:style-name="ce21" office:value-type="float" office:value="2919325" calcext:value-type="float">
            <text:p>2919325</text:p>
          </table:table-cell>
          <table:table-cell table:style-name="ce29" table:formula="of:=([.H20]-[.$F20])/[.$F20]" office:value-type="percentage" office:value="0.0282792874631169" calcext:value-type="percentage">
            <text:p>2.83%</text:p>
          </table:table-cell>
          <table:table-cell table:style-name="ce24" table:formula="of:=[.H20]/[.$D20]" office:value-type="float" office:value="2919.325" calcext:value-type="float">
            <text:p>2919.3</text:p>
          </table:table-cell>
          <table:table-cell table:style-name="ce32" table:formula="of:=[.J20]-[.$G20]" office:value-type="float" office:value="80.2859999999996" calcext:value-type="float">
            <text:p>80.3</text:p>
          </table:table-cell>
          <table:table-cell table:style-name="ce28" office:value-type="float" office:value="2895239" calcext:value-type="float">
            <text:p>2895239</text:p>
          </table:table-cell>
          <table:table-cell table:style-name="ce29" table:formula="of:=([.L20]-[.$F20])/[.$F20]" office:value-type="percentage" office:value="0.019795430777809" calcext:value-type="percentage">
            <text:p>1.98%</text:p>
          </table:table-cell>
          <table:table-cell table:style-name="ce24" table:formula="of:=[.L20]/[.$D20]" office:value-type="float" office:value="2895.239" calcext:value-type="float">
            <text:p>2895.2</text:p>
          </table:table-cell>
          <table:table-cell table:style-name="ce32" table:formula="of:=[.N20]-[.$G20]" office:value-type="float" office:value="56.1999999999998" calcext:value-type="float">
            <text:p>56.2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48576" calcext:value-type="float">
            <text:p>1048576</text:p>
          </table:table-cell>
          <table:table-cell table:style-name="ce28" office:value-type="float" office:value="79906278" calcext:value-type="float">
            <text:p>79906278</text:p>
          </table:table-cell>
          <table:table-cell table:style-name="ce24" table:formula="of:=[.F21]/[.$D21]" office:value-type="float" office:value="79906.278" calcext:value-type="float">
            <text:p>79906.3</text:p>
          </table:table-cell>
          <table:table-cell table:style-name="ce21" office:value-type="float" office:value="78921251" calcext:value-type="float">
            <text:p>78921251</text:p>
          </table:table-cell>
          <table:table-cell table:style-name="ce29" table:formula="of:=([.H21]-[.$F21])/[.$F21]" office:value-type="percentage" office:value="-0.0123272792157833" calcext:value-type="percentage">
            <text:p>-1.23%</text:p>
          </table:table-cell>
          <table:table-cell table:style-name="ce24" table:formula="of:=[.H21]/[.$D21]" office:value-type="float" office:value="78921.251" calcext:value-type="float">
            <text:p>78921.3</text:p>
          </table:table-cell>
          <table:table-cell table:style-name="ce32" table:formula="of:=[.J21]-[.$G21]" office:value-type="float" office:value="-985.027000000002" calcext:value-type="float">
            <text:p>-985.0</text:p>
          </table:table-cell>
          <table:table-cell table:style-name="ce28" office:value-type="float" office:value="79598565" calcext:value-type="float">
            <text:p>79598565</text:p>
          </table:table-cell>
          <table:table-cell table:style-name="ce29" table:formula="of:=([.L21]-[.$F21])/[.$F21]" office:value-type="percentage" office:value="-0.00385092395368484" calcext:value-type="percentage">
            <text:p>-0.39%</text:p>
          </table:table-cell>
          <table:table-cell table:style-name="ce24" table:formula="of:=[.L21]/[.$D21]" office:value-type="float" office:value="79598.565" calcext:value-type="float">
            <text:p>79598.6</text:p>
          </table:table-cell>
          <table:table-cell table:style-name="ce32" table:formula="of:=[.N21]-[.$G21]" office:value-type="float" office:value="-307.713000000003" calcext:value-type="float">
            <text:p>-307.7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28" office:value-type="float" office:value="172983" calcext:value-type="float">
            <text:p>172983</text:p>
          </table:table-cell>
          <table:table-cell table:style-name="ce24" table:formula="of:=[.F22]/[.$D22]" office:value-type="float" office:value="172.983" calcext:value-type="float">
            <text:p>173.0</text:p>
          </table:table-cell>
          <table:table-cell table:style-name="ce21" office:value-type="float" office:value="199100" calcext:value-type="float">
            <text:p>199100</text:p>
          </table:table-cell>
          <table:table-cell table:style-name="ce29" table:formula="of:=([.H22]-[.$F22])/[.$F22]" office:value-type="percentage" office:value="0.150980154119191" calcext:value-type="percentage">
            <text:p>15.10%</text:p>
          </table:table-cell>
          <table:table-cell table:style-name="ce24" table:formula="of:=[.H22]/[.$D22]" office:value-type="float" office:value="199.1" calcext:value-type="float">
            <text:p>199.1</text:p>
          </table:table-cell>
          <table:table-cell table:style-name="ce32" table:formula="of:=[.J22]-[.$G22]" office:value-type="float" office:value="26.117" calcext:value-type="float">
            <text:p>26.1</text:p>
          </table:table-cell>
          <table:table-cell table:style-name="ce28" office:value-type="float" office:value="338009" calcext:value-type="float">
            <text:p>338009</text:p>
          </table:table-cell>
          <table:table-cell table:style-name="ce29" table:formula="of:=([.L22]-[.$F22])/[.$F22]" office:value-type="percentage" office:value="0.954001260239446" calcext:value-type="percentage">
            <text:p>95.40%</text:p>
          </table:table-cell>
          <table:table-cell table:style-name="ce24" table:formula="of:=[.L22]/[.$D22]" office:value-type="float" office:value="338.009" calcext:value-type="float">
            <text:p>338.0</text:p>
          </table:table-cell>
          <table:table-cell table:style-name="ce32" table:formula="of:=[.N22]-[.$G22]" office:value-type="float" office:value="165.026" calcext:value-type="float">
            <text:p>165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53653" calcext:value-type="float">
            <text:p>53653</text:p>
          </table:table-cell>
          <table:table-cell table:style-name="ce24" table:formula="of:=[.F23]/[.$D23]" office:value-type="float" office:value="53.653" calcext:value-type="float">
            <text:p>53.7</text:p>
          </table:table-cell>
          <table:table-cell table:style-name="ce21" office:value-type="float" office:value="61342" calcext:value-type="float">
            <text:p>61342</text:p>
          </table:table-cell>
          <table:table-cell table:style-name="ce29" table:formula="of:=([.H23]-[.$F23])/[.$F23]" office:value-type="percentage" office:value="0.143309786964382" calcext:value-type="percentage">
            <text:p>14.33%</text:p>
          </table:table-cell>
          <table:table-cell table:style-name="ce24" table:formula="of:=[.H23]/[.$D23]" office:value-type="float" office:value="61.342" calcext:value-type="float">
            <text:p>61.3</text:p>
          </table:table-cell>
          <table:table-cell table:style-name="ce32" table:formula="of:=[.J23]-[.$G23]" office:value-type="float" office:value="7.689" calcext:value-type="float">
            <text:p>7.7</text:p>
          </table:table-cell>
          <table:table-cell table:style-name="ce28" office:value-type="float" office:value="126350" calcext:value-type="float">
            <text:p>126350</text:p>
          </table:table-cell>
          <table:table-cell table:style-name="ce29" table:formula="of:=([.L23]-[.$F23])/[.$F23]" office:value-type="percentage" office:value="1.35494753322275" calcext:value-type="percentage">
            <text:p>135.49%</text:p>
          </table:table-cell>
          <table:table-cell table:style-name="ce24" table:formula="of:=[.L23]/[.$D23]" office:value-type="float" office:value="126.35" calcext:value-type="float">
            <text:p>126.4</text:p>
          </table:table-cell>
          <table:table-cell table:style-name="ce32" table:formula="of:=[.N23]-[.$G23]" office:value-type="float" office:value="72.697" calcext:value-type="float">
            <text:p>72.7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2866275" calcext:value-type="float">
            <text:p>2866275</text:p>
          </table:table-cell>
          <table:table-cell table:style-name="ce24" table:formula="of:=[.F24]/[.$D24]" office:value-type="float" office:value="2866.275" calcext:value-type="float">
            <text:p>2866.3</text:p>
          </table:table-cell>
          <table:table-cell table:style-name="ce21" office:value-type="float" office:value="2785449" calcext:value-type="float">
            <text:p>2785449</text:p>
          </table:table-cell>
          <table:table-cell table:style-name="ce29" table:formula="of:=([.H24]-[.$F24])/[.$F24]" office:value-type="percentage" office:value="-0.0281989690451893" calcext:value-type="percentage">
            <text:p>-2.82%</text:p>
          </table:table-cell>
          <table:table-cell table:style-name="ce24" table:formula="of:=[.H24]/[.$D24]" office:value-type="float" office:value="2785.449" calcext:value-type="float">
            <text:p>2785.4</text:p>
          </table:table-cell>
          <table:table-cell table:style-name="ce32" table:formula="of:=[.J24]-[.$G24]" office:value-type="float" office:value="-80.826" calcext:value-type="float">
            <text:p>-80.8</text:p>
          </table:table-cell>
          <table:table-cell table:style-name="ce28" office:value-type="float" office:value="2971064" calcext:value-type="float">
            <text:p>2971064</text:p>
          </table:table-cell>
          <table:table-cell table:style-name="ce29" table:formula="of:=([.L24]-[.$F24])/[.$F24]" office:value-type="percentage" office:value="0.0365592973458583" calcext:value-type="percentage">
            <text:p>3.66%</text:p>
          </table:table-cell>
          <table:table-cell table:style-name="ce24" table:formula="of:=[.L24]/[.$D24]" office:value-type="float" office:value="2971.064" calcext:value-type="float">
            <text:p>2971.1</text:p>
          </table:table-cell>
          <table:table-cell table:style-name="ce32" table:formula="of:=[.N24]-[.$G24]" office:value-type="float" office:value="104.789" calcext:value-type="float">
            <text:p>104.8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48576" calcext:value-type="float">
            <text:p>1048576</text:p>
          </table:table-cell>
          <table:table-cell table:style-name="ce28" office:value-type="float" office:value="76938304" calcext:value-type="float">
            <text:p>76938304</text:p>
          </table:table-cell>
          <table:table-cell table:style-name="ce24" table:formula="of:=[.F25]/[.$D25]" office:value-type="float" office:value="76938.304" calcext:value-type="float">
            <text:p>76938.3</text:p>
          </table:table-cell>
          <table:table-cell table:style-name="ce21" office:value-type="float" office:value="77141253" calcext:value-type="float">
            <text:p>77141253</text:p>
          </table:table-cell>
          <table:table-cell table:style-name="ce29" table:formula="of:=([.H25]-[.$F25])/[.$F25]" office:value-type="percentage" office:value="0.00263781483927694" calcext:value-type="percentage">
            <text:p>0.26%</text:p>
          </table:table-cell>
          <table:table-cell table:style-name="ce24" table:formula="of:=[.H25]/[.$D25]" office:value-type="float" office:value="77141.253" calcext:value-type="float">
            <text:p>77141.3</text:p>
          </table:table-cell>
          <table:table-cell table:style-name="ce32" table:formula="of:=[.J25]-[.$G25]" office:value-type="float" office:value="202.948999999993" calcext:value-type="float">
            <text:p>202.9</text:p>
          </table:table-cell>
          <table:table-cell table:style-name="ce28" office:value-type="float" office:value="77425737" calcext:value-type="float">
            <text:p>77425737</text:p>
          </table:table-cell>
          <table:table-cell table:style-name="ce29" table:formula="of:=([.L25]-[.$F25])/[.$F25]" office:value-type="percentage" office:value="0.00633537489986782" calcext:value-type="percentage">
            <text:p>0.63%</text:p>
          </table:table-cell>
          <table:table-cell table:style-name="ce24" table:formula="of:=[.L25]/[.$D25]" office:value-type="float" office:value="77425.737" calcext:value-type="float">
            <text:p>77425.7</text:p>
          </table:table-cell>
          <table:table-cell table:style-name="ce32" table:formula="of:=[.N25]-[.$G25]" office:value-type="float" office:value="487.43299999999" calcext:value-type="float">
            <text:p>487.4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28" office:value-type="float" office:value="61019" calcext:value-type="float">
            <text:p>61019</text:p>
          </table:table-cell>
          <table:table-cell table:style-name="ce24" table:formula="of:=[.F26]/[.$D26]" office:value-type="float" office:value="61.019" calcext:value-type="float">
            <text:p>61.0</text:p>
          </table:table-cell>
          <table:table-cell table:style-name="ce21" office:value-type="float" office:value="77441" calcext:value-type="float">
            <text:p>77441</text:p>
          </table:table-cell>
          <table:table-cell table:style-name="ce29" table:formula="of:=([.H26]-[.$F26])/[.$F26]" office:value-type="percentage" office:value="0.269129287598945" calcext:value-type="percentage">
            <text:p>26.91%</text:p>
          </table:table-cell>
          <table:table-cell table:style-name="ce24" table:formula="of:=[.H26]/[.$D26]" office:value-type="float" office:value="77.441" calcext:value-type="float">
            <text:p>77.4</text:p>
          </table:table-cell>
          <table:table-cell table:style-name="ce32" table:formula="of:=[.J26]-[.$G26]" office:value-type="float" office:value="16.422" calcext:value-type="float">
            <text:p>16.4</text:p>
          </table:table-cell>
          <table:table-cell table:style-name="ce28" office:value-type="float" office:value="183873" calcext:value-type="float">
            <text:p>183873</text:p>
          </table:table-cell>
          <table:table-cell table:style-name="ce29" table:formula="of:=([.L26]-[.$F26])/[.$F26]" office:value-type="percentage" office:value="2.01337288385585" calcext:value-type="percentage">
            <text:p>201.34%</text:p>
          </table:table-cell>
          <table:table-cell table:style-name="ce24" table:formula="of:=[.L26]/[.$D26]" office:value-type="float" office:value="183.873" calcext:value-type="float">
            <text:p>183.9</text:p>
          </table:table-cell>
          <table:table-cell table:style-name="ce32" table:formula="of:=[.N26]-[.$G26]" office:value-type="float" office:value="122.854" calcext:value-type="float">
            <text:p>122.9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65424" calcext:value-type="float">
            <text:p>65424</text:p>
          </table:table-cell>
          <table:table-cell table:style-name="ce24" table:formula="of:=[.F27]/[.$D27]" office:value-type="float" office:value="65.424" calcext:value-type="float">
            <text:p>65.4</text:p>
          </table:table-cell>
          <table:table-cell table:style-name="ce21" office:value-type="float" office:value="79768" calcext:value-type="float">
            <text:p>79768</text:p>
          </table:table-cell>
          <table:table-cell table:style-name="ce29" table:formula="of:=([.H27]-[.$F27])/[.$F27]" office:value-type="percentage" office:value="0.219246759598924" calcext:value-type="percentage">
            <text:p>21.92%</text:p>
          </table:table-cell>
          <table:table-cell table:style-name="ce24" table:formula="of:=[.H27]/[.$D27]" office:value-type="float" office:value="79.768" calcext:value-type="float">
            <text:p>79.8</text:p>
          </table:table-cell>
          <table:table-cell table:style-name="ce32" table:formula="of:=[.J27]-[.$G27]" office:value-type="float" office:value="14.344" calcext:value-type="float">
            <text:p>14.3</text:p>
          </table:table-cell>
          <table:table-cell table:style-name="ce28" office:value-type="float" office:value="176403" calcext:value-type="float">
            <text:p>176403</text:p>
          </table:table-cell>
          <table:table-cell table:style-name="ce29" table:formula="of:=([.L27]-[.$F27])/[.$F27]" office:value-type="percentage" office:value="1.69630410858401" calcext:value-type="percentage">
            <text:p>169.63%</text:p>
          </table:table-cell>
          <table:table-cell table:style-name="ce24" table:formula="of:=[.L27]/[.$D27]" office:value-type="float" office:value="176.403" calcext:value-type="float">
            <text:p>176.4</text:p>
          </table:table-cell>
          <table:table-cell table:style-name="ce32" table:formula="of:=[.N27]-[.$G27]" office:value-type="float" office:value="110.979" calcext:value-type="float">
            <text:p>111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6588727" calcext:value-type="float">
            <text:p>6588727</text:p>
          </table:table-cell>
          <table:table-cell table:style-name="ce24" table:formula="of:=[.F28]/[.$D28]" office:value-type="float" office:value="6588.727" calcext:value-type="float">
            <text:p>6588.7</text:p>
          </table:table-cell>
          <table:table-cell table:style-name="ce21" office:value-type="float" office:value="6835441" calcext:value-type="float">
            <text:p>6835441</text:p>
          </table:table-cell>
          <table:table-cell table:style-name="ce29" table:formula="of:=([.H28]-[.$F28])/[.$F28]" office:value-type="percentage" office:value="0.0374448660568271" calcext:value-type="percentage">
            <text:p>3.74%</text:p>
          </table:table-cell>
          <table:table-cell table:style-name="ce24" table:formula="of:=[.H28]/[.$D28]" office:value-type="float" office:value="6835.441" calcext:value-type="float">
            <text:p>6835.4</text:p>
          </table:table-cell>
          <table:table-cell table:style-name="ce32" table:formula="of:=[.J28]-[.$G28]" office:value-type="float" office:value="246.714" calcext:value-type="float">
            <text:p>246.7</text:p>
          </table:table-cell>
          <table:table-cell table:style-name="ce28" office:value-type="float" office:value="6727415" calcext:value-type="float">
            <text:p>6727415</text:p>
          </table:table-cell>
          <table:table-cell table:style-name="ce29" table:formula="of:=([.L28]-[.$F28])/[.$F28]" office:value-type="percentage" office:value="0.021049286151938" calcext:value-type="percentage">
            <text:p>2.10%</text:p>
          </table:table-cell>
          <table:table-cell table:style-name="ce24" table:formula="of:=[.L28]/[.$D28]" office:value-type="float" office:value="6727.415" calcext:value-type="float">
            <text:p>6727.4</text:p>
          </table:table-cell>
          <table:table-cell table:style-name="ce32" table:formula="of:=[.N28]-[.$G28]" office:value-type="float" office:value="138.688" calcext:value-type="float">
            <text:p>138.7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3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48576" calcext:value-type="float">
            <text:p>1048576</text:p>
          </table:table-cell>
          <table:table-cell table:style-name="ce28" office:value-type="float" office:value="157300244" calcext:value-type="float">
            <text:p>157300244</text:p>
          </table:table-cell>
          <table:table-cell table:style-name="ce24" table:formula="of:=[.F29]/[.$D29]" office:value-type="float" office:value="157300.244" calcext:value-type="float">
            <text:p>157300.2</text:p>
          </table:table-cell>
          <table:table-cell table:style-name="ce21" office:value-type="float" office:value="154008188" calcext:value-type="float">
            <text:p>154008188</text:p>
          </table:table-cell>
          <table:table-cell table:style-name="ce29" table:formula="of:=([.H29]-[.$F29])/[.$F29]" office:value-type="percentage" office:value="-0.0209284862902056" calcext:value-type="percentage">
            <text:p>-2.09%</text:p>
          </table:table-cell>
          <table:table-cell table:style-name="ce24" table:formula="of:=[.H29]/[.$D29]" office:value-type="float" office:value="154008.188" calcext:value-type="float">
            <text:p>154008.2</text:p>
          </table:table-cell>
          <table:table-cell table:style-name="ce32" table:formula="of:=[.J29]-[.$G29]" office:value-type="float" office:value="-3292.05600000001" calcext:value-type="float">
            <text:p>-3292.1</text:p>
          </table:table-cell>
          <table:table-cell table:style-name="ce28" office:value-type="float" office:value="153536770" calcext:value-type="float">
            <text:p>153536770</text:p>
          </table:table-cell>
          <table:table-cell table:style-name="ce29" table:formula="of:=([.L29]-[.$F29])/[.$F29]" office:value-type="percentage" office:value="-0.0239254174329189" calcext:value-type="percentage">
            <text:p>-2.39%</text:p>
          </table:table-cell>
          <table:table-cell table:style-name="ce24" table:formula="of:=[.L29]/[.$D29]" office:value-type="float" office:value="153536.77" calcext:value-type="float">
            <text:p>153536.8</text:p>
          </table:table-cell>
          <table:table-cell table:style-name="ce32" table:formula="of:=[.N29]-[.$G29]" office:value-type="float" office:value="-3763.47400000002" calcext:value-type="float">
            <text:p>-3763.5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" calcext:value-type="float">
            <text:p>4</text:p>
          </table:table-cell>
          <table:table-cell table:style-name="ce28" office:value-type="float" office:value="138569" calcext:value-type="float">
            <text:p>138569</text:p>
          </table:table-cell>
          <table:table-cell table:style-name="ce24" table:formula="of:=[.F30]/[.$D30]" office:value-type="float" office:value="138.569" calcext:value-type="float">
            <text:p>138.6</text:p>
          </table:table-cell>
          <table:table-cell table:style-name="ce21" office:value-type="float" office:value="133313" calcext:value-type="float">
            <text:p>133313</text:p>
          </table:table-cell>
          <table:table-cell table:style-name="ce29" table:formula="of:=([.H30]-[.$F30])/[.$F30]" office:value-type="percentage" office:value="-0.0379305616696375" calcext:value-type="percentage">
            <text:p>-3.79%</text:p>
          </table:table-cell>
          <table:table-cell table:style-name="ce24" table:formula="of:=[.H30]/[.$D30]" office:value-type="float" office:value="133.313" calcext:value-type="float">
            <text:p>133.3</text:p>
          </table:table-cell>
          <table:table-cell table:style-name="ce32" table:formula="of:=[.J30]-[.$G30]" office:value-type="float" office:value="-5.256" calcext:value-type="float">
            <text:p>-5.3</text:p>
          </table:table-cell>
          <table:table-cell table:style-name="ce28" office:value-type="float" office:value="301590" calcext:value-type="float">
            <text:p>301590</text:p>
          </table:table-cell>
          <table:table-cell table:style-name="ce29" table:formula="of:=([.L30]-[.$F30])/[.$F30]" office:value-type="percentage" office:value="1.17646082457115" calcext:value-type="percentage">
            <text:p>117.65%</text:p>
          </table:table-cell>
          <table:table-cell table:style-name="ce24" table:formula="of:=[.L30]/[.$D30]" office:value-type="float" office:value="301.59" calcext:value-type="float">
            <text:p>301.6</text:p>
          </table:table-cell>
          <table:table-cell table:style-name="ce32" table:formula="of:=[.N30]-[.$G30]" office:value-type="float" office:value="163.021" calcext:value-type="float">
            <text:p>163.0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51610" calcext:value-type="float">
            <text:p>51610</text:p>
          </table:table-cell>
          <table:table-cell table:style-name="ce24" table:formula="of:=[.F31]/[.$D31]" office:value-type="float" office:value="51.61" calcext:value-type="float">
            <text:p>51.6</text:p>
          </table:table-cell>
          <table:table-cell table:style-name="ce21" office:value-type="float" office:value="64282" calcext:value-type="float">
            <text:p>64282</text:p>
          </table:table-cell>
          <table:table-cell table:style-name="ce29" table:formula="of:=([.H31]-[.$F31])/[.$F31]" office:value-type="percentage" office:value="0.245533811276884" calcext:value-type="percentage">
            <text:p>24.55%</text:p>
          </table:table-cell>
          <table:table-cell table:style-name="ce24" table:formula="of:=[.H31]/[.$D31]" office:value-type="float" office:value="64.282" calcext:value-type="float">
            <text:p>64.3</text:p>
          </table:table-cell>
          <table:table-cell table:style-name="ce32" table:formula="of:=[.J31]-[.$G31]" office:value-type="float" office:value="12.672" calcext:value-type="float">
            <text:p>12.7</text:p>
          </table:table-cell>
          <table:table-cell table:style-name="ce28" office:value-type="float" office:value="124102" calcext:value-type="float">
            <text:p>124102</text:p>
          </table:table-cell>
          <table:table-cell table:style-name="ce29" table:formula="of:=([.L31]-[.$F31])/[.$F31]" office:value-type="percentage" office:value="1.4046115093974" calcext:value-type="percentage">
            <text:p>140.46%</text:p>
          </table:table-cell>
          <table:table-cell table:style-name="ce24" table:formula="of:=[.L31]/[.$D31]" office:value-type="float" office:value="124.102" calcext:value-type="float">
            <text:p>124.1</text:p>
          </table:table-cell>
          <table:table-cell table:style-name="ce32" table:formula="of:=[.N31]-[.$G31]" office:value-type="float" office:value="72.492" calcext:value-type="float">
            <text:p>72.5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2975713" calcext:value-type="float">
            <text:p>2975713</text:p>
          </table:table-cell>
          <table:table-cell table:style-name="ce24" table:formula="of:=[.F32]/[.$D32]" office:value-type="float" office:value="2975.713" calcext:value-type="float">
            <text:p>2975.7</text:p>
          </table:table-cell>
          <table:table-cell table:style-name="ce21" office:value-type="float" office:value="3021187" calcext:value-type="float">
            <text:p>3021187</text:p>
          </table:table-cell>
          <table:table-cell table:style-name="ce29" table:formula="of:=([.H32]-[.$F32])/[.$F32]" office:value-type="percentage" office:value="0.0152817156762094" calcext:value-type="percentage">
            <text:p>1.53%</text:p>
          </table:table-cell>
          <table:table-cell table:style-name="ce24" table:formula="of:=[.H32]/[.$D32]" office:value-type="float" office:value="3021.187" calcext:value-type="float">
            <text:p>3021.2</text:p>
          </table:table-cell>
          <table:table-cell table:style-name="ce32" table:formula="of:=[.J32]-[.$G32]" office:value-type="float" office:value="45.4739999999997" calcext:value-type="float">
            <text:p>45.5</text:p>
          </table:table-cell>
          <table:table-cell table:style-name="ce28" office:value-type="float" office:value="3113987" calcext:value-type="float">
            <text:p>3113987</text:p>
          </table:table-cell>
          <table:table-cell table:style-name="ce29" table:formula="of:=([.L32]-[.$F32])/[.$F32]" office:value-type="percentage" office:value="0.0464675188769885" calcext:value-type="percentage">
            <text:p>4.65%</text:p>
          </table:table-cell>
          <table:table-cell table:style-name="ce24" table:formula="of:=[.L32]/[.$D32]" office:value-type="float" office:value="3113.987" calcext:value-type="float">
            <text:p>3114.0</text:p>
          </table:table-cell>
          <table:table-cell table:style-name="ce32" table:formula="of:=[.N32]-[.$G32]" office:value-type="float" office:value="138.274" calcext:value-type="float">
            <text:p>138.3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48576" calcext:value-type="float">
            <text:p>1048576</text:p>
          </table:table-cell>
          <table:table-cell table:style-name="ce28" office:value-type="float" office:value="80957353" calcext:value-type="float">
            <text:p>80957353</text:p>
          </table:table-cell>
          <table:table-cell table:style-name="ce24" table:formula="of:=[.F33]/[.$D33]" office:value-type="float" office:value="80957.353" calcext:value-type="float">
            <text:p>80957.4</text:p>
          </table:table-cell>
          <table:table-cell table:style-name="ce21" office:value-type="float" office:value="82043345" calcext:value-type="float">
            <text:p>82043345</text:p>
          </table:table-cell>
          <table:table-cell table:style-name="ce29" table:formula="of:=([.H33]-[.$F33])/[.$F33]" office:value-type="percentage" office:value="0.0134143713913176" calcext:value-type="percentage">
            <text:p>1.34%</text:p>
          </table:table-cell>
          <table:table-cell table:style-name="ce24" table:formula="of:=[.H33]/[.$D33]" office:value-type="float" office:value="82043.345" calcext:value-type="float">
            <text:p>82043.3</text:p>
          </table:table-cell>
          <table:table-cell table:style-name="ce32" table:formula="of:=[.J33]-[.$G33]" office:value-type="float" office:value="1085.992" calcext:value-type="float">
            <text:p>1086.0</text:p>
          </table:table-cell>
          <table:table-cell table:style-name="ce28" office:value-type="float" office:value="81086955" calcext:value-type="float">
            <text:p>81086955</text:p>
          </table:table-cell>
          <table:table-cell table:style-name="ce29" table:formula="of:=([.L33]-[.$F33])/[.$F33]" office:value-type="percentage" office:value="0.00160086755800922" calcext:value-type="percentage">
            <text:p>0.16%</text:p>
          </table:table-cell>
          <table:table-cell table:style-name="ce24" table:formula="of:=[.L33]/[.$D33]" office:value-type="float" office:value="81086.955" calcext:value-type="float">
            <text:p>81087.0</text:p>
          </table:table-cell>
          <table:table-cell table:style-name="ce32" table:formula="of:=[.N33]-[.$G33]" office:value-type="float" office:value="129.601999999999" calcext:value-type="float">
            <text:p>129.6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" calcext:value-type="float">
            <text:p>4</text:p>
          </table:table-cell>
          <table:table-cell table:style-name="ce28" office:value-type="float" office:value="145088" calcext:value-type="float">
            <text:p>145088</text:p>
          </table:table-cell>
          <table:table-cell table:style-name="ce24" table:formula="of:=[.F34]/[.$D34]" office:value-type="float" office:value="145.088" calcext:value-type="float">
            <text:p>145.1</text:p>
          </table:table-cell>
          <table:table-cell table:style-name="ce21" office:value-type="float" office:value="147079" calcext:value-type="float">
            <text:p>147079</text:p>
          </table:table-cell>
          <table:table-cell table:style-name="ce29" table:formula="of:=([.H34]-[.$F34])/[.$F34]" office:value-type="percentage" office:value="0.0137227062196736" calcext:value-type="percentage">
            <text:p>1.37%</text:p>
          </table:table-cell>
          <table:table-cell table:style-name="ce24" table:formula="of:=[.H34]/[.$D34]" office:value-type="float" office:value="147.079" calcext:value-type="float">
            <text:p>147.1</text:p>
          </table:table-cell>
          <table:table-cell table:style-name="ce32" table:formula="of:=[.J34]-[.$G34]" office:value-type="float" office:value="1.99100000000001" calcext:value-type="float">
            <text:p>2.0</text:p>
          </table:table-cell>
          <table:table-cell table:style-name="ce28" office:value-type="float" office:value="335421" calcext:value-type="float">
            <text:p>335421</text:p>
          </table:table-cell>
          <table:table-cell table:style-name="ce29" table:formula="of:=([.L34]-[.$F34])/[.$F34]" office:value-type="percentage" office:value="1.31184522496692" calcext:value-type="percentage">
            <text:p>131.18%</text:p>
          </table:table-cell>
          <table:table-cell table:style-name="ce24" table:formula="of:=[.L34]/[.$D34]" office:value-type="float" office:value="335.421" calcext:value-type="float">
            <text:p>335.4</text:p>
          </table:table-cell>
          <table:table-cell table:style-name="ce32" table:formula="of:=[.N34]-[.$G34]" office:value-type="float" office:value="190.333" calcext:value-type="float">
            <text:p>190.3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54694" calcext:value-type="float">
            <text:p>54694</text:p>
          </table:table-cell>
          <table:table-cell table:style-name="ce24" table:formula="of:=[.F35]/[.$D35]" office:value-type="float" office:value="54.694" calcext:value-type="float">
            <text:p>54.7</text:p>
          </table:table-cell>
          <table:table-cell table:style-name="ce21" office:value-type="float" office:value="66567" calcext:value-type="float">
            <text:p>66567</text:p>
          </table:table-cell>
          <table:table-cell table:style-name="ce29" table:formula="of:=([.H35]-[.$F35])/[.$F35]" office:value-type="percentage" office:value="0.21708048414817" calcext:value-type="percentage">
            <text:p>21.71%</text:p>
          </table:table-cell>
          <table:table-cell table:style-name="ce24" table:formula="of:=[.H35]/[.$D35]" office:value-type="float" office:value="66.567" calcext:value-type="float">
            <text:p>66.6</text:p>
          </table:table-cell>
          <table:table-cell table:style-name="ce32" table:formula="of:=[.J35]-[.$G35]" office:value-type="float" office:value="11.873" calcext:value-type="float">
            <text:p>11.9</text:p>
          </table:table-cell>
          <table:table-cell table:style-name="ce28" office:value-type="float" office:value="130877" calcext:value-type="float">
            <text:p>130877</text:p>
          </table:table-cell>
          <table:table-cell table:style-name="ce29" table:formula="of:=([.L35]-[.$F35])/[.$F35]" office:value-type="percentage" office:value="1.39289501590668" calcext:value-type="percentage">
            <text:p>139.29%</text:p>
          </table:table-cell>
          <table:table-cell table:style-name="ce24" table:formula="of:=[.L35]/[.$D35]" office:value-type="float" office:value="130.877" calcext:value-type="float">
            <text:p>130.9</text:p>
          </table:table-cell>
          <table:table-cell table:style-name="ce32" table:formula="of:=[.N35]-[.$G35]" office:value-type="float" office:value="76.183" calcext:value-type="float">
            <text:p>76.2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2751742" calcext:value-type="float">
            <text:p>2751742</text:p>
          </table:table-cell>
          <table:table-cell table:style-name="ce24" table:formula="of:=[.F36]/[.$D36]" office:value-type="float" office:value="2751.742" calcext:value-type="float">
            <text:p>2751.7</text:p>
          </table:table-cell>
          <table:table-cell table:style-name="ce21" office:value-type="float" office:value="2848194" calcext:value-type="float">
            <text:p>2848194</text:p>
          </table:table-cell>
          <table:table-cell table:style-name="ce29" table:formula="of:=([.H36]-[.$F36])/[.$F36]" office:value-type="percentage" office:value="0.0350512511710764" calcext:value-type="percentage">
            <text:p>3.51%</text:p>
          </table:table-cell>
          <table:table-cell table:style-name="ce24" table:formula="of:=[.H36]/[.$D36]" office:value-type="float" office:value="2848.194" calcext:value-type="float">
            <text:p>2848.2</text:p>
          </table:table-cell>
          <table:table-cell table:style-name="ce32" table:formula="of:=[.J36]-[.$G36]" office:value-type="float" office:value="96.4519999999998" calcext:value-type="float">
            <text:p>96.5</text:p>
          </table:table-cell>
          <table:table-cell table:style-name="ce28" office:value-type="float" office:value="2936528" calcext:value-type="float">
            <text:p>2936528</text:p>
          </table:table-cell>
          <table:table-cell table:style-name="ce29" table:formula="of:=([.L36]-[.$F36])/[.$F36]" office:value-type="percentage" office:value="0.0671523711161875" calcext:value-type="percentage">
            <text:p>6.72%</text:p>
          </table:table-cell>
          <table:table-cell table:style-name="ce24" table:formula="of:=[.L36]/[.$D36]" office:value-type="float" office:value="2936.528" calcext:value-type="float">
            <text:p>2936.5</text:p>
          </table:table-cell>
          <table:table-cell table:style-name="ce32" table:formula="of:=[.N36]-[.$G36]" office:value-type="float" office:value="184.786" calcext:value-type="float">
            <text:p>184.8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" calcext:value-type="float">
            <text:p>4</text:p>
          </table:table-cell>
          <table:table-cell table:style-name="ce28" office:value-type="float" office:value="110735" calcext:value-type="float">
            <text:p>110735</text:p>
          </table:table-cell>
          <table:table-cell table:style-name="ce24" table:formula="of:=[.F37]/[.$D37]" office:value-type="float" office:value="110.735" calcext:value-type="float">
            <text:p>110.7</text:p>
          </table:table-cell>
          <table:table-cell table:style-name="ce21" office:value-type="float" office:value="141184" calcext:value-type="float">
            <text:p>141184</text:p>
          </table:table-cell>
          <table:table-cell table:style-name="ce29" table:formula="of:=([.H37]-[.$F37])/[.$F37]" office:value-type="percentage" office:value="0.274971779473518" calcext:value-type="percentage">
            <text:p>27.50%</text:p>
          </table:table-cell>
          <table:table-cell table:style-name="ce24" table:formula="of:=[.H37]/[.$D37]" office:value-type="float" office:value="141.184" calcext:value-type="float">
            <text:p>141.2</text:p>
          </table:table-cell>
          <table:table-cell table:style-name="ce32" table:formula="of:=[.J37]-[.$G37]" office:value-type="float" office:value="30.449" calcext:value-type="float">
            <text:p>30.4</text:p>
          </table:table-cell>
          <table:table-cell table:style-name="ce28" office:value-type="float" office:value="288677" calcext:value-type="float">
            <text:p>288677</text:p>
          </table:table-cell>
          <table:table-cell table:style-name="ce29" table:formula="of:=([.L37]-[.$F37])/[.$F37]" office:value-type="percentage" office:value="1.6069174154513" calcext:value-type="percentage">
            <text:p>160.69%</text:p>
          </table:table-cell>
          <table:table-cell table:style-name="ce24" table:formula="of:=[.L37]/[.$D37]" office:value-type="float" office:value="288.677" calcext:value-type="float">
            <text:p>288.7</text:p>
          </table:table-cell>
          <table:table-cell table:style-name="ce32" table:formula="of:=[.N37]-[.$G37]" office:value-type="float" office:value="177.942" calcext:value-type="float">
            <text:p>177.9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6" calcext:value-type="float">
            <text:p>256</text:p>
          </table:table-cell>
          <table:table-cell table:style-name="ce28" office:value-type="float" office:value="53849" calcext:value-type="float">
            <text:p>53849</text:p>
          </table:table-cell>
          <table:table-cell table:style-name="ce24" table:formula="of:=[.F38]/[.$D38]" office:value-type="float" office:value="53.849" calcext:value-type="float">
            <text:p>53.8</text:p>
          </table:table-cell>
          <table:table-cell table:style-name="ce21" office:value-type="float" office:value="65760" calcext:value-type="float">
            <text:p>65760</text:p>
          </table:table-cell>
          <table:table-cell table:style-name="ce29" table:formula="of:=([.H38]-[.$F38])/[.$F38]" office:value-type="percentage" office:value="0.22119259410574" calcext:value-type="percentage">
            <text:p>22.12%</text:p>
          </table:table-cell>
          <table:table-cell table:style-name="ce24" table:formula="of:=[.H38]/[.$D38]" office:value-type="float" office:value="65.76" calcext:value-type="float">
            <text:p>65.8</text:p>
          </table:table-cell>
          <table:table-cell table:style-name="ce32" table:formula="of:=[.J38]-[.$G38]" office:value-type="float" office:value="11.911" calcext:value-type="float">
            <text:p>11.9</text:p>
          </table:table-cell>
          <table:table-cell table:style-name="ce28" office:value-type="float" office:value="126557" calcext:value-type="float">
            <text:p>126557</text:p>
          </table:table-cell>
          <table:table-cell table:style-name="ce29" table:formula="of:=([.L38]-[.$F38])/[.$F38]" office:value-type="percentage" office:value="1.35022005979684" calcext:value-type="percentage">
            <text:p>135.02%</text:p>
          </table:table-cell>
          <table:table-cell table:style-name="ce24" table:formula="of:=[.L38]/[.$D38]" office:value-type="float" office:value="126.557" calcext:value-type="float">
            <text:p>126.6</text:p>
          </table:table-cell>
          <table:table-cell table:style-name="ce32" table:formula="of:=[.N38]-[.$G38]" office:value-type="float" office:value="72.708" calcext:value-type="float">
            <text:p>72.7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5536" calcext:value-type="float">
            <text:p>65536</text:p>
          </table:table-cell>
          <table:table-cell table:style-name="ce28" office:value-type="float" office:value="2862354" calcext:value-type="float">
            <text:p>2862354</text:p>
          </table:table-cell>
          <table:table-cell table:style-name="ce24" table:formula="of:=[.F39]/[.$D39]" office:value-type="float" office:value="2862.354" calcext:value-type="float">
            <text:p>2862.4</text:p>
          </table:table-cell>
          <table:table-cell table:style-name="ce21" office:value-type="float" office:value="2918441" calcext:value-type="float">
            <text:p>2918441</text:p>
          </table:table-cell>
          <table:table-cell table:style-name="ce29" table:formula="of:=([.H39]-[.$F39])/[.$F39]" office:value-type="percentage" office:value="0.019594711206231" calcext:value-type="percentage">
            <text:p>1.96%</text:p>
          </table:table-cell>
          <table:table-cell table:style-name="ce24" table:formula="of:=[.H39]/[.$D39]" office:value-type="float" office:value="2918.441" calcext:value-type="float">
            <text:p>2918.4</text:p>
          </table:table-cell>
          <table:table-cell table:style-name="ce32" table:formula="of:=[.J39]-[.$G39]" office:value-type="float" office:value="56.087" calcext:value-type="float">
            <text:p>56.1</text:p>
          </table:table-cell>
          <table:table-cell table:style-name="ce28" office:value-type="float" office:value="2871604" calcext:value-type="float">
            <text:p>2871604</text:p>
          </table:table-cell>
          <table:table-cell table:style-name="ce29" table:formula="of:=([.L39]-[.$F39])/[.$F39]" office:value-type="percentage" office:value="0.00323160587404633" calcext:value-type="percentage">
            <text:p>0.32%</text:p>
          </table:table-cell>
          <table:table-cell table:style-name="ce24" table:formula="of:=[.L39]/[.$D39]" office:value-type="float" office:value="2871.604" calcext:value-type="float">
            <text:p>2871.6</text:p>
          </table:table-cell>
          <table:table-cell table:style-name="ce32" table:formula="of:=[.N39]-[.$G39]" office:value-type="float" office:value="9.25" calcext:value-type="float">
            <text:p>9.3</text:p>
          </table:table-cell>
          <table:table-cell table:style-name="ce17" table:number-columns-repeated="1009"/>
        </table:table-row>
        <table:table-row table:style-name="ro1" table:visibility="filter">
          <table:table-cell table:style-name="ce17" office:value-type="string" calcext:value-type="string">
            <text:p>2017-08-01_04</text:p>
          </table:table-cell>
          <table:table-cell table:style-name="ce22" table:number-columns-repeated="2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48576" calcext:value-type="float">
            <text:p>1048576</text:p>
          </table:table-cell>
          <table:table-cell table:style-name="ce28" office:value-type="float" office:value="75260267" calcext:value-type="float">
            <text:p>75260267</text:p>
          </table:table-cell>
          <table:table-cell table:style-name="ce24" table:formula="of:=[.F40]/[.$D40]" office:value-type="float" office:value="75260.267" calcext:value-type="float">
            <text:p>75260.3</text:p>
          </table:table-cell>
          <table:table-cell table:style-name="ce21" office:value-type="float" office:value="75866280" calcext:value-type="float">
            <text:p>75866280</text:p>
          </table:table-cell>
          <table:table-cell table:style-name="ce29" table:formula="of:=([.H40]-[.$F40])/[.$F40]" office:value-type="percentage" office:value="0.00805223026912727" calcext:value-type="percentage">
            <text:p>0.81%</text:p>
          </table:table-cell>
          <table:table-cell table:style-name="ce24" table:formula="of:=[.H40]/[.$D40]" office:value-type="float" office:value="75866.28" calcext:value-type="float">
            <text:p>75866.3</text:p>
          </table:table-cell>
          <table:table-cell table:style-name="ce32" table:formula="of:=[.J40]-[.$G40]" office:value-type="float" office:value="606.012999999992" calcext:value-type="float">
            <text:p>606.0</text:p>
          </table:table-cell>
          <table:table-cell table:style-name="ce28" office:value-type="float" office:value="75611767" calcext:value-type="float">
            <text:p>75611767</text:p>
          </table:table-cell>
          <table:table-cell table:style-name="ce29" table:formula="of:=([.L40]-[.$F40])/[.$F40]" office:value-type="percentage" office:value="0.00467045911490056" calcext:value-type="percentage">
            <text:p>0.47%</text:p>
          </table:table-cell>
          <table:table-cell table:style-name="ce24" table:formula="of:=[.L40]/[.$D40]" office:value-type="float" office:value="75611.767" calcext:value-type="float">
            <text:p>75611.8</text:p>
          </table:table-cell>
          <table:table-cell table:style-name="ce32" table:formula="of:=[.N40]-[.$G40]" office:value-type="float" office:value="351.5" calcext:value-type="float">
            <text:p>351.5</text:p>
          </table:table-cell>
          <table:table-cell table:style-name="ce17"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21481" calcext:value-type="float">
            <text:p>521481</text:p>
          </table:table-cell>
          <table:table-cell table:formula="of:=[.F41]/[.$D41]" office:value-type="float" office:value="52.1481" calcext:value-type="float">
            <text:p>52.1</text:p>
          </table:table-cell>
          <table:table-cell office:value-type="float" office:value="620643" calcext:value-type="float">
            <text:p>620643</text:p>
          </table:table-cell>
          <table:table-cell table:formula="of:=([.H41]-[.$F41])/[.$F41]" office:value-type="percentage" office:value="0.190154578977949" calcext:value-type="percentage">
            <text:p>19.02%</text:p>
          </table:table-cell>
          <table:table-cell table:formula="of:=[.H41]/[.$D41]" office:value-type="float" office:value="62.0643" calcext:value-type="float">
            <text:p>62.1</text:p>
          </table:table-cell>
          <table:table-cell table:style-name="ce14" table:formula="of:=[.J41]-[.$G41]" office:value-type="float" office:value="9.9162" calcext:value-type="float">
            <text:p>9.9</text:p>
          </table:table-cell>
          <table:table-cell office:value-type="float" office:value="1351944" calcext:value-type="float">
            <text:p>1351944</text:p>
          </table:table-cell>
          <table:table-cell table:formula="of:=([.L41]-[.$F41])/[.$F41]" office:value-type="percentage" office:value="1.59250864365145" calcext:value-type="percentage">
            <text:p>159.25%</text:p>
          </table:table-cell>
          <table:table-cell table:formula="of:=[.L41]/[.$D41]" office:value-type="float" office:value="135.1944" calcext:value-type="float">
            <text:p>135.2</text:p>
          </table:table-cell>
          <table:table-cell table:style-name="ce14" table:formula="of:=[.N41]-[.$G41]" office:value-type="float" office:value="83.0463" calcext:value-type="float">
            <text:p>83.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44749" calcext:value-type="float">
            <text:p>544749</text:p>
          </table:table-cell>
          <table:table-cell table:formula="of:=[.F42]/[.$D42]" office:value-type="float" office:value="54.4749" calcext:value-type="float">
            <text:p>54.5</text:p>
          </table:table-cell>
          <table:table-cell office:value-type="float" office:value="639775" calcext:value-type="float">
            <text:p>639775</text:p>
          </table:table-cell>
          <table:table-cell table:formula="of:=([.H42]-[.$F42])/[.$F42]" office:value-type="percentage" office:value="0.174439971436386" calcext:value-type="percentage">
            <text:p>17.44%</text:p>
          </table:table-cell>
          <table:table-cell table:formula="of:=[.H42]/[.$D42]" office:value-type="float" office:value="63.9775" calcext:value-type="float">
            <text:p>64.0</text:p>
          </table:table-cell>
          <table:table-cell table:style-name="ce14" table:formula="of:=[.J42]-[.$G42]" office:value-type="float" office:value="9.5026" calcext:value-type="float">
            <text:p>9.5</text:p>
          </table:table-cell>
          <table:table-cell office:value-type="float" office:value="1333533" calcext:value-type="float">
            <text:p>1333533</text:p>
          </table:table-cell>
          <table:table-cell table:formula="of:=([.L42]-[.$F42])/[.$F42]" office:value-type="percentage" office:value="1.44797695819543" calcext:value-type="percentage">
            <text:p>144.80%</text:p>
          </table:table-cell>
          <table:table-cell table:formula="of:=[.L42]/[.$D42]" office:value-type="float" office:value="133.3533" calcext:value-type="float">
            <text:p>133.4</text:p>
          </table:table-cell>
          <table:table-cell table:style-name="ce14" table:formula="of:=[.N42]-[.$G42]" office:value-type="float" office:value="78.8784" calcext:value-type="float">
            <text:p>78.9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5352917" calcext:value-type="float">
            <text:p>25352917</text:p>
          </table:table-cell>
          <table:table-cell table:formula="of:=[.F43]/[.$D43]" office:value-type="float" office:value="2535.2917" calcext:value-type="float">
            <text:p>2535.3</text:p>
          </table:table-cell>
          <table:table-cell office:value-type="float" office:value="25544690" calcext:value-type="float">
            <text:p>25544690</text:p>
          </table:table-cell>
          <table:table-cell table:formula="of:=([.H43]-[.$F43])/[.$F43]" office:value-type="percentage" office:value="0.00756413946371536" calcext:value-type="percentage">
            <text:p>0.76%</text:p>
          </table:table-cell>
          <table:table-cell table:formula="of:=[.H43]/[.$D43]" office:value-type="float" office:value="2554.469" calcext:value-type="float">
            <text:p>2554.5</text:p>
          </table:table-cell>
          <table:table-cell table:style-name="ce14" table:formula="of:=[.J43]-[.$G43]" office:value-type="float" office:value="19.1772999999998" calcext:value-type="float">
            <text:p>19.2</text:p>
          </table:table-cell>
          <table:table-cell office:value-type="float" office:value="26168656" calcext:value-type="float">
            <text:p>26168656</text:p>
          </table:table-cell>
          <table:table-cell table:formula="of:=([.L43]-[.$F43])/[.$F43]" office:value-type="percentage" office:value="0.03217535086791" calcext:value-type="percentage">
            <text:p>3.22%</text:p>
          </table:table-cell>
          <table:table-cell table:formula="of:=[.L43]/[.$D43]" office:value-type="float" office:value="2616.8656" calcext:value-type="float">
            <text:p>2616.9</text:p>
          </table:table-cell>
          <table:table-cell table:style-name="ce14" table:formula="of:=[.N43]-[.$G43]" office:value-type="float" office:value="81.5738999999999" calcext:value-type="float">
            <text:p>81.6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89085" calcext:value-type="float">
            <text:p>689085</text:p>
          </table:table-cell>
          <table:table-cell table:formula="of:=[.F44]/[.$D44]" office:value-type="float" office:value="68.9085" calcext:value-type="float">
            <text:p>68.9</text:p>
          </table:table-cell>
          <table:table-cell office:value-type="float" office:value="733529" calcext:value-type="float">
            <text:p>733529</text:p>
          </table:table-cell>
          <table:table-cell table:formula="of:=([.H44]-[.$F44])/[.$F44]" office:value-type="percentage" office:value="0.0644971229964373" calcext:value-type="percentage">
            <text:p>6.45%</text:p>
          </table:table-cell>
          <table:table-cell table:formula="of:=[.H44]/[.$D44]" office:value-type="float" office:value="73.3529" calcext:value-type="float">
            <text:p>73.4</text:p>
          </table:table-cell>
          <table:table-cell table:style-name="ce14" table:formula="of:=[.J44]-[.$G44]" office:value-type="float" office:value="4.4444" calcext:value-type="float">
            <text:p>4.4</text:p>
          </table:table-cell>
          <table:table-cell office:value-type="float" office:value="1512273" calcext:value-type="float">
            <text:p>1512273</text:p>
          </table:table-cell>
          <table:table-cell table:formula="of:=([.L44]-[.$F44])/[.$F44]" office:value-type="percentage" office:value="1.19461024401924" calcext:value-type="percentage">
            <text:p>119.46%</text:p>
          </table:table-cell>
          <table:table-cell table:formula="of:=[.L44]/[.$D44]" office:value-type="float" office:value="151.2273" calcext:value-type="float">
            <text:p>151.2</text:p>
          </table:table-cell>
          <table:table-cell table:style-name="ce14" table:formula="of:=[.N44]-[.$G44]" office:value-type="float" office:value="82.3188" calcext:value-type="float">
            <text:p>82.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93948" calcext:value-type="float">
            <text:p>593948</text:p>
          </table:table-cell>
          <table:table-cell table:formula="of:=[.F45]/[.$D45]" office:value-type="float" office:value="59.3948" calcext:value-type="float">
            <text:p>59.4</text:p>
          </table:table-cell>
          <table:table-cell office:value-type="float" office:value="638243" calcext:value-type="float">
            <text:p>638243</text:p>
          </table:table-cell>
          <table:table-cell table:formula="of:=([.H45]-[.$F45])/[.$F45]" office:value-type="percentage" office:value="0.0745772357176049" calcext:value-type="percentage">
            <text:p>7.46%</text:p>
          </table:table-cell>
          <table:table-cell table:formula="of:=[.H45]/[.$D45]" office:value-type="float" office:value="63.8243" calcext:value-type="float">
            <text:p>63.8</text:p>
          </table:table-cell>
          <table:table-cell table:style-name="ce14" table:formula="of:=[.J45]-[.$G45]" office:value-type="float" office:value="4.4295" calcext:value-type="float">
            <text:p>4.4</text:p>
          </table:table-cell>
          <table:table-cell office:value-type="float" office:value="1273863" calcext:value-type="float">
            <text:p>1273863</text:p>
          </table:table-cell>
          <table:table-cell table:formula="of:=([.L45]-[.$F45])/[.$F45]" office:value-type="percentage" office:value="1.14473825991501" calcext:value-type="percentage">
            <text:p>114.47%</text:p>
          </table:table-cell>
          <table:table-cell table:formula="of:=[.L45]/[.$D45]" office:value-type="float" office:value="127.3863" calcext:value-type="float">
            <text:p>127.4</text:p>
          </table:table-cell>
          <table:table-cell table:style-name="ce14" table:formula="of:=[.N45]-[.$G45]" office:value-type="float" office:value="67.9915" calcext:value-type="float">
            <text:p>68.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1_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5325589" calcext:value-type="float">
            <text:p>25325589</text:p>
          </table:table-cell>
          <table:table-cell table:formula="of:=[.F46]/[.$D46]" office:value-type="float" office:value="2532.5589" calcext:value-type="float">
            <text:p>2532.6</text:p>
          </table:table-cell>
          <table:table-cell office:value-type="float" office:value="25504428" calcext:value-type="float">
            <text:p>25504428</text:p>
          </table:table-cell>
          <table:table-cell table:formula="of:=([.H46]-[.$F46])/[.$F46]" office:value-type="percentage" office:value="0.0070615929208991" calcext:value-type="percentage">
            <text:p>0.71%</text:p>
          </table:table-cell>
          <table:table-cell table:formula="of:=[.H46]/[.$D46]" office:value-type="float" office:value="2550.4428" calcext:value-type="float">
            <text:p>2550.4</text:p>
          </table:table-cell>
          <table:table-cell table:style-name="ce14" table:formula="of:=[.J46]-[.$G46]" office:value-type="float" office:value="17.8838999999998" calcext:value-type="float">
            <text:p>17.9</text:p>
          </table:table-cell>
          <table:table-cell office:value-type="float" office:value="26016574" calcext:value-type="float">
            <text:p>26016574</text:p>
          </table:table-cell>
          <table:table-cell table:formula="of:=([.L46]-[.$F46])/[.$F46]" office:value-type="percentage" office:value="0.0272840643508824" calcext:value-type="percentage">
            <text:p>2.73%</text:p>
          </table:table-cell>
          <table:table-cell table:formula="of:=[.L46]/[.$D46]" office:value-type="float" office:value="2601.6574" calcext:value-type="float">
            <text:p>2601.7</text:p>
          </table:table-cell>
          <table:table-cell table:style-name="ce14" table:formula="of:=[.N46]-[.$G46]" office:value-type="float" office:value="69.0985000000001" calcext:value-type="float">
            <text:p>69.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97196" calcext:value-type="float">
            <text:p>597196</text:p>
          </table:table-cell>
          <table:table-cell table:formula="of:=[.F47]/[.$D47]" office:value-type="float" office:value="59.7196" calcext:value-type="float">
            <text:p>59.7</text:p>
          </table:table-cell>
          <table:table-cell office:value-type="float" office:value="538113" calcext:value-type="float">
            <text:p>538113</text:p>
          </table:table-cell>
          <table:table-cell table:formula="of:=([.H47]-[.$F47])/[.$F47]" office:value-type="percentage" office:value="-0.0989340183122459" calcext:value-type="percentage">
            <text:p>-9.89%</text:p>
          </table:table-cell>
          <table:table-cell table:formula="of:=[.H47]/[.$D47]" office:value-type="float" office:value="53.8113" calcext:value-type="float">
            <text:p>53.8</text:p>
          </table:table-cell>
          <table:table-cell table:style-name="ce14" table:formula="of:=[.J47]-[.$G47]" office:value-type="float" office:value="-5.9083" calcext:value-type="float">
            <text:p>-5.9</text:p>
          </table:table-cell>
          <table:table-cell office:value-type="float" office:value="1253375" calcext:value-type="float">
            <text:p>1253375</text:p>
          </table:table-cell>
          <table:table-cell table:formula="of:=([.L47]-[.$F47])/[.$F47]" office:value-type="percentage" office:value="1.09876656909959" calcext:value-type="percentage">
            <text:p>109.88%</text:p>
          </table:table-cell>
          <table:table-cell table:formula="of:=[.L47]/[.$D47]" office:value-type="float" office:value="125.3375" calcext:value-type="float">
            <text:p>125.3</text:p>
          </table:table-cell>
          <table:table-cell table:style-name="ce14" table:formula="of:=[.N47]-[.$G47]" office:value-type="float" office:value="65.6179" calcext:value-type="float">
            <text:p>65.6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12181" calcext:value-type="float">
            <text:p>512181</text:p>
          </table:table-cell>
          <table:table-cell table:formula="of:=[.F48]/[.$D48]" office:value-type="float" office:value="51.2181" calcext:value-type="float">
            <text:p>51.2</text:p>
          </table:table-cell>
          <table:table-cell office:value-type="float" office:value="578883" calcext:value-type="float">
            <text:p>578883</text:p>
          </table:table-cell>
          <table:table-cell table:formula="of:=([.H48]-[.$F48])/[.$F48]" office:value-type="percentage" office:value="0.130231304948836" calcext:value-type="percentage">
            <text:p>13.02%</text:p>
          </table:table-cell>
          <table:table-cell table:formula="of:=[.H48]/[.$D48]" office:value-type="float" office:value="57.8883" calcext:value-type="float">
            <text:p>57.9</text:p>
          </table:table-cell>
          <table:table-cell table:style-name="ce14" table:formula="of:=[.J48]-[.$G48]" office:value-type="float" office:value="6.6702" calcext:value-type="float">
            <text:p>6.7</text:p>
          </table:table-cell>
          <table:table-cell office:value-type="float" office:value="1174009" calcext:value-type="float">
            <text:p>1174009</text:p>
          </table:table-cell>
          <table:table-cell table:formula="of:=([.L48]-[.$F48])/[.$F48]" office:value-type="percentage" office:value="1.29217600809089" calcext:value-type="percentage">
            <text:p>129.22%</text:p>
          </table:table-cell>
          <table:table-cell table:formula="of:=[.L48]/[.$D48]" office:value-type="float" office:value="117.4009" calcext:value-type="float">
            <text:p>117.4</text:p>
          </table:table-cell>
          <table:table-cell table:style-name="ce14" table:formula="of:=[.N48]-[.$G48]" office:value-type="float" office:value="66.1828" calcext:value-type="float">
            <text:p>66.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426424" calcext:value-type="float">
            <text:p>23426424</text:p>
          </table:table-cell>
          <table:table-cell table:formula="of:=[.F49]/[.$D49]" office:value-type="float" office:value="2342.6424" calcext:value-type="float">
            <text:p>2342.6</text:p>
          </table:table-cell>
          <table:table-cell office:value-type="float" office:value="23474211" calcext:value-type="float">
            <text:p>23474211</text:p>
          </table:table-cell>
          <table:table-cell table:formula="of:=([.H49]-[.$F49])/[.$F49]" office:value-type="percentage" office:value="0.00203987599643889" calcext:value-type="percentage">
            <text:p>0.20%</text:p>
          </table:table-cell>
          <table:table-cell table:formula="of:=[.H49]/[.$D49]" office:value-type="float" office:value="2347.4211" calcext:value-type="float">
            <text:p>2347.4</text:p>
          </table:table-cell>
          <table:table-cell table:style-name="ce14" table:formula="of:=[.J49]-[.$G49]" office:value-type="float" office:value="4.77869999999984" calcext:value-type="float">
            <text:p>4.8</text:p>
          </table:table-cell>
          <table:table-cell office:value-type="float" office:value="23827199" calcext:value-type="float">
            <text:p>23827199</text:p>
          </table:table-cell>
          <table:table-cell table:formula="of:=([.L49]-[.$F49])/[.$F49]" office:value-type="percentage" office:value="0.0171078180775692" calcext:value-type="percentage">
            <text:p>1.71%</text:p>
          </table:table-cell>
          <table:table-cell table:formula="of:=[.L49]/[.$D49]" office:value-type="float" office:value="2382.7199" calcext:value-type="float">
            <text:p>2382.7</text:p>
          </table:table-cell>
          <table:table-cell table:style-name="ce14" table:formula="of:=[.N49]-[.$G49]" office:value-type="float" office:value="40.0774999999999" calcext:value-type="float">
            <text:p>40.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54023" calcext:value-type="float">
            <text:p>454023</text:p>
          </table:table-cell>
          <table:table-cell table:formula="of:=[.F50]/[.$D50]" office:value-type="float" office:value="45.4023" calcext:value-type="float">
            <text:p>45.4</text:p>
          </table:table-cell>
          <table:table-cell office:value-type="float" office:value="531707" calcext:value-type="float">
            <text:p>531707</text:p>
          </table:table-cell>
          <table:table-cell table:formula="of:=([.H50]-[.$F50])/[.$F50]" office:value-type="percentage" office:value="0.171101464022748" calcext:value-type="percentage">
            <text:p>17.11%</text:p>
          </table:table-cell>
          <table:table-cell table:formula="of:=[.H50]/[.$D50]" office:value-type="float" office:value="53.1707" calcext:value-type="float">
            <text:p>53.2</text:p>
          </table:table-cell>
          <table:table-cell table:style-name="ce14" table:formula="of:=[.J50]-[.$G50]" office:value-type="float" office:value="7.7684" calcext:value-type="float">
            <text:p>7.8</text:p>
          </table:table-cell>
          <table:table-cell office:value-type="float" office:value="1118973" calcext:value-type="float">
            <text:p>1118973</text:p>
          </table:table-cell>
          <table:table-cell table:formula="of:=([.L50]-[.$F50])/[.$F50]" office:value-type="percentage" office:value="1.46457338064371" calcext:value-type="percentage">
            <text:p>146.46%</text:p>
          </table:table-cell>
          <table:table-cell table:formula="of:=[.L50]/[.$D50]" office:value-type="float" office:value="111.8973" calcext:value-type="float">
            <text:p>111.9</text:p>
          </table:table-cell>
          <table:table-cell table:style-name="ce14" table:formula="of:=[.N50]-[.$G50]" office:value-type="float" office:value="66.495" calcext:value-type="float">
            <text:p>66.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40862" calcext:value-type="float">
            <text:p>540862</text:p>
          </table:table-cell>
          <table:table-cell table:formula="of:=[.F51]/[.$D51]" office:value-type="float" office:value="54.0862" calcext:value-type="float">
            <text:p>54.1</text:p>
          </table:table-cell>
          <table:table-cell office:value-type="float" office:value="612435" calcext:value-type="float">
            <text:p>612435</text:p>
          </table:table-cell>
          <table:table-cell table:formula="of:=([.H51]-[.$F51])/[.$F51]" office:value-type="percentage" office:value="0.132331352544642" calcext:value-type="percentage">
            <text:p>13.23%</text:p>
          </table:table-cell>
          <table:table-cell table:formula="of:=[.H51]/[.$D51]" office:value-type="float" office:value="61.2435" calcext:value-type="float">
            <text:p>61.2</text:p>
          </table:table-cell>
          <table:table-cell table:style-name="ce14" table:formula="of:=[.J51]-[.$G51]" office:value-type="float" office:value="7.1573" calcext:value-type="float">
            <text:p>7.2</text:p>
          </table:table-cell>
          <table:table-cell office:value-type="float" office:value="1199810" calcext:value-type="float">
            <text:p>1199810</text:p>
          </table:table-cell>
          <table:table-cell table:formula="of:=([.L51]-[.$F51])/[.$F51]" office:value-type="percentage" office:value="1.21832925958932" calcext:value-type="percentage">
            <text:p>121.83%</text:p>
          </table:table-cell>
          <table:table-cell table:formula="of:=[.L51]/[.$D51]" office:value-type="float" office:value="119.981" calcext:value-type="float">
            <text:p>120.0</text:p>
          </table:table-cell>
          <table:table-cell table:style-name="ce14" table:formula="of:=[.N51]-[.$G51]" office:value-type="float" office:value="65.8948" calcext:value-type="float">
            <text:p>65.9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407959" calcext:value-type="float">
            <text:p>23407959</text:p>
          </table:table-cell>
          <table:table-cell table:formula="of:=[.F52]/[.$D52]" office:value-type="float" office:value="2340.7959" calcext:value-type="float">
            <text:p>2340.8</text:p>
          </table:table-cell>
          <table:table-cell office:value-type="float" office:value="23561761" calcext:value-type="float">
            <text:p>23561761</text:p>
          </table:table-cell>
          <table:table-cell table:formula="of:=([.H52]-[.$F52])/[.$F52]" office:value-type="percentage" office:value="0.00657050023028492" calcext:value-type="percentage">
            <text:p>0.66%</text:p>
          </table:table-cell>
          <table:table-cell table:formula="of:=[.H52]/[.$D52]" office:value-type="float" office:value="2356.1761" calcext:value-type="float">
            <text:p>2356.2</text:p>
          </table:table-cell>
          <table:table-cell table:style-name="ce14" table:formula="of:=[.J52]-[.$G52]" office:value-type="float" office:value="15.3802000000001" calcext:value-type="float">
            <text:p>15.4</text:p>
          </table:table-cell>
          <table:table-cell office:value-type="float" office:value="23958183" calcext:value-type="float">
            <text:p>23958183</text:p>
          </table:table-cell>
          <table:table-cell table:formula="of:=([.L52]-[.$F52])/[.$F52]" office:value-type="percentage" office:value="0.0235058511508842" calcext:value-type="percentage">
            <text:p>2.35%</text:p>
          </table:table-cell>
          <table:table-cell table:formula="of:=[.L52]/[.$D52]" office:value-type="float" office:value="2395.8183" calcext:value-type="float">
            <text:p>2395.8</text:p>
          </table:table-cell>
          <table:table-cell table:style-name="ce14" table:formula="of:=[.N52]-[.$G52]" office:value-type="float" office:value="55.0223999999998" calcext:value-type="float">
            <text:p>55.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53747" calcext:value-type="float">
            <text:p>453747</text:p>
          </table:table-cell>
          <table:table-cell table:formula="of:=[.F53]/[.$D53]" office:value-type="float" office:value="45.3747" calcext:value-type="float">
            <text:p>45.4</text:p>
          </table:table-cell>
          <table:table-cell office:value-type="float" office:value="532770" calcext:value-type="float">
            <text:p>532770</text:p>
          </table:table-cell>
          <table:table-cell table:formula="of:=([.H53]-[.$F53])/[.$F53]" office:value-type="percentage" office:value="0.174156523348915" calcext:value-type="percentage">
            <text:p>17.42%</text:p>
          </table:table-cell>
          <table:table-cell table:formula="of:=[.H53]/[.$D53]" office:value-type="float" office:value="53.277" calcext:value-type="float">
            <text:p>53.3</text:p>
          </table:table-cell>
          <table:table-cell table:style-name="ce14" table:formula="of:=[.J53]-[.$G53]" office:value-type="float" office:value="7.9023" calcext:value-type="float">
            <text:p>7.9</text:p>
          </table:table-cell>
          <table:table-cell office:value-type="float" office:value="1120584" calcext:value-type="float">
            <text:p>1120584</text:p>
          </table:table-cell>
          <table:table-cell table:formula="of:=([.L53]-[.$F53])/[.$F53]" office:value-type="percentage" office:value="1.4696229396558" calcext:value-type="percentage">
            <text:p>146.96%</text:p>
          </table:table-cell>
          <table:table-cell table:formula="of:=[.L53]/[.$D53]" office:value-type="float" office:value="112.0584" calcext:value-type="float">
            <text:p>112.1</text:p>
          </table:table-cell>
          <table:table-cell table:style-name="ce14" table:formula="of:=[.N53]-[.$G53]" office:value-type="float" office:value="66.6837" calcext:value-type="float">
            <text:p>66.7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39479" calcext:value-type="float">
            <text:p>539479</text:p>
          </table:table-cell>
          <table:table-cell table:formula="of:=[.F54]/[.$D54]" office:value-type="float" office:value="53.9479" calcext:value-type="float">
            <text:p>53.9</text:p>
          </table:table-cell>
          <table:table-cell office:value-type="float" office:value="610709" calcext:value-type="float">
            <text:p>610709</text:p>
          </table:table-cell>
          <table:table-cell table:formula="of:=([.H54]-[.$F54])/[.$F54]" office:value-type="percentage" office:value="0.132034796535176" calcext:value-type="percentage">
            <text:p>13.20%</text:p>
          </table:table-cell>
          <table:table-cell table:formula="of:=[.H54]/[.$D54]" office:value-type="float" office:value="61.0709" calcext:value-type="float">
            <text:p>61.1</text:p>
          </table:table-cell>
          <table:table-cell table:style-name="ce14" table:formula="of:=[.J54]-[.$G54]" office:value-type="float" office:value="7.123" calcext:value-type="float">
            <text:p>7.1</text:p>
          </table:table-cell>
          <table:table-cell office:value-type="float" office:value="1199237" calcext:value-type="float">
            <text:p>1199237</text:p>
          </table:table-cell>
          <table:table-cell table:formula="of:=([.L54]-[.$F54])/[.$F54]" office:value-type="percentage" office:value="1.22295399820938" calcext:value-type="percentage">
            <text:p>122.30%</text:p>
          </table:table-cell>
          <table:table-cell table:formula="of:=[.L54]/[.$D54]" office:value-type="float" office:value="119.9237" calcext:value-type="float">
            <text:p>119.9</text:p>
          </table:table-cell>
          <table:table-cell table:style-name="ce14" table:formula="of:=[.N54]-[.$G54]" office:value-type="float" office:value="65.9758" calcext:value-type="float">
            <text:p>66.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2017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792183" calcext:value-type="float">
            <text:p>23792183</text:p>
          </table:table-cell>
          <table:table-cell table:formula="of:=[.F55]/[.$D55]" office:value-type="float" office:value="2379.2183" calcext:value-type="float">
            <text:p>2379.2</text:p>
          </table:table-cell>
          <table:table-cell office:value-type="float" office:value="23934490" calcext:value-type="float">
            <text:p>23934490</text:p>
          </table:table-cell>
          <table:table-cell table:formula="of:=([.H55]-[.$F55])/[.$F55]" office:value-type="percentage" office:value="0.00598125022827876" calcext:value-type="percentage">
            <text:p>0.60%</text:p>
          </table:table-cell>
          <table:table-cell table:formula="of:=[.H55]/[.$D55]" office:value-type="float" office:value="2393.449" calcext:value-type="float">
            <text:p>2393.4</text:p>
          </table:table-cell>
          <table:table-cell table:style-name="ce14" table:formula="of:=[.J55]-[.$G55]" office:value-type="float" office:value="14.2307000000001" calcext:value-type="float">
            <text:p>14.2</text:p>
          </table:table-cell>
          <table:table-cell office:value-type="float" office:value="24253469" calcext:value-type="float">
            <text:p>24253469</text:p>
          </table:table-cell>
          <table:table-cell table:formula="of:=([.L55]-[.$F55])/[.$F55]" office:value-type="percentage" office:value="0.0193881326484417" calcext:value-type="percentage">
            <text:p>1.94%</text:p>
          </table:table-cell>
          <table:table-cell table:formula="of:=[.L55]/[.$D55]" office:value-type="float" office:value="2425.3469" calcext:value-type="float">
            <text:p>2425.3</text:p>
          </table:table-cell>
          <table:table-cell table:style-name="ce14" table:formula="of:=[.N55]-[.$G55]" office:value-type="float" office:value="46.1286" calcext:value-type="float">
            <text:p>46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26488" calcext:value-type="float">
            <text:p>426488</text:p>
          </table:table-cell>
          <table:table-cell table:formula="of:=[.F56]/[.$D56]" office:value-type="float" office:value="42.6488" calcext:value-type="float">
            <text:p>42.6</text:p>
          </table:table-cell>
          <table:table-cell office:value-type="float" office:value="530436" calcext:value-type="float">
            <text:p>530436</text:p>
          </table:table-cell>
          <table:table-cell table:formula="of:=([.H56]-[.$F56])/[.$F56]" office:value-type="percentage" office:value="0.243730187015813" calcext:value-type="percentage">
            <text:p>24.37%</text:p>
          </table:table-cell>
          <table:table-cell table:formula="of:=[.H56]/[.$D56]" office:value-type="float" office:value="53.0436" calcext:value-type="float">
            <text:p>53.0</text:p>
          </table:table-cell>
          <table:table-cell table:style-name="ce14" table:formula="of:=[.J56]-[.$G56]" office:value-type="float" office:value="10.3948" calcext:value-type="float">
            <text:p>10.4</text:p>
          </table:table-cell>
          <table:table-cell office:value-type="float" office:value="1074914" calcext:value-type="float">
            <text:p>1074914</text:p>
          </table:table-cell>
          <table:table-cell table:formula="of:=([.L56]-[.$F56])/[.$F56]" office:value-type="percentage" office:value="1.52038509876011" calcext:value-type="percentage">
            <text:p>152.04%</text:p>
          </table:table-cell>
          <table:table-cell table:formula="of:=[.L56]/[.$D56]" office:value-type="float" office:value="107.4914" calcext:value-type="float">
            <text:p>107.5</text:p>
          </table:table-cell>
          <table:table-cell table:style-name="ce14" table:formula="of:=[.N56]-[.$G56]" office:value-type="float" office:value="64.8426" calcext:value-type="float">
            <text:p>64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54222" calcext:value-type="float">
            <text:p>454222</text:p>
          </table:table-cell>
          <table:table-cell table:formula="of:=[.F57]/[.$D57]" office:value-type="float" office:value="45.4222" calcext:value-type="float">
            <text:p>45.4</text:p>
          </table:table-cell>
          <table:table-cell office:value-type="float" office:value="542210" calcext:value-type="float">
            <text:p>542210</text:p>
          </table:table-cell>
          <table:table-cell table:formula="of:=([.H57]-[.$F57])/[.$F57]" office:value-type="percentage" office:value="0.193711445064308" calcext:value-type="percentage">
            <text:p>19.37%</text:p>
          </table:table-cell>
          <table:table-cell table:formula="of:=[.H57]/[.$D57]" office:value-type="float" office:value="54.221" calcext:value-type="float">
            <text:p>54.2</text:p>
          </table:table-cell>
          <table:table-cell table:style-name="ce14" table:formula="of:=[.J57]-[.$G57]" office:value-type="float" office:value="8.7988" calcext:value-type="float">
            <text:p>8.8</text:p>
          </table:table-cell>
          <table:table-cell office:value-type="float" office:value="1108956" calcext:value-type="float">
            <text:p>1108956</text:p>
          </table:table-cell>
          <table:table-cell table:formula="of:=([.L57]-[.$F57])/[.$F57]" office:value-type="percentage" office:value="1.44144052908049" calcext:value-type="percentage">
            <text:p>144.14%</text:p>
          </table:table-cell>
          <table:table-cell table:formula="of:=[.L57]/[.$D57]" office:value-type="float" office:value="110.8956" calcext:value-type="float">
            <text:p>110.9</text:p>
          </table:table-cell>
          <table:table-cell table:style-name="ce14" table:formula="of:=[.N57]-[.$G57]" office:value-type="float" office:value="65.4734" calcext:value-type="float">
            <text:p>65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304364" calcext:value-type="float">
            <text:p>23304364</text:p>
          </table:table-cell>
          <table:table-cell table:formula="of:=[.F58]/[.$D58]" office:value-type="float" office:value="2330.4364" calcext:value-type="float">
            <text:p>2330.4</text:p>
          </table:table-cell>
          <table:table-cell table:style-name="ce30" office:value-type="string" calcext:value-type="string">
            <text:p>X</text:p>
          </table:table-cell>
          <table:table-cell table:formula="of:=([.H58]-[.$F58])/[.$F58]" office:value-type="string" office:string-value="" calcext:value-type="error">
            <text:p>#VALUE!</text:p>
          </table:table-cell>
          <table:table-cell table:formula="of:=[.H58]/[.$D58]" office:value-type="string" office:string-value="" calcext:value-type="error">
            <text:p>#VALUE!</text:p>
          </table:table-cell>
          <table:table-cell table:style-name="ce14" table:formula="of:=[.J58]-[.$G58]" office:value-type="string" office:string-value="" calcext:value-type="error">
            <text:p>#VALUE!</text:p>
          </table:table-cell>
          <table:table-cell office:value-type="float" office:value="23885950" calcext:value-type="float">
            <text:p>23885950</text:p>
          </table:table-cell>
          <table:table-cell table:formula="of:=([.L58]-[.$F58])/[.$F58]" office:value-type="percentage" office:value="0.0249560983513646" calcext:value-type="percentage">
            <text:p>2.50%</text:p>
          </table:table-cell>
          <table:table-cell table:formula="of:=[.L58]/[.$D58]" office:value-type="float" office:value="2388.595" calcext:value-type="float">
            <text:p>2388.6</text:p>
          </table:table-cell>
          <table:table-cell table:style-name="ce14" table:formula="of:=[.N58]-[.$G58]" office:value-type="float" office:value="58.1585999999998" calcext:value-type="float">
            <text:p>58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00381644" calcext:value-type="float">
            <text:p>800381644</text:p>
          </table:table-cell>
          <table:table-cell table:formula="of:=[.F59]/[.$D59]" office:value-type="float" office:value="80038.1644" calcext:value-type="float">
            <text:p>80038.2</text:p>
          </table:table-cell>
          <table:table-cell table:style-name="ce30" office:value-type="float" office:value="722212522" calcext:value-type="float">
            <text:p>722212522</text:p>
          </table:table-cell>
          <table:table-cell table:formula="of:=([.H59]-[.$F59])/[.$F59]" office:value-type="percentage" office:value="-0.0976648110135819" calcext:value-type="percentage">
            <text:p>-9.77%</text:p>
          </table:table-cell>
          <table:table-cell table:formula="of:=[.H59]/[.$D59]" office:value-type="float" office:value="72221.2522" calcext:value-type="float">
            <text:p>72221.3</text:p>
          </table:table-cell>
          <table:table-cell table:style-name="ce14" table:formula="of:=[.J59]-[.$G59]" office:value-type="float" office:value="-7816.91219999999" calcext:value-type="float">
            <text:p>-7816.9</text:p>
          </table:table-cell>
          <table:table-cell office:value-type="string" calcext:value-type="string">
            <text:p>X</text:p>
          </table:table-cell>
          <table:table-cell table:formula="of:=([.L59]-[.$F59])/[.$F59]" office:value-type="string" office:string-value="" calcext:value-type="error">
            <text:p>#VALUE!</text:p>
          </table:table-cell>
          <table:table-cell table:formula="of:=[.L59]/[.$D59]" office:value-type="string" office:string-value="" calcext:value-type="error">
            <text:p>#VALUE!</text:p>
          </table:table-cell>
          <table:table-cell table:style-name="ce14" table:formula="of:=[.N59]-[.$G59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26373" calcext:value-type="float">
            <text:p>426373</text:p>
          </table:table-cell>
          <table:table-cell table:formula="of:=[.F60]/[.$D60]" office:value-type="float" office:value="42.6373" calcext:value-type="float">
            <text:p>42.6</text:p>
          </table:table-cell>
          <table:table-cell office:value-type="float" office:value="490281" calcext:value-type="float">
            <text:p>490281</text:p>
          </table:table-cell>
          <table:table-cell table:formula="of:=([.H60]-[.$F60])/[.$F60]" office:value-type="percentage" office:value="0.149887539783241" calcext:value-type="percentage">
            <text:p>14.99%</text:p>
          </table:table-cell>
          <table:table-cell table:formula="of:=[.H60]/[.$D60]" office:value-type="float" office:value="49.0281" calcext:value-type="float">
            <text:p>49.0</text:p>
          </table:table-cell>
          <table:table-cell table:style-name="ce14" table:formula="of:=[.J60]-[.$G60]" office:value-type="float" office:value="6.3908" calcext:value-type="float">
            <text:p>6.4</text:p>
          </table:table-cell>
          <table:table-cell office:value-type="float" office:value="1071182" calcext:value-type="float">
            <text:p>1071182</text:p>
          </table:table-cell>
          <table:table-cell table:formula="of:=([.L60]-[.$F60])/[.$F60]" office:value-type="percentage" office:value="1.51231198973669" calcext:value-type="percentage">
            <text:p>151.23%</text:p>
          </table:table-cell>
          <table:table-cell table:formula="of:=[.L60]/[.$D60]" office:value-type="float" office:value="107.1182" calcext:value-type="float">
            <text:p>107.1</text:p>
          </table:table-cell>
          <table:table-cell table:style-name="ce14" table:formula="of:=[.N60]-[.$G60]" office:value-type="float" office:value="64.4809" calcext:value-type="float">
            <text:p>64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8672" calcext:value-type="float">
            <text:p>478672</text:p>
          </table:table-cell>
          <table:table-cell table:formula="of:=[.F61]/[.$D61]" office:value-type="float" office:value="47.8672" calcext:value-type="float">
            <text:p>47.9</text:p>
          </table:table-cell>
          <table:table-cell office:value-type="float" office:value="560059" calcext:value-type="float">
            <text:p>560059</text:p>
          </table:table-cell>
          <table:table-cell table:formula="of:=([.H61]-[.$F61])/[.$F61]" office:value-type="percentage" office:value="0.170026657084601" calcext:value-type="percentage">
            <text:p>17.00%</text:p>
          </table:table-cell>
          <table:table-cell table:formula="of:=[.H61]/[.$D61]" office:value-type="float" office:value="56.0059" calcext:value-type="float">
            <text:p>56.0</text:p>
          </table:table-cell>
          <table:table-cell table:style-name="ce14" table:formula="of:=[.J61]-[.$G61]" office:value-type="float" office:value="8.1387" calcext:value-type="float">
            <text:p>8.1</text:p>
          </table:table-cell>
          <table:table-cell office:value-type="float" office:value="1138347" calcext:value-type="float">
            <text:p>1138347</text:p>
          </table:table-cell>
          <table:table-cell table:formula="of:=([.L61]-[.$F61])/[.$F61]" office:value-type="percentage" office:value="1.37813575893305" calcext:value-type="percentage">
            <text:p>137.81%</text:p>
          </table:table-cell>
          <table:table-cell table:formula="of:=[.L61]/[.$D61]" office:value-type="float" office:value="113.8347" calcext:value-type="float">
            <text:p>113.8</text:p>
          </table:table-cell>
          <table:table-cell table:style-name="ce14" table:formula="of:=[.N61]-[.$G61]" office:value-type="float" office:value="65.9675" calcext:value-type="float">
            <text:p>66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604131" calcext:value-type="float">
            <text:p>23604131</text:p>
          </table:table-cell>
          <table:table-cell table:formula="of:=[.F62]/[.$D62]" office:value-type="float" office:value="2360.4131" calcext:value-type="float">
            <text:p>2360.4</text:p>
          </table:table-cell>
          <table:table-cell table:style-name="ce30" office:value-type="float" office:value="23665946" calcext:value-type="float">
            <text:p>23665946</text:p>
          </table:table-cell>
          <table:table-cell table:formula="of:=([.H62]-[.$F62])/[.$F62]" office:value-type="percentage" office:value="0.00261882125633009" calcext:value-type="percentage">
            <text:p>0.26%</text:p>
          </table:table-cell>
          <table:table-cell table:formula="of:=[.H62]/[.$D62]" office:value-type="float" office:value="2366.5946" calcext:value-type="float">
            <text:p>2366.6</text:p>
          </table:table-cell>
          <table:table-cell table:style-name="ce14" table:formula="of:=[.J62]-[.$G62]" office:value-type="float" office:value="6.18149999999969" calcext:value-type="float">
            <text:p>6.2</text:p>
          </table:table-cell>
          <table:table-cell office:value-type="float" office:value="24060661" calcext:value-type="float">
            <text:p>24060661</text:p>
          </table:table-cell>
          <table:table-cell table:formula="of:=([.L62]-[.$F62])/[.$F62]" office:value-type="percentage" office:value="0.0193411060123332" calcext:value-type="percentage">
            <text:p>1.93%</text:p>
          </table:table-cell>
          <table:table-cell table:formula="of:=[.L62]/[.$D62]" office:value-type="float" office:value="2406.0661" calcext:value-type="float">
            <text:p>2406.1</text:p>
          </table:table-cell>
          <table:table-cell table:style-name="ce14" table:formula="of:=[.N62]-[.$G62]" office:value-type="float" office:value="45.6529999999998" calcext:value-type="float">
            <text:p>45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63]/[.$D63]" office:value-type="string" office:string-value="" calcext:value-type="error">
            <text:p>#VALUE!</text:p>
          </table:table-cell>
          <table:table-cell table:style-name="ce30" office:value-type="float" office:value="719779347" calcext:value-type="float">
            <text:p>719779347</text:p>
          </table:table-cell>
          <table:table-cell table:formula="of:=([.H63]-[.$F63])/[.$F63]" office:value-type="string" office:string-value="" calcext:value-type="error">
            <text:p>#VALUE!</text:p>
          </table:table-cell>
          <table:table-cell table:formula="of:=[.H63]/[.$D63]" office:value-type="float" office:value="71977.9347" calcext:value-type="float">
            <text:p>71977.9</text:p>
          </table:table-cell>
          <table:table-cell table:style-name="ce14" table:formula="of:=[.J63]-[.$G63]" office:value-type="string" office:string-value="" calcext:value-type="error">
            <text:p>#VALUE!</text:p>
          </table:table-cell>
          <table:table-cell office:value-type="string" calcext:value-type="string">
            <text:p>X</text:p>
          </table:table-cell>
          <table:table-cell table:formula="of:=([.L63]-[.$F63])/[.$F63]" office:value-type="string" office:string-value="" calcext:value-type="error">
            <text:p>#VALUE!</text:p>
          </table:table-cell>
          <table:table-cell table:formula="of:=[.L63]/[.$D63]" office:value-type="string" office:string-value="" calcext:value-type="error">
            <text:p>#VALUE!</text:p>
          </table:table-cell>
          <table:table-cell table:style-name="ce14" table:formula="of:=[.N63]-[.$G63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90607" calcext:value-type="float">
            <text:p>490607</text:p>
          </table:table-cell>
          <table:table-cell table:formula="of:=[.F64]/[.$D64]" office:value-type="float" office:value="49.0607" calcext:value-type="float">
            <text:p>49.1</text:p>
          </table:table-cell>
          <table:table-cell office:value-type="float" office:value="492803" calcext:value-type="float">
            <text:p>492803</text:p>
          </table:table-cell>
          <table:table-cell table:formula="of:=([.H64]-[.$F64])/[.$F64]" office:value-type="percentage" office:value="0.00447608778513148" calcext:value-type="percentage">
            <text:p>0.45%</text:p>
          </table:table-cell>
          <table:table-cell table:formula="of:=[.H64]/[.$D64]" office:value-type="float" office:value="49.2803" calcext:value-type="float">
            <text:p>49.3</text:p>
          </table:table-cell>
          <table:table-cell table:style-name="ce14" table:formula="of:=[.J64]-[.$G64]" office:value-type="float" office:value="0.2196" calcext:value-type="float">
            <text:p>0.2</text:p>
          </table:table-cell>
          <table:table-cell office:value-type="float" office:value="1119949" calcext:value-type="float">
            <text:p>1119949</text:p>
          </table:table-cell>
          <table:table-cell table:formula="of:=([.L64]-[.$F64])/[.$F64]" office:value-type="percentage" office:value="1.2827823492123" calcext:value-type="percentage">
            <text:p>128.28%</text:p>
          </table:table-cell>
          <table:table-cell table:formula="of:=[.L64]/[.$D64]" office:value-type="float" office:value="111.9949" calcext:value-type="float">
            <text:p>112.0</text:p>
          </table:table-cell>
          <table:table-cell table:style-name="ce14" table:formula="of:=[.N64]-[.$G64]" office:value-type="float" office:value="62.9342" calcext:value-type="float">
            <text:p>62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9387" calcext:value-type="float">
            <text:p>479387</text:p>
          </table:table-cell>
          <table:table-cell table:formula="of:=[.F65]/[.$D65]" office:value-type="float" office:value="47.9387" calcext:value-type="float">
            <text:p>47.9</text:p>
          </table:table-cell>
          <table:table-cell office:value-type="float" office:value="559314" calcext:value-type="float">
            <text:p>559314</text:p>
          </table:table-cell>
          <table:table-cell table:formula="of:=([.H65]-[.$F65])/[.$F65]" office:value-type="percentage" office:value="0.166727508255334" calcext:value-type="percentage">
            <text:p>16.67%</text:p>
          </table:table-cell>
          <table:table-cell table:formula="of:=[.H65]/[.$D65]" office:value-type="float" office:value="55.9314" calcext:value-type="float">
            <text:p>55.9</text:p>
          </table:table-cell>
          <table:table-cell table:style-name="ce14" table:formula="of:=[.J65]-[.$G65]" office:value-type="float" office:value="7.9927" calcext:value-type="float">
            <text:p>8.0</text:p>
          </table:table-cell>
          <table:table-cell office:value-type="float" office:value="1141156" calcext:value-type="float">
            <text:p>1141156</text:p>
          </table:table-cell>
          <table:table-cell table:formula="of:=([.L65]-[.$F65])/[.$F65]" office:value-type="percentage" office:value="1.3804483642652" calcext:value-type="percentage">
            <text:p>138.04%</text:p>
          </table:table-cell>
          <table:table-cell table:formula="of:=[.L65]/[.$D65]" office:value-type="float" office:value="114.1156" calcext:value-type="float">
            <text:p>114.1</text:p>
          </table:table-cell>
          <table:table-cell table:style-name="ce14" table:formula="of:=[.N65]-[.$G65]" office:value-type="float" office:value="66.1769" calcext:value-type="float">
            <text:p>66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511893" calcext:value-type="float">
            <text:p>23511893</text:p>
          </table:table-cell>
          <table:table-cell table:formula="of:=[.F66]/[.$D66]" office:value-type="float" office:value="2351.1893" calcext:value-type="float">
            <text:p>2351.2</text:p>
          </table:table-cell>
          <table:table-cell table:style-name="ce30" office:value-type="float" office:value="23638487" calcext:value-type="float">
            <text:p>23638487</text:p>
          </table:table-cell>
          <table:table-cell table:formula="of:=([.H66]-[.$F66])/[.$F66]" office:value-type="percentage" office:value="0.00538425383273053" calcext:value-type="percentage">
            <text:p>0.54%</text:p>
          </table:table-cell>
          <table:table-cell table:formula="of:=[.H66]/[.$D66]" office:value-type="float" office:value="2363.8487" calcext:value-type="float">
            <text:p>2363.8</text:p>
          </table:table-cell>
          <table:table-cell table:style-name="ce14" table:formula="of:=[.J66]-[.$G66]" office:value-type="float" office:value="12.6594" calcext:value-type="float">
            <text:p>12.7</text:p>
          </table:table-cell>
          <table:table-cell office:value-type="float" office:value="24005565" calcext:value-type="float">
            <text:p>24005565</text:p>
          </table:table-cell>
          <table:table-cell table:formula="of:=([.L66]-[.$F66])/[.$F66]" office:value-type="percentage" office:value="0.0209966930353077" calcext:value-type="percentage">
            <text:p>2.10%</text:p>
          </table:table-cell>
          <table:table-cell table:formula="of:=[.L66]/[.$D66]" office:value-type="float" office:value="2400.5565" calcext:value-type="float">
            <text:p>2400.6</text:p>
          </table:table-cell>
          <table:table-cell table:style-name="ce14" table:formula="of:=[.N66]-[.$G66]" office:value-type="float" office:value="49.3672000000001" calcext:value-type="float">
            <text:p>49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90212160" calcext:value-type="float">
            <text:p>790212160</text:p>
          </table:table-cell>
          <table:table-cell table:formula="of:=[.F67]/[.$D67]" office:value-type="float" office:value="79021.216" calcext:value-type="float">
            <text:p>79021.2</text:p>
          </table:table-cell>
          <table:table-cell table:style-name="ce30" office:value-type="float" office:value="716703872" calcext:value-type="float">
            <text:p>716703872</text:p>
          </table:table-cell>
          <table:table-cell table:formula="of:=([.H67]-[.$F67])/[.$F67]" office:value-type="percentage" office:value="-0.0930234837186003" calcext:value-type="percentage">
            <text:p>-9.30%</text:p>
          </table:table-cell>
          <table:table-cell table:formula="of:=[.H67]/[.$D67]" office:value-type="float" office:value="71670.3872" calcext:value-type="float">
            <text:p>71670.4</text:p>
          </table:table-cell>
          <table:table-cell table:style-name="ce14" table:formula="of:=[.J67]-[.$G67]" office:value-type="float" office:value="-7350.8288" calcext:value-type="float">
            <text:p>-7350.8</text:p>
          </table:table-cell>
          <table:table-cell office:value-type="float" office:value="789802421" calcext:value-type="float">
            <text:p>789802421</text:p>
          </table:table-cell>
          <table:table-cell table:formula="of:=([.L67]-[.$F67])/[.$F67]" office:value-type="percentage" office:value="-0.000518517710484232" calcext:value-type="percentage">
            <text:p>-0.05%</text:p>
          </table:table-cell>
          <table:table-cell table:formula="of:=[.L67]/[.$D67]" office:value-type="float" office:value="78980.2421" calcext:value-type="float">
            <text:p>78980.2</text:p>
          </table:table-cell>
          <table:table-cell table:style-name="ce14" table:formula="of:=[.N67]-[.$G67]" office:value-type="float" office:value="-40.9738999999972" calcext:value-type="float">
            <text:p>-41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99526" calcext:value-type="float">
            <text:p>499526</text:p>
          </table:table-cell>
          <table:table-cell table:formula="of:=[.F68]/[.$D68]" office:value-type="float" office:value="49.9526" calcext:value-type="float">
            <text:p>50.0</text:p>
          </table:table-cell>
          <table:table-cell office:value-type="float" office:value="490451" calcext:value-type="float">
            <text:p>490451</text:p>
          </table:table-cell>
          <table:table-cell table:formula="of:=([.H68]-[.$F68])/[.$F68]" office:value-type="percentage" office:value="-0.0181672225269556" calcext:value-type="percentage">
            <text:p>-1.82%</text:p>
          </table:table-cell>
          <table:table-cell table:formula="of:=[.H68]/[.$D68]" office:value-type="float" office:value="49.0451" calcext:value-type="float">
            <text:p>49.0</text:p>
          </table:table-cell>
          <table:table-cell table:style-name="ce14" table:formula="of:=[.J68]-[.$G68]" office:value-type="float" office:value="-0.907499999999999" calcext:value-type="float">
            <text:p>-0.9</text:p>
          </table:table-cell>
          <table:table-cell office:value-type="float" office:value="1122460" calcext:value-type="float">
            <text:p>1122460</text:p>
          </table:table-cell>
          <table:table-cell table:formula="of:=([.L68]-[.$F68])/[.$F68]" office:value-type="percentage" office:value="1.24705020359301" calcext:value-type="percentage">
            <text:p>124.71%</text:p>
          </table:table-cell>
          <table:table-cell table:formula="of:=[.L68]/[.$D68]" office:value-type="float" office:value="112.246" calcext:value-type="float">
            <text:p>112.2</text:p>
          </table:table-cell>
          <table:table-cell table:style-name="ce14" table:formula="of:=[.N68]-[.$G68]" office:value-type="float" office:value="62.2934" calcext:value-type="float">
            <text:p>62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9323" calcext:value-type="float">
            <text:p>479323</text:p>
          </table:table-cell>
          <table:table-cell table:formula="of:=[.F69]/[.$D69]" office:value-type="float" office:value="47.9323" calcext:value-type="float">
            <text:p>47.9</text:p>
          </table:table-cell>
          <table:table-cell office:value-type="float" office:value="559581" calcext:value-type="float">
            <text:p>559581</text:p>
          </table:table-cell>
          <table:table-cell table:formula="of:=([.H69]-[.$F69])/[.$F69]" office:value-type="percentage" office:value="0.167440327294956" calcext:value-type="percentage">
            <text:p>16.74%</text:p>
          </table:table-cell>
          <table:table-cell table:formula="of:=[.H69]/[.$D69]" office:value-type="float" office:value="55.9581" calcext:value-type="float">
            <text:p>56.0</text:p>
          </table:table-cell>
          <table:table-cell table:style-name="ce14" table:formula="of:=[.J69]-[.$G69]" office:value-type="float" office:value="8.0258" calcext:value-type="float">
            <text:p>8.0</text:p>
          </table:table-cell>
          <table:table-cell office:value-type="float" office:value="1139182" calcext:value-type="float">
            <text:p>1139182</text:p>
          </table:table-cell>
          <table:table-cell table:formula="of:=([.L69]-[.$F69])/[.$F69]" office:value-type="percentage" office:value="1.37664789713826" calcext:value-type="percentage">
            <text:p>137.66%</text:p>
          </table:table-cell>
          <table:table-cell table:formula="of:=[.L69]/[.$D69]" office:value-type="float" office:value="113.9182" calcext:value-type="float">
            <text:p>113.9</text:p>
          </table:table-cell>
          <table:table-cell table:style-name="ce14" table:formula="of:=[.N69]-[.$G69]" office:value-type="float" office:value="65.9859" calcext:value-type="float">
            <text:p>66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441090" calcext:value-type="float">
            <text:p>23441090</text:p>
          </table:table-cell>
          <table:table-cell table:formula="of:=[.F70]/[.$D70]" office:value-type="float" office:value="2344.109" calcext:value-type="float">
            <text:p>2344.1</text:p>
          </table:table-cell>
          <table:table-cell table:style-name="ce30" office:value-type="float" office:value="23632730" calcext:value-type="float">
            <text:p>23632730</text:p>
          </table:table-cell>
          <table:table-cell table:formula="of:=([.H70]-[.$F70])/[.$F70]" office:value-type="percentage" office:value="0.00817538774860725" calcext:value-type="percentage">
            <text:p>0.82%</text:p>
          </table:table-cell>
          <table:table-cell table:formula="of:=[.H70]/[.$D70]" office:value-type="float" office:value="2363.273" calcext:value-type="float">
            <text:p>2363.3</text:p>
          </table:table-cell>
          <table:table-cell table:style-name="ce14" table:formula="of:=[.J70]-[.$G70]" office:value-type="float" office:value="19.1640000000002" calcext:value-type="float">
            <text:p>19.2</text:p>
          </table:table-cell>
          <table:table-cell office:value-type="float" office:value="24028770" calcext:value-type="float">
            <text:p>24028770</text:p>
          </table:table-cell>
          <table:table-cell table:formula="of:=([.L70]-[.$F70])/[.$F70]" office:value-type="percentage" office:value="0.0250705065336126" calcext:value-type="percentage">
            <text:p>2.51%</text:p>
          </table:table-cell>
          <table:table-cell table:formula="of:=[.L70]/[.$D70]" office:value-type="float" office:value="2402.877" calcext:value-type="float">
            <text:p>2402.9</text:p>
          </table:table-cell>
          <table:table-cell table:style-name="ce14" table:formula="of:=[.N70]-[.$G70]" office:value-type="float" office:value="58.768" calcext:value-type="float">
            <text:p>58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94467462" calcext:value-type="float">
            <text:p>794467462</text:p>
          </table:table-cell>
          <table:table-cell table:formula="of:=[.F71]/[.$D71]" office:value-type="float" office:value="79446.7462" calcext:value-type="float">
            <text:p>79446.7</text:p>
          </table:table-cell>
          <table:table-cell table:style-name="ce30" office:value-type="float" office:value="719352982" calcext:value-type="float">
            <text:p>719352982</text:p>
          </table:table-cell>
          <table:table-cell table:formula="of:=([.H71]-[.$F71])/[.$F71]" office:value-type="percentage" office:value="-0.0945469557820607" calcext:value-type="percentage">
            <text:p>-9.45%</text:p>
          </table:table-cell>
          <table:table-cell table:formula="of:=[.H71]/[.$D71]" office:value-type="float" office:value="71935.2982" calcext:value-type="float">
            <text:p>71935.3</text:p>
          </table:table-cell>
          <table:table-cell table:style-name="ce14" table:formula="of:=[.J71]-[.$G71]" office:value-type="float" office:value="-7511.44799999999" calcext:value-type="float">
            <text:p>-7511.4</text:p>
          </table:table-cell>
          <table:table-cell office:value-type="string" calcext:value-type="string">
            <text:p>X</text:p>
          </table:table-cell>
          <table:table-cell table:formula="of:=([.L71]-[.$F71])/[.$F71]" office:value-type="string" office:string-value="" calcext:value-type="error">
            <text:p>#VALUE!</text:p>
          </table:table-cell>
          <table:table-cell table:formula="of:=[.L71]/[.$D71]" office:value-type="string" office:string-value="" calcext:value-type="error">
            <text:p>#VALUE!</text:p>
          </table:table-cell>
          <table:table-cell table:style-name="ce14" table:formula="of:=[.N71]-[.$G7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71121" calcext:value-type="float">
            <text:p>671121</text:p>
          </table:table-cell>
          <table:table-cell table:formula="of:=[.F72]/[.$D72]" office:value-type="float" office:value="67.1121" calcext:value-type="float">
            <text:p>67.1</text:p>
          </table:table-cell>
          <table:table-cell office:value-type="float" office:value="576735" calcext:value-type="float">
            <text:p>576735</text:p>
          </table:table-cell>
          <table:table-cell table:formula="of:=([.H72]-[.$F72])/[.$F72]" office:value-type="percentage" office:value="-0.140639318394149" calcext:value-type="percentage">
            <text:p>-14.06%</text:p>
          </table:table-cell>
          <table:table-cell table:formula="of:=[.H72]/[.$D72]" office:value-type="float" office:value="57.6735" calcext:value-type="float">
            <text:p>57.7</text:p>
          </table:table-cell>
          <table:table-cell table:style-name="ce14" table:formula="of:=[.J72]-[.$G72]" office:value-type="float" office:value="-9.4386" calcext:value-type="float">
            <text:p>-9.4</text:p>
          </table:table-cell>
          <table:table-cell office:value-type="float" office:value="1332317" calcext:value-type="float">
            <text:p>1332317</text:p>
          </table:table-cell>
          <table:table-cell table:formula="of:=([.L72]-[.$F72])/[.$F72]" office:value-type="percentage" office:value="0.985211310628039" calcext:value-type="percentage">
            <text:p>98.52%</text:p>
          </table:table-cell>
          <table:table-cell table:formula="of:=[.L72]/[.$D72]" office:value-type="float" office:value="133.2317" calcext:value-type="float">
            <text:p>133.2</text:p>
          </table:table-cell>
          <table:table-cell table:style-name="ce14" table:formula="of:=[.N72]-[.$G72]" office:value-type="float" office:value="66.1196" calcext:value-type="float">
            <text:p>66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7876" calcext:value-type="float">
            <text:p>477876</text:p>
          </table:table-cell>
          <table:table-cell table:formula="of:=[.F73]/[.$D73]" office:value-type="float" office:value="47.7876" calcext:value-type="float">
            <text:p>47.8</text:p>
          </table:table-cell>
          <table:table-cell office:value-type="float" office:value="568065" calcext:value-type="float">
            <text:p>568065</text:p>
          </table:table-cell>
          <table:table-cell table:formula="of:=([.H73]-[.$F73])/[.$F73]" office:value-type="percentage" office:value="0.188728875273083" calcext:value-type="percentage">
            <text:p>18.87%</text:p>
          </table:table-cell>
          <table:table-cell table:formula="of:=[.H73]/[.$D73]" office:value-type="float" office:value="56.8065" calcext:value-type="float">
            <text:p>56.8</text:p>
          </table:table-cell>
          <table:table-cell table:style-name="ce14" table:formula="of:=[.J73]-[.$G73]" office:value-type="float" office:value="9.0189" calcext:value-type="float">
            <text:p>9.0</text:p>
          </table:table-cell>
          <table:table-cell office:value-type="float" office:value="1138340" calcext:value-type="float">
            <text:p>1138340</text:p>
          </table:table-cell>
          <table:table-cell table:formula="of:=([.L73]-[.$F73])/[.$F73]" office:value-type="percentage" office:value="1.38208238120349" calcext:value-type="percentage">
            <text:p>138.21%</text:p>
          </table:table-cell>
          <table:table-cell table:formula="of:=[.L73]/[.$D73]" office:value-type="float" office:value="113.834" calcext:value-type="float">
            <text:p>113.8</text:p>
          </table:table-cell>
          <table:table-cell table:style-name="ce14" table:formula="of:=[.N73]-[.$G73]" office:value-type="float" office:value="66.0464" calcext:value-type="float">
            <text:p>66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417852" calcext:value-type="float">
            <text:p>23417852</text:p>
          </table:table-cell>
          <table:table-cell table:formula="of:=[.F74]/[.$D74]" office:value-type="float" office:value="2341.7852" calcext:value-type="float">
            <text:p>2341.8</text:p>
          </table:table-cell>
          <table:table-cell table:style-name="ce30" office:value-type="float" office:value="23799463" calcext:value-type="float">
            <text:p>23799463</text:p>
          </table:table-cell>
          <table:table-cell table:formula="of:=([.H74]-[.$F74])/[.$F74]" office:value-type="percentage" office:value="0.0162957302830336" calcext:value-type="percentage">
            <text:p>1.63%</text:p>
          </table:table-cell>
          <table:table-cell table:formula="of:=[.H74]/[.$D74]" office:value-type="float" office:value="2379.9463" calcext:value-type="float">
            <text:p>2379.9</text:p>
          </table:table-cell>
          <table:table-cell table:style-name="ce14" table:formula="of:=[.J74]-[.$G74]" office:value-type="float" office:value="38.1611000000003" calcext:value-type="float">
            <text:p>38.2</text:p>
          </table:table-cell>
          <table:table-cell office:value-type="float" office:value="24000706" calcext:value-type="float">
            <text:p>24000706</text:p>
          </table:table-cell>
          <table:table-cell table:formula="of:=([.L74]-[.$F74])/[.$F74]" office:value-type="percentage" office:value="0.0248893024005788" calcext:value-type="percentage">
            <text:p>2.49%</text:p>
          </table:table-cell>
          <table:table-cell table:formula="of:=[.L74]/[.$D74]" office:value-type="float" office:value="2400.0706" calcext:value-type="float">
            <text:p>2400.1</text:p>
          </table:table-cell>
          <table:table-cell table:style-name="ce14" table:formula="of:=[.N74]-[.$G74]" office:value-type="float" office:value="58.2854000000002" calcext:value-type="float">
            <text:p>58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95052793" calcext:value-type="float">
            <text:p>795052793</text:p>
          </table:table-cell>
          <table:table-cell table:formula="of:=[.F75]/[.$D75]" office:value-type="float" office:value="79505.2793" calcext:value-type="float">
            <text:p>79505.3</text:p>
          </table:table-cell>
          <table:table-cell table:style-name="ce30" office:value-type="float" office:value="719684232" calcext:value-type="float">
            <text:p>719684232</text:p>
          </table:table-cell>
          <table:table-cell table:formula="of:=([.H75]-[.$F75])/[.$F75]" office:value-type="percentage" office:value="-0.0947969262715363" calcext:value-type="percentage">
            <text:p>-9.48%</text:p>
          </table:table-cell>
          <table:table-cell table:formula="of:=[.H75]/[.$D75]" office:value-type="float" office:value="71968.4232" calcext:value-type="float">
            <text:p>71968.4</text:p>
          </table:table-cell>
          <table:table-cell table:style-name="ce14" table:formula="of:=[.J75]-[.$G75]" office:value-type="float" office:value="-7536.85609999999" calcext:value-type="float">
            <text:p>-7536.9</text:p>
          </table:table-cell>
          <table:table-cell office:value-type="float" office:value="793926942" calcext:value-type="float">
            <text:p>793926942</text:p>
          </table:table-cell>
          <table:table-cell table:formula="of:=([.L75]-[.$F75])/[.$F75]" office:value-type="percentage" office:value="-0.00141607074387072" calcext:value-type="percentage">
            <text:p>-0.14%</text:p>
          </table:table-cell>
          <table:table-cell table:formula="of:=[.L75]/[.$D75]" office:value-type="float" office:value="79392.6942" calcext:value-type="float">
            <text:p>79392.7</text:p>
          </table:table-cell>
          <table:table-cell table:style-name="ce14" table:formula="of:=[.N75]-[.$G75]" office:value-type="float" office:value="-112.585099999997" calcext:value-type="float">
            <text:p>-112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3</text:p>
          </table:table-cell>
          <table:table-cell office:value-type="string" calcext:value-type="string">
            <text:p>07d4039d9238d1b3e62e76ec250434236bfe2beb</text:p>
          </table:table-cell>
          <table:table-cell office:value-type="string" calcext:value-type="string">
            <text:p>bugged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10066" calcext:value-type="float">
            <text:p>510066</text:p>
          </table:table-cell>
          <table:table-cell table:formula="of:=[.F76]/[.$D76]" office:value-type="float" office:value="51.0066" calcext:value-type="float">
            <text:p>51.0</text:p>
          </table:table-cell>
          <table:table-cell office:value-type="float" office:value="629391" calcext:value-type="float">
            <text:p>629391</text:p>
          </table:table-cell>
          <table:table-cell table:formula="of:=([.H76]-[.$F76])/[.$F76]" office:value-type="percentage" office:value="0.233940313606474" calcext:value-type="percentage">
            <text:p>23.39%</text:p>
          </table:table-cell>
          <table:table-cell table:formula="of:=[.H76]/[.$D76]" office:value-type="float" office:value="62.9391" calcext:value-type="float">
            <text:p>62.9</text:p>
          </table:table-cell>
          <table:table-cell table:style-name="ce14" table:formula="of:=[.J76]-[.$G76]" office:value-type="float" office:value="11.9325" calcext:value-type="float">
            <text:p>11.9</text:p>
          </table:table-cell>
          <table:table-cell office:value-type="float" office:value="1414000" calcext:value-type="float">
            <text:p>1414000</text:p>
          </table:table-cell>
          <table:table-cell table:formula="of:=([.L76]-[.$F76])/[.$F76]" office:value-type="percentage" office:value="1.77219026557347" calcext:value-type="percentage">
            <text:p>177.22%</text:p>
          </table:table-cell>
          <table:table-cell table:formula="of:=[.L76]/[.$D76]" office:value-type="float" office:value="141.4" calcext:value-type="float">
            <text:p>141.4</text:p>
          </table:table-cell>
          <table:table-cell table:style-name="ce14" table:formula="of:=[.N76]-[.$G76]" office:value-type="float" office:value="90.3934" calcext:value-type="float">
            <text:p>90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3</text:p>
          </table:table-cell>
          <table:table-cell office:value-type="string" calcext:value-type="string">
            <text:p>07d4039d9238d1b3e62e76ec250434236bfe2beb</text:p>
          </table:table-cell>
          <table:table-cell office:value-type="string" calcext:value-type="string">
            <text:p>bugged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82273" calcext:value-type="float">
            <text:p>482273</text:p>
          </table:table-cell>
          <table:table-cell table:formula="of:=[.F77]/[.$D77]" office:value-type="float" office:value="48.2273" calcext:value-type="float">
            <text:p>48.2</text:p>
          </table:table-cell>
          <table:table-cell office:value-type="float" office:value="590026" calcext:value-type="float">
            <text:p>590026</text:p>
          </table:table-cell>
          <table:table-cell table:formula="of:=([.H77]-[.$F77])/[.$F77]" office:value-type="percentage" office:value="0.22342739485727" calcext:value-type="percentage">
            <text:p>22.34%</text:p>
          </table:table-cell>
          <table:table-cell table:formula="of:=[.H77]/[.$D77]" office:value-type="float" office:value="59.0026" calcext:value-type="float">
            <text:p>59.0</text:p>
          </table:table-cell>
          <table:table-cell table:style-name="ce14" table:formula="of:=[.J77]-[.$G77]" office:value-type="float" office:value="10.7753" calcext:value-type="float">
            <text:p>10.8</text:p>
          </table:table-cell>
          <table:table-cell office:value-type="float" office:value="1261139" calcext:value-type="float">
            <text:p>1261139</text:p>
          </table:table-cell>
          <table:table-cell table:formula="of:=([.L77]-[.$F77])/[.$F77]" office:value-type="percentage" office:value="1.61498985014712" calcext:value-type="percentage">
            <text:p>161.50%</text:p>
          </table:table-cell>
          <table:table-cell table:formula="of:=[.L77]/[.$D77]" office:value-type="float" office:value="126.1139" calcext:value-type="float">
            <text:p>126.1</text:p>
          </table:table-cell>
          <table:table-cell table:style-name="ce14" table:formula="of:=[.N77]-[.$G77]" office:value-type="float" office:value="77.8866" calcext:value-type="float">
            <text:p>77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3</text:p>
          </table:table-cell>
          <table:table-cell office:value-type="string" calcext:value-type="string">
            <text:p>07d4039d9238d1b3e62e76ec250434236bfe2beb</text:p>
          </table:table-cell>
          <table:table-cell office:value-type="string" calcext:value-type="string">
            <text:p>bugged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4598636" calcext:value-type="float">
            <text:p>24598636</text:p>
          </table:table-cell>
          <table:table-cell table:formula="of:=[.F78]/[.$D78]" office:value-type="float" office:value="2459.8636" calcext:value-type="float">
            <text:p>2459.9</text:p>
          </table:table-cell>
          <table:table-cell table:style-name="ce30" office:value-type="float" office:value="24730636" calcext:value-type="float">
            <text:p>24730636</text:p>
          </table:table-cell>
          <table:table-cell table:formula="of:=([.H78]-[.$F78])/[.$F78]" office:value-type="percentage" office:value="0.00536615119635089" calcext:value-type="percentage">
            <text:p>0.54%</text:p>
          </table:table-cell>
          <table:table-cell table:formula="of:=[.H78]/[.$D78]" office:value-type="float" office:value="2473.0636" calcext:value-type="float">
            <text:p>2473.1</text:p>
          </table:table-cell>
          <table:table-cell table:style-name="ce14" table:formula="of:=[.J78]-[.$G78]" office:value-type="float" office:value="13.1999999999998" calcext:value-type="float">
            <text:p>13.2</text:p>
          </table:table-cell>
          <table:table-cell office:value-type="float" office:value="25458321" calcext:value-type="float">
            <text:p>25458321</text:p>
          </table:table-cell>
          <table:table-cell table:formula="of:=([.L78]-[.$F78])/[.$F78]" office:value-type="percentage" office:value="0.0349484825093554" calcext:value-type="percentage">
            <text:p>3.49%</text:p>
          </table:table-cell>
          <table:table-cell table:formula="of:=[.L78]/[.$D78]" office:value-type="float" office:value="2545.8321" calcext:value-type="float">
            <text:p>2545.8</text:p>
          </table:table-cell>
          <table:table-cell table:style-name="ce14" table:formula="of:=[.N78]-[.$G78]" office:value-type="float" office:value="85.9684999999999" calcext:value-type="float">
            <text:p>86.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4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25307" calcext:value-type="float">
            <text:p>625307</text:p>
          </table:table-cell>
          <table:table-cell table:formula="of:=[.F79]/[.$D79]" office:value-type="float" office:value="62.5307" calcext:value-type="float">
            <text:p>62.5</text:p>
          </table:table-cell>
          <table:table-cell office:value-type="float" office:value="905104" calcext:value-type="float">
            <text:p>905104</text:p>
          </table:table-cell>
          <table:table-cell table:formula="of:=([.H79]-[.$F79])/[.$F79]" office:value-type="percentage" office:value="0.447455409902656" calcext:value-type="percentage">
            <text:p>44.75%</text:p>
          </table:table-cell>
          <table:table-cell table:formula="of:=[.H79]/[.$D79]" office:value-type="float" office:value="90.5104" calcext:value-type="float">
            <text:p>90.5</text:p>
          </table:table-cell>
          <table:table-cell table:style-name="ce14" table:formula="of:=[.J79]-[.$G79]" office:value-type="float" office:value="27.9797" calcext:value-type="float">
            <text:p>28.0</text:p>
          </table:table-cell>
          <table:table-cell office:value-type="float" office:value="1570289" calcext:value-type="float">
            <text:p>1570289</text:p>
          </table:table-cell>
          <table:table-cell table:formula="of:=([.L79]-[.$F79])/[.$F79]" office:value-type="percentage" office:value="1.511228884372" calcext:value-type="percentage">
            <text:p>151.12%</text:p>
          </table:table-cell>
          <table:table-cell table:formula="of:=[.L79]/[.$D79]" office:value-type="float" office:value="157.0289" calcext:value-type="float">
            <text:p>157.0</text:p>
          </table:table-cell>
          <table:table-cell table:style-name="ce14" table:formula="of:=[.N79]-[.$G79]" office:value-type="float" office:value="94.4982" calcext:value-type="float">
            <text:p>94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4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1622" calcext:value-type="float">
            <text:p>471622</text:p>
          </table:table-cell>
          <table:table-cell table:formula="of:=[.F80]/[.$D80]" office:value-type="float" office:value="47.1622" calcext:value-type="float">
            <text:p>47.2</text:p>
          </table:table-cell>
          <table:table-cell office:value-type="float" office:value="582822" calcext:value-type="float">
            <text:p>582822</text:p>
          </table:table-cell>
          <table:table-cell table:formula="of:=([.H80]-[.$F80])/[.$F80]" office:value-type="percentage" office:value="0.235782045790909" calcext:value-type="percentage">
            <text:p>23.58%</text:p>
          </table:table-cell>
          <table:table-cell table:formula="of:=[.H80]/[.$D80]" office:value-type="float" office:value="58.2822" calcext:value-type="float">
            <text:p>58.3</text:p>
          </table:table-cell>
          <table:table-cell table:style-name="ce14" table:formula="of:=[.J80]-[.$G80]" office:value-type="float" office:value="11.12" calcext:value-type="float">
            <text:p>11.1</text:p>
          </table:table-cell>
          <table:table-cell office:value-type="float" office:value="1250679" calcext:value-type="float">
            <text:p>1250679</text:p>
          </table:table-cell>
          <table:table-cell table:formula="of:=([.L80]-[.$F80])/[.$F80]" office:value-type="percentage" office:value="1.6518673853213" calcext:value-type="percentage">
            <text:p>165.19%</text:p>
          </table:table-cell>
          <table:table-cell table:formula="of:=[.L80]/[.$D80]" office:value-type="float" office:value="125.0679" calcext:value-type="float">
            <text:p>125.1</text:p>
          </table:table-cell>
          <table:table-cell table:style-name="ce14" table:formula="of:=[.N80]-[.$G80]" office:value-type="float" office:value="77.9057" calcext:value-type="float">
            <text:p>77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4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7348570" calcext:value-type="float">
            <text:p>27348570</text:p>
          </table:table-cell>
          <table:table-cell table:formula="of:=[.F81]/[.$D81]" office:value-type="float" office:value="2734.857" calcext:value-type="float">
            <text:p>2734.9</text:p>
          </table:table-cell>
          <table:table-cell table:style-name="ce30" office:value-type="float" office:value="27497476" calcext:value-type="float">
            <text:p>27497476</text:p>
          </table:table-cell>
          <table:table-cell table:formula="of:=([.H81]-[.$F81])/[.$F81]" office:value-type="percentage" office:value="0.0054447453742554" calcext:value-type="percentage">
            <text:p>0.54%</text:p>
          </table:table-cell>
          <table:table-cell table:formula="of:=[.H81]/[.$D81]" office:value-type="float" office:value="2749.7476" calcext:value-type="float">
            <text:p>2749.7</text:p>
          </table:table-cell>
          <table:table-cell table:style-name="ce14" table:formula="of:=[.J81]-[.$G81]" office:value-type="float" office:value="14.8906000000002" calcext:value-type="float">
            <text:p>14.9</text:p>
          </table:table-cell>
          <table:table-cell office:value-type="float" office:value="28157552" calcext:value-type="float">
            <text:p>28157552</text:p>
          </table:table-cell>
          <table:table-cell table:formula="of:=([.L81]-[.$F81])/[.$F81]" office:value-type="percentage" office:value="0.0295804131623701" calcext:value-type="percentage">
            <text:p>2.96%</text:p>
          </table:table-cell>
          <table:table-cell table:formula="of:=[.L81]/[.$D81]" office:value-type="float" office:value="2815.7552" calcext:value-type="float">
            <text:p>2815.8</text:p>
          </table:table-cell>
          <table:table-cell table:style-name="ce14" table:formula="of:=[.N81]-[.$G81]" office:value-type="float" office:value="80.8982000000001" calcext:value-type="float">
            <text:p>80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4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91169250" calcext:value-type="float">
            <text:p>791169250</text:p>
          </table:table-cell>
          <table:table-cell table:formula="of:=[.F82]/[.$D82]" office:value-type="float" office:value="79116.925" calcext:value-type="float">
            <text:p>79116.9</text:p>
          </table:table-cell>
          <table:table-cell table:style-name="ce30" office:value-type="string" calcext:value-type="string">
            <text:p>X</text:p>
          </table:table-cell>
          <table:table-cell table:formula="of:=([.H82]-[.$F82])/[.$F82]" office:value-type="string" office:string-value="" calcext:value-type="error">
            <text:p>#VALUE!</text:p>
          </table:table-cell>
          <table:table-cell table:formula="of:=[.H82]/[.$D82]" office:value-type="string" office:string-value="" calcext:value-type="error">
            <text:p>#VALUE!</text:p>
          </table:table-cell>
          <table:table-cell table:style-name="ce14" table:formula="of:=[.J82]-[.$G82]" office:value-type="string" office:string-value="" calcext:value-type="error">
            <text:p>#VALUE!</text:p>
          </table:table-cell>
          <table:table-cell office:value-type="float" office:value="836326641" calcext:value-type="float">
            <text:p>836326641</text:p>
          </table:table-cell>
          <table:table-cell table:formula="of:=([.L82]-[.$F82])/[.$F82]" office:value-type="percentage" office:value="0.0570767771876877" calcext:value-type="percentage">
            <text:p>5.71%</text:p>
          </table:table-cell>
          <table:table-cell table:formula="of:=[.L82]/[.$D82]" office:value-type="float" office:value="83632.6641" calcext:value-type="float">
            <text:p>83632.7</text:p>
          </table:table-cell>
          <table:table-cell table:style-name="ce14" table:formula="of:=[.N82]-[.$G82]" office:value-type="float" office:value="4515.73909999999" calcext:value-type="float">
            <text:p>4515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91811" calcext:value-type="float">
            <text:p>391811</text:p>
          </table:table-cell>
          <table:table-cell table:formula="of:=[.F83]/[.$D83]" office:value-type="float" office:value="39.1811" calcext:value-type="float">
            <text:p>39.2</text:p>
          </table:table-cell>
          <table:table-cell office:value-type="float" office:value="519680" calcext:value-type="float">
            <text:p>519680</text:p>
          </table:table-cell>
          <table:table-cell table:formula="of:=([.H83]-[.$F83])/[.$F83]" office:value-type="percentage" office:value="0.326353777714255" calcext:value-type="percentage">
            <text:p>32.64%</text:p>
          </table:table-cell>
          <table:table-cell table:formula="of:=[.H83]/[.$D83]" office:value-type="float" office:value="51.968" calcext:value-type="float">
            <text:p>52.0</text:p>
          </table:table-cell>
          <table:table-cell table:style-name="ce14" table:formula="of:=[.J83]-[.$G83]" office:value-type="float" office:value="12.7869" calcext:value-type="float">
            <text:p>12.8</text:p>
          </table:table-cell>
          <table:table-cell office:value-type="float" office:value="1069956" calcext:value-type="float">
            <text:p>1069956</text:p>
          </table:table-cell>
          <table:table-cell table:formula="of:=([.L83]-[.$F83])/[.$F83]" office:value-type="percentage" office:value="1.73079622573128" calcext:value-type="percentage">
            <text:p>173.08%</text:p>
          </table:table-cell>
          <table:table-cell table:formula="of:=[.L83]/[.$D83]" office:value-type="float" office:value="106.9956" calcext:value-type="float">
            <text:p>107.0</text:p>
          </table:table-cell>
          <table:table-cell table:style-name="ce14" table:formula="of:=[.N83]-[.$G83]" office:value-type="float" office:value="67.8145" calcext:value-type="float">
            <text:p>67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43693" calcext:value-type="float">
            <text:p>443693</text:p>
          </table:table-cell>
          <table:table-cell table:formula="of:=[.F84]/[.$D84]" office:value-type="float" office:value="44.3693" calcext:value-type="float">
            <text:p>44.4</text:p>
          </table:table-cell>
          <table:table-cell office:value-type="float" office:value="539642" calcext:value-type="float">
            <text:p>539642</text:p>
          </table:table-cell>
          <table:table-cell table:formula="of:=([.H84]-[.$F84])/[.$F84]" office:value-type="percentage" office:value="0.216250876168883" calcext:value-type="percentage">
            <text:p>21.63%</text:p>
          </table:table-cell>
          <table:table-cell table:formula="of:=[.H84]/[.$D84]" office:value-type="float" office:value="53.9642" calcext:value-type="float">
            <text:p>54.0</text:p>
          </table:table-cell>
          <table:table-cell table:style-name="ce14" table:formula="of:=[.J84]-[.$G84]" office:value-type="float" office:value="9.5949" calcext:value-type="float">
            <text:p>9.6</text:p>
          </table:table-cell>
          <table:table-cell office:value-type="float" office:value="1120247" calcext:value-type="float">
            <text:p>1120247</text:p>
          </table:table-cell>
          <table:table-cell table:formula="of:=([.L84]-[.$F84])/[.$F84]" office:value-type="percentage" office:value="1.5248245971877" calcext:value-type="percentage">
            <text:p>152.48%</text:p>
          </table:table-cell>
          <table:table-cell table:formula="of:=[.L84]/[.$D84]" office:value-type="float" office:value="112.0247" calcext:value-type="float">
            <text:p>112.0</text:p>
          </table:table-cell>
          <table:table-cell table:style-name="ce14" table:formula="of:=[.N84]-[.$G84]" office:value-type="float" office:value="67.6554" calcext:value-type="float">
            <text:p>67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7361331" calcext:value-type="float">
            <text:p>27361331</text:p>
          </table:table-cell>
          <table:table-cell table:formula="of:=[.F85]/[.$D85]" office:value-type="float" office:value="2736.1331" calcext:value-type="float">
            <text:p>2736.1</text:p>
          </table:table-cell>
          <table:table-cell table:style-name="ce30" office:value-type="string" calcext:value-type="string">
            <text:p>X</text:p>
          </table:table-cell>
          <table:table-cell table:formula="of:=([.H85]-[.$F85])/[.$F85]" office:value-type="string" office:string-value="" calcext:value-type="error">
            <text:p>#VALUE!</text:p>
          </table:table-cell>
          <table:table-cell table:formula="of:=[.H85]/[.$D85]" office:value-type="string" office:string-value="" calcext:value-type="error">
            <text:p>#VALUE!</text:p>
          </table:table-cell>
          <table:table-cell table:style-name="ce14" table:formula="of:=[.J85]-[.$G85]" office:value-type="string" office:string-value="" calcext:value-type="error">
            <text:p>#VALUE!</text:p>
          </table:table-cell>
          <table:table-cell office:value-type="float" office:value="27942105" calcext:value-type="float">
            <text:p>27942105</text:p>
          </table:table-cell>
          <table:table-cell table:formula="of:=([.L85]-[.$F85])/[.$F85]" office:value-type="percentage" office:value="0.0212260872835463" calcext:value-type="percentage">
            <text:p>2.12%</text:p>
          </table:table-cell>
          <table:table-cell table:formula="of:=[.L85]/[.$D85]" office:value-type="float" office:value="2794.2105" calcext:value-type="float">
            <text:p>2794.2</text:p>
          </table:table-cell>
          <table:table-cell table:style-name="ce14" table:formula="of:=[.N85]-[.$G85]" office:value-type="float" office:value="58.0774000000001" calcext:value-type="float">
            <text:p>58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08388927" calcext:value-type="float">
            <text:p>808388927</text:p>
          </table:table-cell>
          <table:table-cell table:formula="of:=[.F86]/[.$D86]" office:value-type="float" office:value="80838.8927" calcext:value-type="float">
            <text:p>80838.9</text:p>
          </table:table-cell>
          <table:table-cell table:style-name="ce30" office:value-type="string" calcext:value-type="string">
            <text:p>X</text:p>
          </table:table-cell>
          <table:table-cell table:formula="of:=([.H86]-[.$F86])/[.$F86]" office:value-type="string" office:string-value="" calcext:value-type="error">
            <text:p>#VALUE!</text:p>
          </table:table-cell>
          <table:table-cell table:formula="of:=[.H86]/[.$D86]" office:value-type="string" office:string-value="" calcext:value-type="error">
            <text:p>#VALUE!</text:p>
          </table:table-cell>
          <table:table-cell table:style-name="ce14" table:formula="of:=[.J86]-[.$G86]" office:value-type="string" office:string-value="" calcext:value-type="error">
            <text:p>#VALUE!</text:p>
          </table:table-cell>
          <table:table-cell office:value-type="string" calcext:value-type="string">
            <text:p>X</text:p>
          </table:table-cell>
          <table:table-cell table:formula="of:=([.L86]-[.$F86])/[.$F86]" office:value-type="string" office:string-value="" calcext:value-type="error">
            <text:p>#VALUE!</text:p>
          </table:table-cell>
          <table:table-cell table:formula="of:=[.L86]/[.$D86]" office:value-type="string" office:string-value="" calcext:value-type="error">
            <text:p>#VALUE!</text:p>
          </table:table-cell>
          <table:table-cell table:style-name="ce14" table:formula="of:=[.N86]-[.$G86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1552" calcext:value-type="float">
            <text:p>531552</text:p>
          </table:table-cell>
          <table:table-cell table:formula="of:=[.F87]/[.$D87]" office:value-type="float" office:value="53.1552" calcext:value-type="float">
            <text:p>53.2</text:p>
          </table:table-cell>
          <table:table-cell office:value-type="float" office:value="491186" calcext:value-type="float">
            <text:p>491186</text:p>
          </table:table-cell>
          <table:table-cell table:formula="of:=([.H87]-[.$F87])/[.$F87]" office:value-type="percentage" office:value="-0.0759398892300283" calcext:value-type="percentage">
            <text:p>-7.59%</text:p>
          </table:table-cell>
          <table:table-cell table:formula="of:=[.H87]/[.$D87]" office:value-type="float" office:value="49.1186" calcext:value-type="float">
            <text:p>49.1</text:p>
          </table:table-cell>
          <table:table-cell table:style-name="ce14" table:formula="of:=[.J87]-[.$G87]" office:value-type="float" office:value="-4.0366" calcext:value-type="float">
            <text:p>-4.0</text:p>
          </table:table-cell>
          <table:table-cell office:value-type="float" office:value="1206110" calcext:value-type="float">
            <text:p>1206110</text:p>
          </table:table-cell>
          <table:table-cell table:formula="of:=([.L87]-[.$F87])/[.$F87]" office:value-type="percentage" office:value="1.26903482631991" calcext:value-type="percentage">
            <text:p>126.90%</text:p>
          </table:table-cell>
          <table:table-cell table:formula="of:=[.L87]/[.$D87]" office:value-type="float" office:value="120.611" calcext:value-type="float">
            <text:p>120.6</text:p>
          </table:table-cell>
          <table:table-cell table:style-name="ce14" table:formula="of:=[.N87]-[.$G87]" office:value-type="float" office:value="67.4558" calcext:value-type="float">
            <text:p>6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4989" calcext:value-type="float">
            <text:p>474989</text:p>
          </table:table-cell>
          <table:table-cell table:formula="of:=[.F88]/[.$D88]" office:value-type="float" office:value="47.4989" calcext:value-type="float">
            <text:p>47.5</text:p>
          </table:table-cell>
          <table:table-cell office:value-type="float" office:value="559449" calcext:value-type="float">
            <text:p>559449</text:p>
          </table:table-cell>
          <table:table-cell table:formula="of:=([.H88]-[.$F88])/[.$F88]" office:value-type="percentage" office:value="0.177814644128601" calcext:value-type="percentage">
            <text:p>17.78%</text:p>
          </table:table-cell>
          <table:table-cell table:formula="of:=[.H88]/[.$D88]" office:value-type="float" office:value="55.9449" calcext:value-type="float">
            <text:p>55.9</text:p>
          </table:table-cell>
          <table:table-cell table:style-name="ce14" table:formula="of:=[.J88]-[.$G88]" office:value-type="float" office:value="8.446" calcext:value-type="float">
            <text:p>8.4</text:p>
          </table:table-cell>
          <table:table-cell office:value-type="float" office:value="1149154" calcext:value-type="float">
            <text:p>1149154</text:p>
          </table:table-cell>
          <table:table-cell table:formula="of:=([.L88]-[.$F88])/[.$F88]" office:value-type="percentage" office:value="1.41932760548139" calcext:value-type="percentage">
            <text:p>141.93%</text:p>
          </table:table-cell>
          <table:table-cell table:formula="of:=[.L88]/[.$D88]" office:value-type="float" office:value="114.9154" calcext:value-type="float">
            <text:p>114.9</text:p>
          </table:table-cell>
          <table:table-cell table:style-name="ce14" table:formula="of:=[.N88]-[.$G88]" office:value-type="float" office:value="67.4165" calcext:value-type="float">
            <text:p>67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7480761" calcext:value-type="float">
            <text:p>27480761</text:p>
          </table:table-cell>
          <table:table-cell table:formula="of:=[.F89]/[.$D89]" office:value-type="float" office:value="2748.0761" calcext:value-type="float">
            <text:p>2748.1</text:p>
          </table:table-cell>
          <table:table-cell table:style-name="ce30" office:value-type="float" office:value="27466829" calcext:value-type="float">
            <text:p>27466829</text:p>
          </table:table-cell>
          <table:table-cell table:formula="of:=([.H89]-[.$F89])/[.$F89]" office:value-type="percentage" office:value="-0.00050697286003106" calcext:value-type="percentage">
            <text:p>-0.05%</text:p>
          </table:table-cell>
          <table:table-cell table:formula="of:=[.H89]/[.$D89]" office:value-type="float" office:value="2746.6829" calcext:value-type="float">
            <text:p>2746.7</text:p>
          </table:table-cell>
          <table:table-cell table:style-name="ce14" table:formula="of:=[.J89]-[.$G89]" office:value-type="float" office:value="-1.39320000000043" calcext:value-type="float">
            <text:p>-1.4</text:p>
          </table:table-cell>
          <table:table-cell office:value-type="float" office:value="28221651" calcext:value-type="float">
            <text:p>28221651</text:p>
          </table:table-cell>
          <table:table-cell table:formula="of:=([.L89]-[.$F89])/[.$F89]" office:value-type="percentage" office:value="0.0269603159825159" calcext:value-type="percentage">
            <text:p>2.70%</text:p>
          </table:table-cell>
          <table:table-cell table:formula="of:=[.L89]/[.$D89]" office:value-type="float" office:value="2822.1651" calcext:value-type="float">
            <text:p>2822.2</text:p>
          </table:table-cell>
          <table:table-cell table:style-name="ce14" table:formula="of:=[.N89]-[.$G89]" office:value-type="float" office:value="74.0889999999999" calcext:value-type="float">
            <text:p>74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90]/[.$D90]" office:value-type="string" office:string-value="" calcext:value-type="error">
            <text:p>#VALUE!</text:p>
          </table:table-cell>
          <table:table-cell table:style-name="ce30" office:value-type="float" office:value="721841294" calcext:value-type="float">
            <text:p>721841294</text:p>
          </table:table-cell>
          <table:table-cell table:formula="of:=([.H90]-[.$F90])/[.$F90]" office:value-type="string" office:string-value="" calcext:value-type="error">
            <text:p>#VALUE!</text:p>
          </table:table-cell>
          <table:table-cell table:formula="of:=[.H90]/[.$D90]" office:value-type="float" office:value="72184.1294" calcext:value-type="float">
            <text:p>72184.1</text:p>
          </table:table-cell>
          <table:table-cell table:style-name="ce14" table:formula="of:=[.J90]-[.$G90]" office:value-type="string" office:string-value="" calcext:value-type="error">
            <text:p>#VALUE!</text:p>
          </table:table-cell>
          <table:table-cell office:value-type="float" office:value="792851768" calcext:value-type="float">
            <text:p>792851768</text:p>
          </table:table-cell>
          <table:table-cell table:formula="of:=([.L90]-[.$F90])/[.$F90]" office:value-type="string" office:string-value="" calcext:value-type="error">
            <text:p>#VALUE!</text:p>
          </table:table-cell>
          <table:table-cell table:formula="of:=[.L90]/[.$D90]" office:value-type="float" office:value="79285.1768" calcext:value-type="float">
            <text:p>79285.2</text:p>
          </table:table-cell>
          <table:table-cell table:style-name="ce14" table:formula="of:=[.N90]-[.$G90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92264" calcext:value-type="float">
            <text:p>392264</text:p>
          </table:table-cell>
          <table:table-cell table:formula="of:=[.F91]/[.$D91]" office:value-type="float" office:value="39.2264" calcext:value-type="float">
            <text:p>39.2</text:p>
          </table:table-cell>
          <table:table-cell office:value-type="float" office:value="491570" calcext:value-type="float">
            <text:p>491570</text:p>
          </table:table-cell>
          <table:table-cell table:formula="of:=([.H91]-[.$F91])/[.$F91]" office:value-type="percentage" office:value="0.253161136377542" calcext:value-type="percentage">
            <text:p>25.32%</text:p>
          </table:table-cell>
          <table:table-cell table:formula="of:=[.H91]/[.$D91]" office:value-type="float" office:value="49.157" calcext:value-type="float">
            <text:p>49.2</text:p>
          </table:table-cell>
          <table:table-cell table:style-name="ce14" table:formula="of:=[.J91]-[.$G91]" office:value-type="float" office:value="9.9306" calcext:value-type="float">
            <text:p>9.9</text:p>
          </table:table-cell>
          <table:table-cell office:value-type="float" office:value="1073351" calcext:value-type="float">
            <text:p>1073351</text:p>
          </table:table-cell>
          <table:table-cell table:formula="of:=([.L91]-[.$F91])/[.$F91]" office:value-type="percentage" office:value="1.73629749352477" calcext:value-type="percentage">
            <text:p>173.63%</text:p>
          </table:table-cell>
          <table:table-cell table:formula="of:=[.L91]/[.$D91]" office:value-type="float" office:value="107.3351" calcext:value-type="float">
            <text:p>107.3</text:p>
          </table:table-cell>
          <table:table-cell table:style-name="ce14" table:formula="of:=[.N91]-[.$G91]" office:value-type="float" office:value="68.1087" calcext:value-type="float">
            <text:p>68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2732" calcext:value-type="float">
            <text:p>472732</text:p>
          </table:table-cell>
          <table:table-cell table:formula="of:=[.F92]/[.$D92]" office:value-type="float" office:value="47.2732" calcext:value-type="float">
            <text:p>47.3</text:p>
          </table:table-cell>
          <table:table-cell office:value-type="float" office:value="560087" calcext:value-type="float">
            <text:p>560087</text:p>
          </table:table-cell>
          <table:table-cell table:formula="of:=([.H92]-[.$F92])/[.$F92]" office:value-type="percentage" office:value="0.184787575201171" calcext:value-type="percentage">
            <text:p>18.48%</text:p>
          </table:table-cell>
          <table:table-cell table:formula="of:=[.H92]/[.$D92]" office:value-type="float" office:value="56.0087" calcext:value-type="float">
            <text:p>56.0</text:p>
          </table:table-cell>
          <table:table-cell table:style-name="ce14" table:formula="of:=[.J92]-[.$G92]" office:value-type="float" office:value="8.7355" calcext:value-type="float">
            <text:p>8.7</text:p>
          </table:table-cell>
          <table:table-cell office:value-type="float" office:value="1150357" calcext:value-type="float">
            <text:p>1150357</text:p>
          </table:table-cell>
          <table:table-cell table:formula="of:=([.L92]-[.$F92])/[.$F92]" office:value-type="percentage" office:value="1.43342316576834" calcext:value-type="percentage">
            <text:p>143.34%</text:p>
          </table:table-cell>
          <table:table-cell table:formula="of:=[.L92]/[.$D92]" office:value-type="float" office:value="115.0357" calcext:value-type="float">
            <text:p>115.0</text:p>
          </table:table-cell>
          <table:table-cell table:style-name="ce14" table:formula="of:=[.N92]-[.$G92]" office:value-type="float" office:value="67.7625" calcext:value-type="float">
            <text:p>67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7347563" calcext:value-type="float">
            <text:p>27347563</text:p>
          </table:table-cell>
          <table:table-cell table:formula="of:=[.F93]/[.$D93]" office:value-type="float" office:value="2734.7563" calcext:value-type="float">
            <text:p>2734.8</text:p>
          </table:table-cell>
          <table:table-cell table:style-name="ce30" office:value-type="float" office:value="27471193" calcext:value-type="float">
            <text:p>27471193</text:p>
          </table:table-cell>
          <table:table-cell table:formula="of:=([.H93]-[.$F93])/[.$F93]" office:value-type="percentage" office:value="0.00452069531753158" calcext:value-type="percentage">
            <text:p>0.45%</text:p>
          </table:table-cell>
          <table:table-cell table:formula="of:=[.H93]/[.$D93]" office:value-type="float" office:value="2747.1193" calcext:value-type="float">
            <text:p>2747.1</text:p>
          </table:table-cell>
          <table:table-cell table:style-name="ce14" table:formula="of:=[.J93]-[.$G93]" office:value-type="float" office:value="12.3629999999998" calcext:value-type="float">
            <text:p>12.4</text:p>
          </table:table-cell>
          <table:table-cell office:value-type="float" office:value="28192973" calcext:value-type="float">
            <text:p>28192973</text:p>
          </table:table-cell>
          <table:table-cell table:formula="of:=([.L93]-[.$F93])/[.$F93]" office:value-type="percentage" office:value="0.0309135406324871" calcext:value-type="percentage">
            <text:p>3.09%</text:p>
          </table:table-cell>
          <table:table-cell table:formula="of:=[.L93]/[.$D93]" office:value-type="float" office:value="2819.2973" calcext:value-type="float">
            <text:p>2819.3</text:p>
          </table:table-cell>
          <table:table-cell table:style-name="ce14" table:formula="of:=[.N93]-[.$G93]" office:value-type="float" office:value="84.5410000000002" calcext:value-type="float">
            <text:p>84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03200904" calcext:value-type="float">
            <text:p>803200904</text:p>
          </table:table-cell>
          <table:table-cell table:formula="of:=[.F94]/[.$D94]" office:value-type="float" office:value="80320.0904" calcext:value-type="float">
            <text:p>80320.1</text:p>
          </table:table-cell>
          <table:table-cell table:style-name="ce30" office:value-type="float" office:value="721847417" calcext:value-type="float">
            <text:p>721847417</text:p>
          </table:table-cell>
          <table:table-cell table:formula="of:=([.H94]-[.$F94])/[.$F94]" office:value-type="percentage" office:value="-0.101286597904526" calcext:value-type="percentage">
            <text:p>-10.13%</text:p>
          </table:table-cell>
          <table:table-cell table:formula="of:=[.H94]/[.$D94]" office:value-type="float" office:value="72184.7417" calcext:value-type="float">
            <text:p>72184.7</text:p>
          </table:table-cell>
          <table:table-cell table:style-name="ce14" table:formula="of:=[.J94]-[.$G94]" office:value-type="float" office:value="-8135.3487" calcext:value-type="float">
            <text:p>-8135.3</text:p>
          </table:table-cell>
          <table:table-cell office:value-type="float" office:value="793841640" calcext:value-type="float">
            <text:p>793841640</text:p>
          </table:table-cell>
          <table:table-cell table:formula="of:=([.L94]-[.$F94])/[.$F94]" office:value-type="percentage" office:value="-0.0116524570047048" calcext:value-type="percentage">
            <text:p>-1.17%</text:p>
          </table:table-cell>
          <table:table-cell table:formula="of:=[.L94]/[.$D94]" office:value-type="float" office:value="79384.164" calcext:value-type="float">
            <text:p>79384.2</text:p>
          </table:table-cell>
          <table:table-cell table:style-name="ce14" table:formula="of:=[.N94]-[.$G94]" office:value-type="float" office:value="-935.926399999997" calcext:value-type="float">
            <text:p>-935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91908" calcext:value-type="float">
            <text:p>391908</text:p>
          </table:table-cell>
          <table:table-cell table:formula="of:=[.F95]/[.$D95]" office:value-type="float" office:value="39.1908" calcext:value-type="float">
            <text:p>39.2</text:p>
          </table:table-cell>
          <table:table-cell office:value-type="float" office:value="491340" calcext:value-type="float">
            <text:p>491340</text:p>
          </table:table-cell>
          <table:table-cell table:formula="of:=([.H95]-[.$F95])/[.$F95]" office:value-type="percentage" office:value="0.25371260601978" calcext:value-type="percentage">
            <text:p>25.37%</text:p>
          </table:table-cell>
          <table:table-cell table:formula="of:=[.H95]/[.$D95]" office:value-type="float" office:value="49.134" calcext:value-type="float">
            <text:p>49.1</text:p>
          </table:table-cell>
          <table:table-cell table:style-name="ce14" table:formula="of:=[.J95]-[.$G95]" office:value-type="float" office:value="9.9432" calcext:value-type="float">
            <text:p>9.9</text:p>
          </table:table-cell>
          <table:table-cell office:value-type="float" office:value="1070633" calcext:value-type="float">
            <text:p>1070633</text:p>
          </table:table-cell>
          <table:table-cell table:formula="of:=([.L95]-[.$F95])/[.$F95]" office:value-type="percentage" office:value="1.73184778060157" calcext:value-type="percentage">
            <text:p>173.18%</text:p>
          </table:table-cell>
          <table:table-cell table:formula="of:=[.L95]/[.$D95]" office:value-type="float" office:value="107.0633" calcext:value-type="float">
            <text:p>107.1</text:p>
          </table:table-cell>
          <table:table-cell table:style-name="ce14" table:formula="of:=[.N95]-[.$G95]" office:value-type="float" office:value="67.8725" calcext:value-type="float">
            <text:p>67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78193" calcext:value-type="float">
            <text:p>478193</text:p>
          </table:table-cell>
          <table:table-cell table:formula="of:=[.F96]/[.$D96]" office:value-type="float" office:value="47.8193" calcext:value-type="float">
            <text:p>47.8</text:p>
          </table:table-cell>
          <table:table-cell office:value-type="float" office:value="559709" calcext:value-type="float">
            <text:p>559709</text:p>
          </table:table-cell>
          <table:table-cell table:formula="of:=([.H96]-[.$F96])/[.$F96]" office:value-type="percentage" office:value="0.170466736234115" calcext:value-type="percentage">
            <text:p>17.05%</text:p>
          </table:table-cell>
          <table:table-cell table:formula="of:=[.H96]/[.$D96]" office:value-type="float" office:value="55.9709" calcext:value-type="float">
            <text:p>56.0</text:p>
          </table:table-cell>
          <table:table-cell table:style-name="ce14" table:formula="of:=[.J96]-[.$G96]" office:value-type="float" office:value="8.1516" calcext:value-type="float">
            <text:p>8.2</text:p>
          </table:table-cell>
          <table:table-cell office:value-type="float" office:value="1149240" calcext:value-type="float">
            <text:p>1149240</text:p>
          </table:table-cell>
          <table:table-cell table:formula="of:=([.L96]-[.$F96])/[.$F96]" office:value-type="percentage" office:value="1.40329741338748" calcext:value-type="percentage">
            <text:p>140.33%</text:p>
          </table:table-cell>
          <table:table-cell table:formula="of:=[.L96]/[.$D96]" office:value-type="float" office:value="114.924" calcext:value-type="float">
            <text:p>114.9</text:p>
          </table:table-cell>
          <table:table-cell table:style-name="ce14" table:formula="of:=[.N96]-[.$G96]" office:value-type="float" office:value="67.1047" calcext:value-type="float">
            <text:p>67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7269700" calcext:value-type="float">
            <text:p>27269700</text:p>
          </table:table-cell>
          <table:table-cell table:formula="of:=[.F97]/[.$D97]" office:value-type="float" office:value="2726.97" calcext:value-type="float">
            <text:p>2727.0</text:p>
          </table:table-cell>
          <table:table-cell table:style-name="ce30" office:value-type="float" office:value="27409484" calcext:value-type="float">
            <text:p>27409484</text:p>
          </table:table-cell>
          <table:table-cell table:formula="of:=([.H97]-[.$F97])/[.$F97]" office:value-type="percentage" office:value="0.00512598231737056" calcext:value-type="percentage">
            <text:p>0.51%</text:p>
          </table:table-cell>
          <table:table-cell table:formula="of:=[.H97]/[.$D97]" office:value-type="float" office:value="2740.9484" calcext:value-type="float">
            <text:p>2740.9</text:p>
          </table:table-cell>
          <table:table-cell table:style-name="ce14" table:formula="of:=[.J97]-[.$G97]" office:value-type="float" office:value="13.9784000000004" calcext:value-type="float">
            <text:p>14.0</text:p>
          </table:table-cell>
          <table:table-cell office:value-type="float" office:value="27923256" calcext:value-type="float">
            <text:p>27923256</text:p>
          </table:table-cell>
          <table:table-cell table:formula="of:=([.L97]-[.$F97])/[.$F97]" office:value-type="percentage" office:value="0.0239663802682098" calcext:value-type="percentage">
            <text:p>2.40%</text:p>
          </table:table-cell>
          <table:table-cell table:formula="of:=[.L97]/[.$D97]" office:value-type="float" office:value="2792.3256" calcext:value-type="float">
            <text:p>2792.3</text:p>
          </table:table-cell>
          <table:table-cell table:style-name="ce14" table:formula="of:=[.N97]-[.$G97]" office:value-type="float" office:value="65.3556000000003" calcext:value-type="float">
            <text:p>65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98]/[.$D98]" office:value-type="string" office:string-value="" calcext:value-type="error">
            <text:p>#VALUE!</text:p>
          </table:table-cell>
          <table:table-cell table:style-name="ce30" office:value-type="string" calcext:value-type="string">
            <text:p>X</text:p>
          </table:table-cell>
          <table:table-cell table:formula="of:=([.H98]-[.$F98])/[.$F98]" office:value-type="string" office:string-value="" calcext:value-type="error">
            <text:p>#VALUE!</text:p>
          </table:table-cell>
          <table:table-cell table:formula="of:=[.H98]/[.$D98]" office:value-type="string" office:string-value="" calcext:value-type="error">
            <text:p>#VALUE!</text:p>
          </table:table-cell>
          <table:table-cell table:style-name="ce14" table:formula="of:=[.J98]-[.$G98]" office:value-type="string" office:string-value="" calcext:value-type="error">
            <text:p>#VALUE!</text:p>
          </table:table-cell>
          <table:table-cell office:value-type="string" calcext:value-type="string">
            <text:p>X</text:p>
          </table:table-cell>
          <table:table-cell table:formula="of:=([.L98]-[.$F98])/[.$F98]" office:value-type="string" office:string-value="" calcext:value-type="error">
            <text:p>#VALUE!</text:p>
          </table:table-cell>
          <table:table-cell table:formula="of:=[.L98]/[.$D98]" office:value-type="string" office:string-value="" calcext:value-type="error">
            <text:p>#VALUE!</text:p>
          </table:table-cell>
          <table:table-cell table:style-name="ce14" table:formula="of:=[.N98]-[.$G98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32839" calcext:value-type="float">
            <text:p>632839</text:p>
          </table:table-cell>
          <table:table-cell table:formula="of:=[.F99]/[.$D99]" office:value-type="float" office:value="63.2839" calcext:value-type="float">
            <text:p>63.3</text:p>
          </table:table-cell>
          <table:table-cell table:style-name="ce47" office:value-type="float" office:value="633304" calcext:value-type="float">
            <text:p>633304</text:p>
          </table:table-cell>
          <table:table-cell table:style-name="ce54" table:formula="of:=([.H99]-[.$F99])/[.$F99]" office:value-type="percentage" office:value="0.000734784044599021" calcext:value-type="percentage">
            <text:p>0.07%</text:p>
          </table:table-cell>
          <table:table-cell table:style-name="ce56" table:formula="of:=[.H99]/[.$D99]" office:value-type="float" office:value="63.3304" calcext:value-type="float">
            <text:p>63.3</text:p>
          </table:table-cell>
          <table:table-cell table:style-name="ce59" table:formula="of:=[.J99]-[.$G99]" office:value-type="float" office:value="0.0464999999999947" calcext:value-type="float">
            <text:p>0.0</text:p>
          </table:table-cell>
          <table:table-cell table:style-name="ce49" office:value-type="float" office:value="673869" calcext:value-type="float">
            <text:p>673869</text:p>
          </table:table-cell>
          <table:table-cell table:style-name="ce54" table:formula="of:=([.L99]-[.$F99])/[.$F99]" office:value-type="percentage" office:value="0.0648348158062319" calcext:value-type="percentage">
            <text:p>6.48%</text:p>
          </table:table-cell>
          <table:table-cell table:style-name="ce56" table:formula="of:=[.L99]/[.$D99]" office:value-type="float" office:value="67.3869" calcext:value-type="float">
            <text:p>67.4</text:p>
          </table:table-cell>
          <table:table-cell table:style-name="ce59" table:formula="of:=[.N99]-[.$G99]" office:value-type="float" office:value="4.10299999999999" calcext:value-type="float">
            <text:p>4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300819" calcext:value-type="float">
            <text:p>1300819</text:p>
          </table:table-cell>
          <table:table-cell table:formula="of:=[.F100]/[.$D100]" office:value-type="float" office:value="130.0819" calcext:value-type="float">
            <text:p>130.1</text:p>
          </table:table-cell>
          <table:table-cell table:style-name="ce47" office:value-type="float" office:value="1291753" calcext:value-type="float">
            <text:p>1291753</text:p>
          </table:table-cell>
          <table:table-cell table:style-name="ce54" table:formula="of:=([.H100]-[.$F100])/[.$F100]" office:value-type="percentage" office:value="-0.00696945539694608" calcext:value-type="percentage">
            <text:p>-0.70%</text:p>
          </table:table-cell>
          <table:table-cell table:style-name="ce56" table:formula="of:=[.H100]/[.$D100]" office:value-type="float" office:value="129.1753" calcext:value-type="float">
            <text:p>129.2</text:p>
          </table:table-cell>
          <table:table-cell table:style-name="ce59" table:formula="of:=[.J100]-[.$G100]" office:value-type="float" office:value="-0.906599999999997" calcext:value-type="float">
            <text:p>-0.9</text:p>
          </table:table-cell>
          <table:table-cell table:style-name="ce49" office:value-type="float" office:value="1322091" calcext:value-type="float">
            <text:p>1322091</text:p>
          </table:table-cell>
          <table:table-cell table:style-name="ce54" table:formula="of:=([.L100]-[.$F100])/[.$F100]" office:value-type="percentage" office:value="0.0163527746750317" calcext:value-type="percentage">
            <text:p>1.64%</text:p>
          </table:table-cell>
          <table:table-cell table:style-name="ce56" table:formula="of:=[.L100]/[.$D100]" office:value-type="float" office:value="132.2091" calcext:value-type="float">
            <text:p>132.2</text:p>
          </table:table-cell>
          <table:table-cell table:style-name="ce59" table:formula="of:=[.N100]-[.$G100]" office:value-type="float" office:value="2.12720000000002" calcext:value-type="float">
            <text:p>2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51351858" calcext:value-type="float">
            <text:p>51351858</text:p>
          </table:table-cell>
          <table:table-cell table:formula="of:=[.F101]/[.$D101]" office:value-type="float" office:value="5135.1858" calcext:value-type="float">
            <text:p>5135.2</text:p>
          </table:table-cell>
          <table:table-cell table:style-name="ce49" office:value-type="float" office:value="50654176" calcext:value-type="float">
            <text:p>50654176</text:p>
          </table:table-cell>
          <table:table-cell table:style-name="ce54" table:formula="of:=([.H101]-[.$F101])/[.$F101]" office:value-type="percentage" office:value="-0.0135863049005939" calcext:value-type="percentage">
            <text:p>-1.36%</text:p>
          </table:table-cell>
          <table:table-cell table:style-name="ce56" table:formula="of:=[.H101]/[.$D101]" office:value-type="float" office:value="5065.4176" calcext:value-type="float">
            <text:p>5065.4</text:p>
          </table:table-cell>
          <table:table-cell table:style-name="ce59" table:formula="of:=[.J101]-[.$G101]" office:value-type="float" office:value="-69.7682000000004" calcext:value-type="float">
            <text:p>-69.8</text:p>
          </table:table-cell>
          <table:table-cell table:style-name="ce49" office:value-type="float" office:value="51404307" calcext:value-type="float">
            <text:p>51404307</text:p>
          </table:table-cell>
          <table:table-cell table:style-name="ce54" table:formula="of:=([.L101]-[.$F101])/[.$F101]" office:value-type="percentage" office:value="0.00102136518604643" calcext:value-type="percentage">
            <text:p>0.10%</text:p>
          </table:table-cell>
          <table:table-cell table:style-name="ce56" table:formula="of:=[.L101]/[.$D101]" office:value-type="float" office:value="5140.4307" calcext:value-type="float">
            <text:p>5140.4</text:p>
          </table:table-cell>
          <table:table-cell table:style-name="ce59" table:formula="of:=[.N101]-[.$G101]" office:value-type="float" office:value="5.24489999999969" calcext:value-type="float">
            <text:p>5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102]/[.$D102]" office:value-type="string" office:string-value="" calcext:value-type="error">
            <text:p>#VALUE!</text:p>
          </table:table-cell>
          <table:table-cell table:style-name="ce49" office:value-type="float" office:value="1398086436" calcext:value-type="float">
            <text:p>1398086436</text:p>
          </table:table-cell>
          <table:table-cell table:style-name="ce54" table:formula="of:=([.H102]-[.$F102])/[.$F102]" office:value-type="string" office:string-value="" calcext:value-type="error">
            <text:p>#VALUE!</text:p>
          </table:table-cell>
          <table:table-cell table:style-name="ce56" table:formula="of:=[.H102]/[.$D102]" office:value-type="float" office:value="139808.6436" calcext:value-type="float">
            <text:p>139808.6</text:p>
          </table:table-cell>
          <table:table-cell table:style-name="ce59" table:formula="of:=[.J102]-[.$G102]" office:value-type="string" office:string-value="" calcext:value-type="error">
            <text:p>#VALUE!</text:p>
          </table:table-cell>
          <table:table-cell table:style-name="ce49" office:value-type="float" office:value="1312170969" calcext:value-type="float">
            <text:p>1312170969</text:p>
          </table:table-cell>
          <table:table-cell table:style-name="ce54" table:formula="of:=([.L102]-[.$F102])/[.$F102]" office:value-type="string" office:string-value="" calcext:value-type="error">
            <text:p>#VALUE!</text:p>
          </table:table-cell>
          <table:table-cell table:style-name="ce56" table:formula="of:=[.L102]/[.$D102]" office:value-type="float" office:value="131217.0969" calcext:value-type="float">
            <text:p>131217.1</text:p>
          </table:table-cell>
          <table:table-cell table:style-name="ce59" table:formula="of:=[.N102]-[.$G10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32282" calcext:value-type="float">
            <text:p>632282</text:p>
          </table:table-cell>
          <table:table-cell table:formula="of:=[.F103]/[.$D103]" office:value-type="float" office:value="63.2282" calcext:value-type="float">
            <text:p>63.2</text:p>
          </table:table-cell>
          <table:table-cell table:style-name="ce47" office:value-type="float" office:value="634135" calcext:value-type="float">
            <text:p>634135</text:p>
          </table:table-cell>
          <table:table-cell table:style-name="ce54" table:formula="of:=([.H103]-[.$F103])/[.$F103]" office:value-type="percentage" office:value="0.00293065435992168" calcext:value-type="percentage">
            <text:p>0.29%</text:p>
          </table:table-cell>
          <table:table-cell table:style-name="ce56" table:formula="of:=[.H103]/[.$D103]" office:value-type="float" office:value="63.4135" calcext:value-type="float">
            <text:p>63.4</text:p>
          </table:table-cell>
          <table:table-cell table:style-name="ce59" table:formula="of:=[.J103]-[.$G103]" office:value-type="float" office:value="0.185299999999998" calcext:value-type="float">
            <text:p>0.2</text:p>
          </table:table-cell>
          <table:table-cell table:style-name="ce49" office:value-type="float" office:value="661227" calcext:value-type="float">
            <text:p>661227</text:p>
          </table:table-cell>
          <table:table-cell table:style-name="ce54" table:formula="of:=([.L103]-[.$F103])/[.$F103]" office:value-type="percentage" office:value="0.045778624094945" calcext:value-type="percentage">
            <text:p>4.58%</text:p>
          </table:table-cell>
          <table:table-cell table:style-name="ce56" table:formula="of:=[.L103]/[.$D103]" office:value-type="float" office:value="66.1227" calcext:value-type="float">
            <text:p>66.1</text:p>
          </table:table-cell>
          <table:table-cell table:style-name="ce59" table:formula="of:=[.N103]-[.$G103]" office:value-type="float" office:value="2.89449999999999" calcext:value-type="float">
            <text:p>2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98460" calcext:value-type="float">
            <text:p>1298460</text:p>
          </table:table-cell>
          <table:table-cell table:formula="of:=[.F104]/[.$D104]" office:value-type="float" office:value="129.846" calcext:value-type="float">
            <text:p>129.8</text:p>
          </table:table-cell>
          <table:table-cell table:style-name="ce47" office:value-type="float" office:value="1303002" calcext:value-type="float">
            <text:p>1303002</text:p>
          </table:table-cell>
          <table:table-cell table:style-name="ce54" table:formula="of:=([.H104]-[.$F104])/[.$F104]" office:value-type="percentage" office:value="0.00349798992652835" calcext:value-type="percentage">
            <text:p>0.35%</text:p>
          </table:table-cell>
          <table:table-cell table:style-name="ce56" table:formula="of:=[.H104]/[.$D104]" office:value-type="float" office:value="130.3002" calcext:value-type="float">
            <text:p>130.3</text:p>
          </table:table-cell>
          <table:table-cell table:style-name="ce59" table:formula="of:=[.J104]-[.$G104]" office:value-type="float" office:value="0.454199999999986" calcext:value-type="float">
            <text:p>0.5</text:p>
          </table:table-cell>
          <table:table-cell table:style-name="ce49" office:value-type="float" office:value="1319611" calcext:value-type="float">
            <text:p>1319611</text:p>
          </table:table-cell>
          <table:table-cell table:style-name="ce54" table:formula="of:=([.L104]-[.$F104])/[.$F104]" office:value-type="percentage" office:value="0.0162892965512992" calcext:value-type="percentage">
            <text:p>1.63%</text:p>
          </table:table-cell>
          <table:table-cell table:style-name="ce56" table:formula="of:=[.L104]/[.$D104]" office:value-type="float" office:value="131.9611" calcext:value-type="float">
            <text:p>132.0</text:p>
          </table:table-cell>
          <table:table-cell table:style-name="ce59" table:formula="of:=[.N104]-[.$G104]" office:value-type="float" office:value="2.11509999999998" calcext:value-type="float">
            <text:p>2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50980331" calcext:value-type="float">
            <text:p>50980331</text:p>
          </table:table-cell>
          <table:table-cell table:formula="of:=[.F105]/[.$D105]" office:value-type="float" office:value="5098.0331" calcext:value-type="float">
            <text:p>5098.0</text:p>
          </table:table-cell>
          <table:table-cell table:style-name="ce49" office:value-type="float" office:value="49314894" calcext:value-type="float">
            <text:p>49314894</text:p>
          </table:table-cell>
          <table:table-cell table:style-name="ce54" table:formula="of:=([.H105]-[.$F105])/[.$F105]" office:value-type="percentage" office:value="-0.0326682264969994" calcext:value-type="percentage">
            <text:p>-3.27%</text:p>
          </table:table-cell>
          <table:table-cell table:style-name="ce56" table:formula="of:=[.H105]/[.$D105]" office:value-type="float" office:value="4931.4894" calcext:value-type="float">
            <text:p>4931.5</text:p>
          </table:table-cell>
          <table:table-cell table:style-name="ce59" table:formula="of:=[.J105]-[.$G105]" office:value-type="float" office:value="-166.543699999999" calcext:value-type="float">
            <text:p>-166.5</text:p>
          </table:table-cell>
          <table:table-cell table:style-name="ce49" office:value-type="float" office:value="51903402" calcext:value-type="float">
            <text:p>51903402</text:p>
          </table:table-cell>
          <table:table-cell table:style-name="ce54" table:formula="of:=([.L105]-[.$F105])/[.$F105]" office:value-type="percentage" office:value="0.018106414413041" calcext:value-type="percentage">
            <text:p>1.81%</text:p>
          </table:table-cell>
          <table:table-cell table:style-name="ce56" table:formula="of:=[.L105]/[.$D105]" office:value-type="float" office:value="5190.3402" calcext:value-type="float">
            <text:p>5190.3</text:p>
          </table:table-cell>
          <table:table-cell table:style-name="ce59" table:formula="of:=[.N105]-[.$G105]" office:value-type="float" office:value="92.3071" calcext:value-type="float">
            <text:p>92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106]/[.$D106]" office:value-type="string" office:string-value="" calcext:value-type="error">
            <text:p>#VALUE!</text:p>
          </table:table-cell>
          <table:table-cell table:style-name="ce49" office:value-type="float" office:value="1394982620" calcext:value-type="float">
            <text:p>1394982620</text:p>
          </table:table-cell>
          <table:table-cell table:style-name="ce54" table:formula="of:=([.H106]-[.$F106])/[.$F106]" office:value-type="string" office:string-value="" calcext:value-type="error">
            <text:p>#VALUE!</text:p>
          </table:table-cell>
          <table:table-cell table:style-name="ce56" table:formula="of:=[.H106]/[.$D106]" office:value-type="float" office:value="139498.262" calcext:value-type="float">
            <text:p>139498.3</text:p>
          </table:table-cell>
          <table:table-cell table:style-name="ce59" table:formula="of:=[.J106]-[.$G106]" office:value-type="string" office:string-value="" calcext:value-type="error">
            <text:p>#VALUE!</text:p>
          </table:table-cell>
          <table:table-cell table:style-name="ce49" office:value-type="float" office:value="315627294" calcext:value-type="float">
            <text:p>315627294</text:p>
          </table:table-cell>
          <table:table-cell table:style-name="ce54" table:formula="of:=([.L106]-[.$F106])/[.$F106]" office:value-type="string" office:string-value="" calcext:value-type="error">
            <text:p>#VALUE!</text:p>
          </table:table-cell>
          <table:table-cell table:style-name="ce56" table:formula="of:=[.L106]/[.$D106]" office:value-type="float" office:value="31562.7294" calcext:value-type="float">
            <text:p>31562.7</text:p>
          </table:table-cell>
          <table:table-cell table:style-name="ce59" table:formula="of:=[.N106]-[.$G106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31480" calcext:value-type="float">
            <text:p>631480</text:p>
          </table:table-cell>
          <table:table-cell table:formula="of:=[.F107]/[.$D107]" office:value-type="float" office:value="63.148" calcext:value-type="float">
            <text:p>63.1</text:p>
          </table:table-cell>
          <table:table-cell table:style-name="ce47" office:value-type="float" office:value="632264" calcext:value-type="float">
            <text:p>632264</text:p>
          </table:table-cell>
          <table:table-cell table:style-name="ce54" table:formula="of:=([.H107]-[.$F107])/[.$F107]" office:value-type="percentage" office:value="0.0012415278393615" calcext:value-type="percentage">
            <text:p>0.12%</text:p>
          </table:table-cell>
          <table:table-cell table:style-name="ce56" table:formula="of:=[.H107]/[.$D107]" office:value-type="float" office:value="63.2264" calcext:value-type="float">
            <text:p>63.2</text:p>
          </table:table-cell>
          <table:table-cell table:style-name="ce59" table:formula="of:=[.J107]-[.$G107]" office:value-type="float" office:value="0.0783999999999949" calcext:value-type="float">
            <text:p>0.1</text:p>
          </table:table-cell>
          <table:table-cell table:style-name="ce49" office:value-type="float" office:value="660404" calcext:value-type="float">
            <text:p>660404</text:p>
          </table:table-cell>
          <table:table-cell table:style-name="ce54" table:formula="of:=([.L107]-[.$F107])/[.$F107]" office:value-type="percentage" office:value="0.0458035092164439" calcext:value-type="percentage">
            <text:p>4.58%</text:p>
          </table:table-cell>
          <table:table-cell table:style-name="ce56" table:formula="of:=[.L107]/[.$D107]" office:value-type="float" office:value="66.0404" calcext:value-type="float">
            <text:p>66.0</text:p>
          </table:table-cell>
          <table:table-cell table:style-name="ce59" table:formula="of:=[.N107]-[.$G107]" office:value-type="float" office:value="2.8924" calcext:value-type="float">
            <text:p>2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92719" calcext:value-type="float">
            <text:p>1292719</text:p>
          </table:table-cell>
          <table:table-cell table:formula="of:=[.F108]/[.$D108]" office:value-type="float" office:value="129.2719" calcext:value-type="float">
            <text:p>129.3</text:p>
          </table:table-cell>
          <table:table-cell table:style-name="ce47" office:value-type="float" office:value="1300366" calcext:value-type="float">
            <text:p>1300366</text:p>
          </table:table-cell>
          <table:table-cell table:style-name="ce54" table:formula="of:=([.H108]-[.$F108])/[.$F108]" office:value-type="percentage" office:value="0.00591543869936158" calcext:value-type="percentage">
            <text:p>0.59%</text:p>
          </table:table-cell>
          <table:table-cell table:style-name="ce56" table:formula="of:=[.H108]/[.$D108]" office:value-type="float" office:value="130.0366" calcext:value-type="float">
            <text:p>130.0</text:p>
          </table:table-cell>
          <table:table-cell table:style-name="ce59" table:formula="of:=[.J108]-[.$G108]" office:value-type="float" office:value="0.764700000000005" calcext:value-type="float">
            <text:p>0.8</text:p>
          </table:table-cell>
          <table:table-cell table:style-name="ce49" office:value-type="float" office:value="1314765" calcext:value-type="float">
            <text:p>1314765</text:p>
          </table:table-cell>
          <table:table-cell table:style-name="ce54" table:formula="of:=([.L108]-[.$F108])/[.$F108]" office:value-type="percentage" office:value="0.0170539769277005" calcext:value-type="percentage">
            <text:p>1.71%</text:p>
          </table:table-cell>
          <table:table-cell table:style-name="ce56" table:formula="of:=[.L108]/[.$D108]" office:value-type="float" office:value="131.4765" calcext:value-type="float">
            <text:p>131.5</text:p>
          </table:table-cell>
          <table:table-cell table:style-name="ce59" table:formula="of:=[.N108]-[.$G108]" office:value-type="float" office:value="2.2046" calcext:value-type="float">
            <text:p>2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51114400" calcext:value-type="float">
            <text:p>51114400</text:p>
          </table:table-cell>
          <table:table-cell table:formula="of:=[.F109]/[.$D109]" office:value-type="float" office:value="5111.44" calcext:value-type="float">
            <text:p>5111.4</text:p>
          </table:table-cell>
          <table:table-cell table:style-name="ce49" office:value-type="float" office:value="50391468" calcext:value-type="float">
            <text:p>50391468</text:p>
          </table:table-cell>
          <table:table-cell table:style-name="ce54" table:formula="of:=([.H109]-[.$F109])/[.$F109]" office:value-type="percentage" office:value="-0.0141434116413379" calcext:value-type="percentage">
            <text:p>-1.41%</text:p>
          </table:table-cell>
          <table:table-cell table:style-name="ce56" table:formula="of:=[.H109]/[.$D109]" office:value-type="float" office:value="5039.1468" calcext:value-type="float">
            <text:p>5039.1</text:p>
          </table:table-cell>
          <table:table-cell table:style-name="ce59" table:formula="of:=[.J109]-[.$G109]" office:value-type="float" office:value="-72.2931999999992" calcext:value-type="float">
            <text:p>-72.3</text:p>
          </table:table-cell>
          <table:table-cell table:style-name="ce49" office:value-type="float" office:value="51947857" calcext:value-type="float">
            <text:p>51947857</text:p>
          </table:table-cell>
          <table:table-cell table:style-name="ce54" table:formula="of:=([.L109]-[.$F109])/[.$F109]" office:value-type="percentage" office:value="0.0163057181537884" calcext:value-type="percentage">
            <text:p>1.63%</text:p>
          </table:table-cell>
          <table:table-cell table:style-name="ce56" table:formula="of:=[.L109]/[.$D109]" office:value-type="float" office:value="5194.7857" calcext:value-type="float">
            <text:p>5194.8</text:p>
          </table:table-cell>
          <table:table-cell table:style-name="ce59" table:formula="of:=[.N109]-[.$G109]" office:value-type="float" office:value="83.3457000000008" calcext:value-type="float">
            <text:p>83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110]/[.$D110]" office:value-type="string" office:string-value="" calcext:value-type="error">
            <text:p>#VALUE!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H110]-[.$F110])/[.$F110]" office:value-type="string" office:string-value="" calcext:value-type="error">
            <text:p>#VALUE!</text:p>
          </table:table-cell>
          <table:table-cell table:style-name="ce56" table:formula="of:=[.H110]/[.$D110]" office:value-type="string" office:string-value="" calcext:value-type="error">
            <text:p>#VALUE!</text:p>
          </table:table-cell>
          <table:table-cell table:style-name="ce59" table:formula="of:=[.J110]-[.$G110]" office:value-type="string" office:string-value="" calcext:value-type="error">
            <text:p>#VALUE!</text:p>
          </table:table-cell>
          <table:table-cell table:style-name="ce49" office:value-type="float" office:value="301305078" calcext:value-type="float">
            <text:p>301305078</text:p>
          </table:table-cell>
          <table:table-cell table:style-name="ce54" table:formula="of:=([.L110]-[.$F110])/[.$F110]" office:value-type="string" office:string-value="" calcext:value-type="error">
            <text:p>#VALUE!</text:p>
          </table:table-cell>
          <table:table-cell table:style-name="ce56" table:formula="of:=[.L110]/[.$D110]" office:value-type="float" office:value="30130.5078" calcext:value-type="float">
            <text:p>30130.5</text:p>
          </table:table-cell>
          <table:table-cell table:style-name="ce59" table:formula="of:=[.N110]-[.$G110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632119" calcext:value-type="float">
            <text:p>632119</text:p>
          </table:table-cell>
          <table:table-cell table:formula="of:=[.F111]/[.$D111]" office:value-type="float" office:value="63.2119" calcext:value-type="float">
            <text:p>63.2</text:p>
          </table:table-cell>
          <table:table-cell table:style-name="ce47" office:value-type="float" office:value="632443" calcext:value-type="float">
            <text:p>632443</text:p>
          </table:table-cell>
          <table:table-cell table:style-name="ce54" table:formula="of:=([.H111]-[.$F111])/[.$F111]" office:value-type="percentage" office:value="0.000512561717018473" calcext:value-type="percentage">
            <text:p>0.05%</text:p>
          </table:table-cell>
          <table:table-cell table:style-name="ce56" table:formula="of:=[.H111]/[.$D111]" office:value-type="float" office:value="63.2443" calcext:value-type="float">
            <text:p>63.2</text:p>
          </table:table-cell>
          <table:table-cell table:style-name="ce59" table:formula="of:=[.J111]-[.$G111]" office:value-type="float" office:value="0.0324000000000026" calcext:value-type="float">
            <text:p>0.0</text:p>
          </table:table-cell>
          <table:table-cell table:style-name="ce49" office:value-type="float" office:value="660269" calcext:value-type="float">
            <text:p>660269</text:p>
          </table:table-cell>
          <table:table-cell table:style-name="ce54" table:formula="of:=([.L111]-[.$F111])/[.$F111]" office:value-type="percentage" office:value="0.0445327541175" calcext:value-type="percentage">
            <text:p>4.45%</text:p>
          </table:table-cell>
          <table:table-cell table:style-name="ce56" table:formula="of:=[.L111]/[.$D111]" office:value-type="float" office:value="66.0269" calcext:value-type="float">
            <text:p>66.0</text:p>
          </table:table-cell>
          <table:table-cell table:style-name="ce59" table:formula="of:=[.N111]-[.$G111]" office:value-type="float" office:value="2.815" calcext:value-type="float">
            <text:p>2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89292" calcext:value-type="float">
            <text:p>1289292</text:p>
          </table:table-cell>
          <table:table-cell table:formula="of:=[.F112]/[.$D112]" office:value-type="float" office:value="128.9292" calcext:value-type="float">
            <text:p>128.9</text:p>
          </table:table-cell>
          <table:table-cell table:style-name="ce47" office:value-type="float" office:value="1300599" calcext:value-type="float">
            <text:p>1300599</text:p>
          </table:table-cell>
          <table:table-cell table:style-name="ce54" table:formula="of:=([.H112]-[.$F112])/[.$F112]" office:value-type="percentage" office:value="0.00876992954272578" calcext:value-type="percentage">
            <text:p>0.88%</text:p>
          </table:table-cell>
          <table:table-cell table:style-name="ce56" table:formula="of:=[.H112]/[.$D112]" office:value-type="float" office:value="130.0599" calcext:value-type="float">
            <text:p>130.1</text:p>
          </table:table-cell>
          <table:table-cell table:style-name="ce59" table:formula="of:=[.J112]-[.$G112]" office:value-type="float" office:value="1.13069999999999" calcext:value-type="float">
            <text:p>1.1</text:p>
          </table:table-cell>
          <table:table-cell table:style-name="ce49" office:value-type="float" office:value="1315627" calcext:value-type="float">
            <text:p>1315627</text:p>
          </table:table-cell>
          <table:table-cell table:style-name="ce54" table:formula="of:=([.L112]-[.$F112])/[.$F112]" office:value-type="percentage" office:value="0.0204259391976372" calcext:value-type="percentage">
            <text:p>2.04%</text:p>
          </table:table-cell>
          <table:table-cell table:style-name="ce56" table:formula="of:=[.L112]/[.$D112]" office:value-type="float" office:value="131.5627" calcext:value-type="float">
            <text:p>131.6</text:p>
          </table:table-cell>
          <table:table-cell table:style-name="ce59" table:formula="of:=[.N112]-[.$G112]" office:value-type="float" office:value="2.6335" calcext:value-type="float">
            <text:p>2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52225926" calcext:value-type="float">
            <text:p>52225926</text:p>
          </table:table-cell>
          <table:table-cell table:formula="of:=[.F113]/[.$D113]" office:value-type="float" office:value="5222.5926" calcext:value-type="float">
            <text:p>5222.6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H113]-[.$F113])/[.$F113]" office:value-type="string" office:string-value="" calcext:value-type="error">
            <text:p>#VALUE!</text:p>
          </table:table-cell>
          <table:table-cell table:style-name="ce56" table:formula="of:=[.H113]/[.$D113]" office:value-type="string" office:string-value="" calcext:value-type="error">
            <text:p>#VALUE!</text:p>
          </table:table-cell>
          <table:table-cell table:style-name="ce59" table:formula="of:=[.J113]-[.$G113]" office:value-type="string" office:string-value="" calcext:value-type="error">
            <text:p>#VALUE!</text:p>
          </table:table-cell>
          <table:table-cell table:style-name="ce49" office:value-type="float" office:value="51347798" calcext:value-type="float">
            <text:p>51347798</text:p>
          </table:table-cell>
          <table:table-cell table:style-name="ce54" table:formula="of:=([.L113]-[.$F113])/[.$F113]" office:value-type="percentage" office:value="-0.0168140245134189" calcext:value-type="percentage">
            <text:p>-1.68%</text:p>
          </table:table-cell>
          <table:table-cell table:style-name="ce56" table:formula="of:=[.L113]/[.$D113]" office:value-type="float" office:value="5134.7798" calcext:value-type="float">
            <text:p>5134.8</text:p>
          </table:table-cell>
          <table:table-cell table:style-name="ce59" table:formula="of:=[.N113]-[.$G113]" office:value-type="float" office:value="-87.8127999999997" calcext:value-type="float">
            <text:p>-87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114]/[.$D114]" office:value-type="string" office:string-value="" calcext:value-type="error">
            <text:p>#VALUE!</text:p>
          </table:table-cell>
          <table:table-cell table:style-name="ce49" office:value-type="float" office:value="1438845016" calcext:value-type="float">
            <text:p>1438845016</text:p>
          </table:table-cell>
          <table:table-cell table:style-name="ce54" table:formula="of:=([.H114]-[.$F114])/[.$F114]" office:value-type="string" office:string-value="" calcext:value-type="error">
            <text:p>#VALUE!</text:p>
          </table:table-cell>
          <table:table-cell table:style-name="ce56" table:formula="of:=[.H114]/[.$D114]" office:value-type="float" office:value="143884.5016" calcext:value-type="float">
            <text:p>143884.5</text:p>
          </table:table-cell>
          <table:table-cell table:style-name="ce59" table:formula="of:=[.J114]-[.$G114]" office:value-type="string" office:string-value="" calcext:value-type="error">
            <text:p>#VALUE!</text:p>
          </table:table-cell>
          <table:table-cell table:style-name="ce49" office:value-type="float" office:value="298397780" calcext:value-type="float">
            <text:p>298397780</text:p>
          </table:table-cell>
          <table:table-cell table:style-name="ce54" table:formula="of:=([.L114]-[.$F114])/[.$F114]" office:value-type="string" office:string-value="" calcext:value-type="error">
            <text:p>#VALUE!</text:p>
          </table:table-cell>
          <table:table-cell table:style-name="ce56" table:formula="of:=[.L114]/[.$D114]" office:value-type="float" office:value="29839.778" calcext:value-type="float">
            <text:p>29839.8</text:p>
          </table:table-cell>
          <table:table-cell table:style-name="ce59" table:formula="of:=[.N114]-[.$G114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15689" calcext:value-type="float">
            <text:p>415689</text:p>
          </table:table-cell>
          <table:table-cell table:formula="of:=[.F115]/[.$D115]" office:value-type="float" office:value="41.5689" calcext:value-type="float">
            <text:p>41.6</text:p>
          </table:table-cell>
          <table:table-cell table:style-name="ce47" office:value-type="float" office:value="426807" calcext:value-type="float">
            <text:p>426807</text:p>
          </table:table-cell>
          <table:table-cell table:style-name="ce54" table:formula="of:=([.H115]-[.$F115])/[.$F115]" office:value-type="percentage" office:value="0.026745956712831" calcext:value-type="percentage">
            <text:p>2.67%</text:p>
          </table:table-cell>
          <table:table-cell table:style-name="ce56" table:formula="of:=[.H115]/[.$D115]" office:value-type="float" office:value="42.6807" calcext:value-type="float">
            <text:p>42.7</text:p>
          </table:table-cell>
          <table:table-cell table:style-name="ce59" table:formula="of:=[.J115]-[.$G115]" office:value-type="float" office:value="1.1118" calcext:value-type="float">
            <text:p>1.1</text:p>
          </table:table-cell>
          <table:table-cell table:style-name="ce49" office:value-type="float" office:value="402845" calcext:value-type="float">
            <text:p>402845</text:p>
          </table:table-cell>
          <table:table-cell table:style-name="ce54" table:formula="of:=([.L115]-[.$F115])/[.$F115]" office:value-type="percentage" office:value="-0.030898099300198" calcext:value-type="percentage">
            <text:p>-3.09%</text:p>
          </table:table-cell>
          <table:table-cell table:style-name="ce56" table:formula="of:=[.L115]/[.$D115]" office:value-type="float" office:value="40.2845" calcext:value-type="float">
            <text:p>40.3</text:p>
          </table:table-cell>
          <table:table-cell table:style-name="ce59" table:formula="of:=[.N115]-[.$G115]" office:value-type="float" office:value="-1.2844" calcext:value-type="float">
            <text:p>-1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26865" calcext:value-type="float">
            <text:p>426865</text:p>
          </table:table-cell>
          <table:table-cell table:formula="of:=[.F116]/[.$D116]" office:value-type="float" office:value="42.6865" calcext:value-type="float">
            <text:p>42.7</text:p>
          </table:table-cell>
          <table:table-cell table:style-name="ce47" office:value-type="float" office:value="433057" calcext:value-type="float">
            <text:p>433057</text:p>
          </table:table-cell>
          <table:table-cell table:style-name="ce54" table:formula="of:=([.H116]-[.$F116])/[.$F116]" office:value-type="percentage" office:value="0.0145057570894779" calcext:value-type="percentage">
            <text:p>1.45%</text:p>
          </table:table-cell>
          <table:table-cell table:style-name="ce56" table:formula="of:=[.H116]/[.$D116]" office:value-type="float" office:value="43.3057" calcext:value-type="float">
            <text:p>43.3</text:p>
          </table:table-cell>
          <table:table-cell table:style-name="ce59" table:formula="of:=[.J116]-[.$G116]" office:value-type="float" office:value="0.619199999999999" calcext:value-type="float">
            <text:p>0.6</text:p>
          </table:table-cell>
          <table:table-cell table:style-name="ce49" office:value-type="float" office:value="432823" calcext:value-type="float">
            <text:p>432823</text:p>
          </table:table-cell>
          <table:table-cell table:style-name="ce54" table:formula="of:=([.L116]-[.$F116])/[.$F116]" office:value-type="percentage" office:value="0.0139575744087709" calcext:value-type="percentage">
            <text:p>1.40%</text:p>
          </table:table-cell>
          <table:table-cell table:style-name="ce56" table:formula="of:=[.L116]/[.$D116]" office:value-type="float" office:value="43.2823" calcext:value-type="float">
            <text:p>43.3</text:p>
          </table:table-cell>
          <table:table-cell table:style-name="ce59" table:formula="of:=[.N116]-[.$G116]" office:value-type="float" office:value="0.595799999999997" calcext:value-type="float">
            <text:p>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240544" calcext:value-type="float">
            <text:p>23240544</text:p>
          </table:table-cell>
          <table:table-cell table:formula="of:=[.F117]/[.$D117]" office:value-type="float" office:value="2324.0544" calcext:value-type="float">
            <text:p>2324.1</text:p>
          </table:table-cell>
          <table:table-cell table:style-name="ce49" office:value-type="float" office:value="23359260" calcext:value-type="float">
            <text:p>23359260</text:p>
          </table:table-cell>
          <table:table-cell table:style-name="ce54" table:formula="of:=([.H117]-[.$F117])/[.$F117]" office:value-type="percentage" office:value="0.00510814204693315" calcext:value-type="percentage">
            <text:p>0.51%</text:p>
          </table:table-cell>
          <table:table-cell table:style-name="ce56" table:formula="of:=[.H117]/[.$D117]" office:value-type="float" office:value="2335.926" calcext:value-type="float">
            <text:p>2335.9</text:p>
          </table:table-cell>
          <table:table-cell table:style-name="ce59" table:formula="of:=[.J117]-[.$G117]" office:value-type="float" office:value="11.8715999999999" calcext:value-type="float">
            <text:p>11.9</text:p>
          </table:table-cell>
          <table:table-cell table:style-name="ce49" office:value-type="float" office:value="23267617" calcext:value-type="float">
            <text:p>23267617</text:p>
          </table:table-cell>
          <table:table-cell table:style-name="ce54" table:formula="of:=([.L117]-[.$F117])/[.$F117]" office:value-type="percentage" office:value="0.00116490388521026" calcext:value-type="percentage">
            <text:p>0.12%</text:p>
          </table:table-cell>
          <table:table-cell table:style-name="ce56" table:formula="of:=[.L117]/[.$D117]" office:value-type="float" office:value="2326.7617" calcext:value-type="float">
            <text:p>2326.8</text:p>
          </table:table-cell>
          <table:table-cell table:style-name="ce59" table:formula="of:=[.N117]-[.$G117]" office:value-type="float" office:value="2.70730000000003" calcext:value-type="float">
            <text:p>2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8299258" calcext:value-type="float">
            <text:p>268299258</text:p>
          </table:table-cell>
          <table:table-cell table:formula="of:=[.F118]/[.$D118]" office:value-type="float" office:value="26829.9258" calcext:value-type="float">
            <text:p>26829.9</text:p>
          </table:table-cell>
          <table:table-cell table:style-name="ce49" office:value-type="float" office:value="1459458182" calcext:value-type="float">
            <text:p>1459458182</text:p>
          </table:table-cell>
          <table:table-cell table:style-name="ce54" table:formula="of:=([.H118]-[.$F118])/[.$F118]" office:value-type="percentage" office:value="4.43966536798995" calcext:value-type="percentage">
            <text:p>443.97%</text:p>
          </table:table-cell>
          <table:table-cell table:style-name="ce56" table:formula="of:=[.H118]/[.$D118]" office:value-type="float" office:value="145945.8182" calcext:value-type="float">
            <text:p>145945.8</text:p>
          </table:table-cell>
          <table:table-cell table:style-name="ce59" table:formula="of:=[.J118]-[.$G118]" office:value-type="float" office:value="119115.8924" calcext:value-type="float">
            <text:p>119115.9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L118]-[.$F118])/[.$F118]" office:value-type="string" office:string-value="" calcext:value-type="error">
            <text:p>#VALUE!</text:p>
          </table:table-cell>
          <table:table-cell table:style-name="ce56" table:formula="of:=[.L118]/[.$D118]" office:value-type="string" office:string-value="" calcext:value-type="error">
            <text:p>#VALUE!</text:p>
          </table:table-cell>
          <table:table-cell table:style-name="ce59" table:formula="of:=[.N118]-[.$G118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75229" calcext:value-type="float">
            <text:p>375229</text:p>
          </table:table-cell>
          <table:table-cell table:formula="of:=[.F119]/[.$D119]" office:value-type="float" office:value="37.5229" calcext:value-type="float">
            <text:p>37.5</text:p>
          </table:table-cell>
          <table:table-cell table:style-name="ce47" office:value-type="float" office:value="377102" calcext:value-type="float">
            <text:p>377102</text:p>
          </table:table-cell>
          <table:table-cell table:style-name="ce54" table:formula="of:=([.H119]-[.$F119])/[.$F119]" office:value-type="percentage" office:value="0.00499161845166552" calcext:value-type="percentage">
            <text:p>0.50%</text:p>
          </table:table-cell>
          <table:table-cell table:style-name="ce56" table:formula="of:=[.H119]/[.$D119]" office:value-type="float" office:value="37.7102" calcext:value-type="float">
            <text:p>37.7</text:p>
          </table:table-cell>
          <table:table-cell table:style-name="ce59" table:formula="of:=[.J119]-[.$G119]" office:value-type="float" office:value="0.1873" calcext:value-type="float">
            <text:p>0.2</text:p>
          </table:table-cell>
          <table:table-cell table:style-name="ce49" office:value-type="float" office:value="380943" calcext:value-type="float">
            <text:p>380943</text:p>
          </table:table-cell>
          <table:table-cell table:style-name="ce54" table:formula="of:=([.L119]-[.$F119])/[.$F119]" office:value-type="percentage" office:value="0.0152280340805215" calcext:value-type="percentage">
            <text:p>1.52%</text:p>
          </table:table-cell>
          <table:table-cell table:style-name="ce56" table:formula="of:=[.L119]/[.$D119]" office:value-type="float" office:value="38.0943" calcext:value-type="float">
            <text:p>38.1</text:p>
          </table:table-cell>
          <table:table-cell table:style-name="ce59" table:formula="of:=[.N119]-[.$G119]" office:value-type="float" office:value="0.571399999999997" calcext:value-type="float">
            <text:p>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45880" calcext:value-type="float">
            <text:p>445880</text:p>
          </table:table-cell>
          <table:table-cell table:formula="of:=[.F120]/[.$D120]" office:value-type="float" office:value="44.588" calcext:value-type="float">
            <text:p>44.6</text:p>
          </table:table-cell>
          <table:table-cell table:style-name="ce47" office:value-type="float" office:value="455041" calcext:value-type="float">
            <text:p>455041</text:p>
          </table:table-cell>
          <table:table-cell table:style-name="ce54" table:formula="of:=([.H120]-[.$F120])/[.$F120]" office:value-type="percentage" office:value="0.0205458867856822" calcext:value-type="percentage">
            <text:p>2.05%</text:p>
          </table:table-cell>
          <table:table-cell table:style-name="ce56" table:formula="of:=[.H120]/[.$D120]" office:value-type="float" office:value="45.5041" calcext:value-type="float">
            <text:p>45.5</text:p>
          </table:table-cell>
          <table:table-cell table:style-name="ce59" table:formula="of:=[.J120]-[.$G120]" office:value-type="float" office:value="0.9161" calcext:value-type="float">
            <text:p>0.9</text:p>
          </table:table-cell>
          <table:table-cell table:style-name="ce49" office:value-type="float" office:value="452181" calcext:value-type="float">
            <text:p>452181</text:p>
          </table:table-cell>
          <table:table-cell table:style-name="ce54" table:formula="of:=([.L120]-[.$F120])/[.$F120]" office:value-type="percentage" office:value="0.0141316049161209" calcext:value-type="percentage">
            <text:p>1.41%</text:p>
          </table:table-cell>
          <table:table-cell table:style-name="ce56" table:formula="of:=[.L120]/[.$D120]" office:value-type="float" office:value="45.2181" calcext:value-type="float">
            <text:p>45.2</text:p>
          </table:table-cell>
          <table:table-cell table:style-name="ce59" table:formula="of:=[.N120]-[.$G120]" office:value-type="float" office:value="0.630099999999999" calcext:value-type="float">
            <text:p>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365269" calcext:value-type="float">
            <text:p>23365269</text:p>
          </table:table-cell>
          <table:table-cell table:formula="of:=[.F121]/[.$D121]" office:value-type="float" office:value="2336.5269" calcext:value-type="float">
            <text:p>2336.5</text:p>
          </table:table-cell>
          <table:table-cell table:style-name="ce49" office:value-type="float" office:value="23466886" calcext:value-type="float">
            <text:p>23466886</text:p>
          </table:table-cell>
          <table:table-cell table:style-name="ce54" table:formula="of:=([.H121]-[.$F121])/[.$F121]" office:value-type="percentage" office:value="0.00434906184902044" calcext:value-type="percentage">
            <text:p>0.43%</text:p>
          </table:table-cell>
          <table:table-cell table:style-name="ce56" table:formula="of:=[.H121]/[.$D121]" office:value-type="float" office:value="2346.6886" calcext:value-type="float">
            <text:p>2346.7</text:p>
          </table:table-cell>
          <table:table-cell table:style-name="ce59" table:formula="of:=[.J121]-[.$G121]" office:value-type="float" office:value="10.1617000000001" calcext:value-type="float">
            <text:p>10.2</text:p>
          </table:table-cell>
          <table:table-cell table:style-name="ce49" office:value-type="float" office:value="23400899" calcext:value-type="float">
            <text:p>23400899</text:p>
          </table:table-cell>
          <table:table-cell table:style-name="ce54" table:formula="of:=([.L121]-[.$F121])/[.$F121]" office:value-type="percentage" office:value="0.00152491289528916" calcext:value-type="percentage">
            <text:p>0.15%</text:p>
          </table:table-cell>
          <table:table-cell table:style-name="ce56" table:formula="of:=[.L121]/[.$D121]" office:value-type="float" office:value="2340.0899" calcext:value-type="float">
            <text:p>2340.1</text:p>
          </table:table-cell>
          <table:table-cell table:style-name="ce59" table:formula="of:=[.N121]-[.$G121]" office:value-type="float" office:value="3.5630000000001" calcext:value-type="float">
            <text:p>3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68008961" calcext:value-type="float">
            <text:p>1268008961</text:p>
          </table:table-cell>
          <table:table-cell table:formula="of:=[.F122]/[.$D122]" office:value-type="float" office:value="126800.8961" calcext:value-type="float">
            <text:p>126800.9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H122]-[.$F122])/[.$F122]" office:value-type="string" office:string-value="" calcext:value-type="error">
            <text:p>#VALUE!</text:p>
          </table:table-cell>
          <table:table-cell table:style-name="ce56" table:formula="of:=[.H122]/[.$D122]" office:value-type="string" office:string-value="" calcext:value-type="error">
            <text:p>#VALUE!</text:p>
          </table:table-cell>
          <table:table-cell table:style-name="ce59" table:formula="of:=[.J122]-[.$G122]" office:value-type="string" office:string-value="" calcext:value-type="error">
            <text:p>#VALUE!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L122]-[.$F122])/[.$F122]" office:value-type="string" office:string-value="" calcext:value-type="error">
            <text:p>#VALUE!</text:p>
          </table:table-cell>
          <table:table-cell table:style-name="ce56" table:formula="of:=[.L122]/[.$D122]" office:value-type="string" office:string-value="" calcext:value-type="error">
            <text:p>#VALUE!</text:p>
          </table:table-cell>
          <table:table-cell table:style-name="ce59" table:formula="of:=[.N122]-[.$G12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74791" calcext:value-type="float">
            <text:p>374791</text:p>
          </table:table-cell>
          <table:table-cell table:formula="of:=[.F123]/[.$D123]" office:value-type="float" office:value="37.4791" calcext:value-type="float">
            <text:p>37.5</text:p>
          </table:table-cell>
          <table:table-cell table:style-name="ce47" office:value-type="float" office:value="376490" calcext:value-type="float">
            <text:p>376490</text:p>
          </table:table-cell>
          <table:table-cell table:style-name="ce54" table:formula="of:=([.H123]-[.$F123])/[.$F123]" office:value-type="percentage" office:value="0.0045331931663247" calcext:value-type="percentage">
            <text:p>0.45%</text:p>
          </table:table-cell>
          <table:table-cell table:style-name="ce56" table:formula="of:=[.H123]/[.$D123]" office:value-type="float" office:value="37.649" calcext:value-type="float">
            <text:p>37.6</text:p>
          </table:table-cell>
          <table:table-cell table:style-name="ce59" table:formula="of:=[.J123]-[.$G123]" office:value-type="float" office:value="0.169899999999998" calcext:value-type="float">
            <text:p>0.2</text:p>
          </table:table-cell>
          <table:table-cell table:style-name="ce49" office:value-type="float" office:value="378210" calcext:value-type="float">
            <text:p>378210</text:p>
          </table:table-cell>
          <table:table-cell table:style-name="ce54" table:formula="of:=([.L123]-[.$F123])/[.$F123]" office:value-type="percentage" office:value="0.00912241756072051" calcext:value-type="percentage">
            <text:p>0.91%</text:p>
          </table:table-cell>
          <table:table-cell table:style-name="ce56" table:formula="of:=[.L123]/[.$D123]" office:value-type="float" office:value="37.821" calcext:value-type="float">
            <text:p>37.8</text:p>
          </table:table-cell>
          <table:table-cell table:style-name="ce59" table:formula="of:=[.N123]-[.$G123]" office:value-type="float" office:value="0.341899999999995" calcext:value-type="float">
            <text:p>0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50133" calcext:value-type="float">
            <text:p>450133</text:p>
          </table:table-cell>
          <table:table-cell table:formula="of:=[.F124]/[.$D124]" office:value-type="float" office:value="45.0133" calcext:value-type="float">
            <text:p>45.0</text:p>
          </table:table-cell>
          <table:table-cell table:style-name="ce47" office:value-type="float" office:value="453128" calcext:value-type="float">
            <text:p>453128</text:p>
          </table:table-cell>
          <table:table-cell table:style-name="ce54" table:formula="of:=([.H124]-[.$F124])/[.$F124]" office:value-type="percentage" office:value="0.00665358905034734" calcext:value-type="percentage">
            <text:p>0.67%</text:p>
          </table:table-cell>
          <table:table-cell table:style-name="ce56" table:formula="of:=[.H124]/[.$D124]" office:value-type="float" office:value="45.3128" calcext:value-type="float">
            <text:p>45.3</text:p>
          </table:table-cell>
          <table:table-cell table:style-name="ce59" table:formula="of:=[.J124]-[.$G124]" office:value-type="float" office:value="0.299500000000002" calcext:value-type="float">
            <text:p>0.3</text:p>
          </table:table-cell>
          <table:table-cell table:style-name="ce49" office:value-type="float" office:value="452005" calcext:value-type="float">
            <text:p>452005</text:p>
          </table:table-cell>
          <table:table-cell table:style-name="ce54" table:formula="of:=([.L124]-[.$F124])/[.$F124]" office:value-type="percentage" office:value="0.00415877085217036" calcext:value-type="percentage">
            <text:p>0.42%</text:p>
          </table:table-cell>
          <table:table-cell table:style-name="ce56" table:formula="of:=[.L124]/[.$D124]" office:value-type="float" office:value="45.2005" calcext:value-type="float">
            <text:p>45.2</text:p>
          </table:table-cell>
          <table:table-cell table:style-name="ce59" table:formula="of:=[.N124]-[.$G124]" office:value-type="float" office:value="0.187199999999997" calcext:value-type="float">
            <text:p>0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491340" calcext:value-type="float">
            <text:p>23491340</text:p>
          </table:table-cell>
          <table:table-cell table:formula="of:=[.F125]/[.$D125]" office:value-type="float" office:value="2349.134" calcext:value-type="float">
            <text:p>2349.1</text:p>
          </table:table-cell>
          <table:table-cell table:style-name="ce49" office:value-type="float" office:value="23384607" calcext:value-type="float">
            <text:p>23384607</text:p>
          </table:table-cell>
          <table:table-cell table:style-name="ce54" table:formula="of:=([.H125]-[.$F125])/[.$F125]" office:value-type="percentage" office:value="-0.00454350411683625" calcext:value-type="percentage">
            <text:p>-0.45%</text:p>
          </table:table-cell>
          <table:table-cell table:style-name="ce56" table:formula="of:=[.H125]/[.$D125]" office:value-type="float" office:value="2338.4607" calcext:value-type="float">
            <text:p>2338.5</text:p>
          </table:table-cell>
          <table:table-cell table:style-name="ce59" table:formula="of:=[.J125]-[.$G125]" office:value-type="float" office:value="-10.6732999999999" calcext:value-type="float">
            <text:p>-10.7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L125]-[.$F125])/[.$F125]" office:value-type="string" office:string-value="" calcext:value-type="error">
            <text:p>#VALUE!</text:p>
          </table:table-cell>
          <table:table-cell table:style-name="ce56" table:formula="of:=[.L125]/[.$D125]" office:value-type="string" office:string-value="" calcext:value-type="error">
            <text:p>#VALUE!</text:p>
          </table:table-cell>
          <table:table-cell table:style-name="ce59" table:formula="of:=[.N125]-[.$G125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0674677" calcext:value-type="float">
            <text:p>270674677</text:p>
          </table:table-cell>
          <table:table-cell table:formula="of:=[.F126]/[.$D126]" office:value-type="float" office:value="27067.4677" calcext:value-type="float">
            <text:p>27067.5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H126]-[.$F126])/[.$F126]" office:value-type="string" office:string-value="" calcext:value-type="error">
            <text:p>#VALUE!</text:p>
          </table:table-cell>
          <table:table-cell table:style-name="ce56" table:formula="of:=[.H126]/[.$D126]" office:value-type="string" office:string-value="" calcext:value-type="error">
            <text:p>#VALUE!</text:p>
          </table:table-cell>
          <table:table-cell table:style-name="ce59" table:formula="of:=[.J126]-[.$G126]" office:value-type="string" office:string-value="" calcext:value-type="error">
            <text:p>#VALUE!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L126]-[.$F126])/[.$F126]" office:value-type="string" office:string-value="" calcext:value-type="error">
            <text:p>#VALUE!</text:p>
          </table:table-cell>
          <table:table-cell table:style-name="ce56" table:formula="of:=[.L126]/[.$D126]" office:value-type="string" office:string-value="" calcext:value-type="error">
            <text:p>#VALUE!</text:p>
          </table:table-cell>
          <table:table-cell table:style-name="ce59" table:formula="of:=[.N126]-[.$G126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74971" calcext:value-type="float">
            <text:p>374971</text:p>
          </table:table-cell>
          <table:table-cell table:formula="of:=[.F127]/[.$D127]" office:value-type="float" office:value="37.4971" calcext:value-type="float">
            <text:p>37.5</text:p>
          </table:table-cell>
          <table:table-cell table:style-name="ce47" office:value-type="float" office:value="394126" calcext:value-type="float">
            <text:p>394126</text:p>
          </table:table-cell>
          <table:table-cell table:style-name="ce54" table:formula="of:=([.H127]-[.$F127])/[.$F127]" office:value-type="percentage" office:value="0.0510839504921714" calcext:value-type="percentage">
            <text:p>5.11%</text:p>
          </table:table-cell>
          <table:table-cell table:style-name="ce56" table:formula="of:=[.H127]/[.$D127]" office:value-type="float" office:value="39.4126" calcext:value-type="float">
            <text:p>39.4</text:p>
          </table:table-cell>
          <table:table-cell table:style-name="ce59" table:formula="of:=[.J127]-[.$G127]" office:value-type="float" office:value="1.91549999999999" calcext:value-type="float">
            <text:p>1.9</text:p>
          </table:table-cell>
          <table:table-cell table:style-name="ce49" office:value-type="float" office:value="377990" calcext:value-type="float">
            <text:p>377990</text:p>
          </table:table-cell>
          <table:table-cell table:style-name="ce54" table:formula="of:=([.L127]-[.$F127])/[.$F127]" office:value-type="percentage" office:value="0.00805128929970584" calcext:value-type="percentage">
            <text:p>0.81%</text:p>
          </table:table-cell>
          <table:table-cell table:style-name="ce56" table:formula="of:=[.L127]/[.$D127]" office:value-type="float" office:value="37.799" calcext:value-type="float">
            <text:p>37.8</text:p>
          </table:table-cell>
          <table:table-cell table:style-name="ce59" table:formula="of:=[.N127]-[.$G127]" office:value-type="float" office:value="0.301899999999996" calcext:value-type="float">
            <text:p>0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46057" calcext:value-type="float">
            <text:p>446057</text:p>
          </table:table-cell>
          <table:table-cell table:formula="of:=[.F128]/[.$D128]" office:value-type="float" office:value="44.6057" calcext:value-type="float">
            <text:p>44.6</text:p>
          </table:table-cell>
          <table:table-cell table:style-name="ce47" office:value-type="float" office:value="451950" calcext:value-type="float">
            <text:p>451950</text:p>
          </table:table-cell>
          <table:table-cell table:style-name="ce54" table:formula="of:=([.H128]-[.$F128])/[.$F128]" office:value-type="percentage" office:value="0.0132113160425686" calcext:value-type="percentage">
            <text:p>1.32%</text:p>
          </table:table-cell>
          <table:table-cell table:style-name="ce56" table:formula="of:=[.H128]/[.$D128]" office:value-type="float" office:value="45.195" calcext:value-type="float">
            <text:p>45.2</text:p>
          </table:table-cell>
          <table:table-cell table:style-name="ce59" table:formula="of:=[.J128]-[.$G128]" office:value-type="float" office:value="0.589300000000002" calcext:value-type="float">
            <text:p>0.6</text:p>
          </table:table-cell>
          <table:table-cell table:style-name="ce49" office:value-type="float" office:value="451269" calcext:value-type="float">
            <text:p>451269</text:p>
          </table:table-cell>
          <table:table-cell table:style-name="ce54" table:formula="of:=([.L128]-[.$F128])/[.$F128]" office:value-type="percentage" office:value="0.0116846053307089" calcext:value-type="percentage">
            <text:p>1.17%</text:p>
          </table:table-cell>
          <table:table-cell table:style-name="ce56" table:formula="of:=[.L128]/[.$D128]" office:value-type="float" office:value="45.1269" calcext:value-type="float">
            <text:p>45.1</text:p>
          </table:table-cell>
          <table:table-cell table:style-name="ce59" table:formula="of:=[.N128]-[.$G128]" office:value-type="float" office:value="0.5212" calcext:value-type="float">
            <text:p>0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3257155" calcext:value-type="float">
            <text:p>23257155</text:p>
          </table:table-cell>
          <table:table-cell table:formula="of:=[.F129]/[.$D129]" office:value-type="float" office:value="2325.7155" calcext:value-type="float">
            <text:p>2325.7</text:p>
          </table:table-cell>
          <table:table-cell table:style-name="ce49" office:value-type="float" office:value="23367776" calcext:value-type="float">
            <text:p>23367776</text:p>
          </table:table-cell>
          <table:table-cell table:style-name="ce54" table:formula="of:=([.H129]-[.$F129])/[.$F129]" office:value-type="percentage" office:value="0.00475642872053783" calcext:value-type="percentage">
            <text:p>0.48%</text:p>
          </table:table-cell>
          <table:table-cell table:style-name="ce56" table:formula="of:=[.H129]/[.$D129]" office:value-type="float" office:value="2336.7776" calcext:value-type="float">
            <text:p>2336.8</text:p>
          </table:table-cell>
          <table:table-cell table:style-name="ce59" table:formula="of:=[.J129]-[.$G129]" office:value-type="float" office:value="11.0621000000001" calcext:value-type="float">
            <text:p>11.1</text:p>
          </table:table-cell>
          <table:table-cell table:style-name="ce49" office:value-type="float" office:value="23293911" calcext:value-type="float">
            <text:p>23293911</text:p>
          </table:table-cell>
          <table:table-cell table:style-name="ce54" table:formula="of:=([.L129]-[.$F129])/[.$F129]" office:value-type="percentage" office:value="0.00158041686526146" calcext:value-type="percentage">
            <text:p>0.16%</text:p>
          </table:table-cell>
          <table:table-cell table:style-name="ce56" table:formula="of:=[.L129]/[.$D129]" office:value-type="float" office:value="2329.3911" calcext:value-type="float">
            <text:p>2329.4</text:p>
          </table:table-cell>
          <table:table-cell table:style-name="ce59" table:formula="of:=[.N129]-[.$G129]" office:value-type="float" office:value="3.67560000000003" calcext:value-type="float">
            <text:p>3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8029707" calcext:value-type="float">
            <text:p>268029707</text:p>
          </table:table-cell>
          <table:table-cell table:formula="of:=[.F130]/[.$D130]" office:value-type="float" office:value="26802.9707" calcext:value-type="float">
            <text:p>26803.0</text:p>
          </table:table-cell>
          <table:table-cell table:style-name="ce49" office:value-type="string" calcext:value-type="string">
            <text:p>X</text:p>
          </table:table-cell>
          <table:table-cell table:style-name="ce54" table:formula="of:=([.H130]-[.$F130])/[.$F130]" office:value-type="string" office:string-value="" calcext:value-type="error">
            <text:p>#VALUE!</text:p>
          </table:table-cell>
          <table:table-cell table:style-name="ce56" table:formula="of:=[.H130]/[.$D130]" office:value-type="string" office:string-value="" calcext:value-type="error">
            <text:p>#VALUE!</text:p>
          </table:table-cell>
          <table:table-cell table:style-name="ce59" table:formula="of:=[.J130]-[.$G130]" office:value-type="string" office:string-value="" calcext:value-type="error">
            <text:p>#VALUE!</text:p>
          </table:table-cell>
          <table:table-cell table:style-name="ce49" office:value-type="float" office:value="487197257" calcext:value-type="float">
            <text:p>487197257</text:p>
          </table:table-cell>
          <table:table-cell table:style-name="ce54" table:formula="of:=([.L130]-[.$F130])/[.$F130]" office:value-type="percentage" office:value="0.817698726208733" calcext:value-type="percentage">
            <text:p>81.77%</text:p>
          </table:table-cell>
          <table:table-cell table:style-name="ce56" table:formula="of:=[.L130]/[.$D130]" office:value-type="float" office:value="48719.7257" calcext:value-type="float">
            <text:p>48719.7</text:p>
          </table:table-cell>
          <table:table-cell table:style-name="ce59" table:formula="of:=[.N130]-[.$G130]" office:value-type="float" office:value="21916.755" calcext:value-type="float">
            <text:p>21916.8</text:p>
          </table:table-cell>
          <table:table-cell table:number-columns-repeated="1009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malloc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23"/>
        <table:table-column table:style-name="co3" table:default-cell-style-name="ce23"/>
        <table:table-column table:style-name="co3" table:number-columns-repeated="2" table:default-cell-style-name="Default"/>
        <table:table-column table:style-name="co3" table:default-cell-style-name="ce30"/>
        <table:table-column table:style-name="co3" table:default-cell-style-name="ce8"/>
        <table:table-column table:style-name="co3" table:default-cell-style-name="ce30"/>
        <table:table-column table:style-name="co3" table:default-cell-style-name="ce12"/>
        <table:table-column table:style-name="co3" table:default-cell-style-name="ce8"/>
        <table:table-column table:style-name="co3" table:default-cell-style-name="ce15"/>
        <table:table-column table:style-name="co3" table:default-cell-style-name="ce6"/>
        <table:table-column table:style-name="co6" table:default-cell-style-name="ce12"/>
        <table:table-column table:style-name="co6" table:default-cell-style-name="ce8"/>
        <table:table-column table:style-name="co6" table:default-cell-style-name="ce15"/>
        <table:table-column table:style-name="co6" table:number-columns-repeated="1009" table:default-cell-style-name="Default"/>
        <table:table-row table:style-name="ro1">
          <table:table-cell table:style-name="ce4" table:number-columns-spanned="1" table:number-rows-spanned="2"/>
          <table:table-cell table:style-name="ce18" office:value-type="string" calcext:value-type="string" table:number-columns-spanned="1" table:number-rows-spanned="2">
            <text:p>commit</text:p>
          </table:table-cell>
          <table:table-cell table:style-name="ce18" office:value-type="string" calcext:value-type="string" table:number-columns-spanned="1" table:number-rows-spanned="2">
            <text:p>notes</text:p>
          </table:table-cell>
          <table:table-cell table:style-name="ce33" office:value-type="string" calcext:value-type="string" table:number-columns-spanned="1" table:number-rows-spanned="2">
            <text:p>iterations</text:p>
          </table:table-cell>
          <table:table-cell table:style-name="ce33" office:value-type="string" calcext:value-type="string">
            <text:p>size</text:p>
          </table:table-cell>
          <table:table-cell table:style-name="ce33" office:value-type="string" calcext:value-type="string" table:number-columns-spanned="2" table:number-rows-spanned="1">
            <text:p>legacy</text:p>
          </table:table-cell>
          <table:covered-table-cell table:style-name="ce40"/>
          <table:table-cell table:style-name="ce33" office:value-type="string" calcext:value-type="string" table:number-columns-spanned="4" table:number-rows-spanned="1">
            <text:p>have bounds</text:p>
          </table:table-cell>
          <table:covered-table-cell table:style-name="ce10"/>
          <table:covered-table-cell table:number-columns-repeated="2" table:style-name="ce13"/>
          <table:table-cell table:style-name="ce36" table:number-columns-spanned="4" table:number-rows-spanned="1"/>
          <table:covered-table-cell table:style-name="ce10"/>
          <table:covered-table-cell table:number-columns-repeated="2" table:style-name="ce13"/>
          <table:table-cell table:style-name="ce34" table:number-columns-repeated="1009"/>
        </table:table-row>
        <table:table-row table:style-name="ro1">
          <table:covered-table-cell table:style-name="ce2"/>
          <table:covered-table-cell table:number-columns-repeated="2" table:style-name="ce20"/>
          <table:covered-table-cell table:style-name="ce34"/>
          <table:table-cell table:style-name="ce38" office:value-type="string" calcext:value-type="string">
            <text:p>(bytes)</text:p>
          </table:table-cell>
          <table:table-cell table:style-name="ce38" office:value-type="string" calcext:value-type="string">
            <text:p>time (ns)</text:p>
          </table:table-cell>
          <table:table-cell table:style-name="ce40" office:value-type="string" calcext:value-type="string">
            <text:p>time/1 (ns)</text:p>
          </table:table-cell>
          <table:table-cell table:style-name="ce38" office:value-type="string" calcext:value-type="string">
            <text:p>time (ns)</text:p>
          </table:table-cell>
          <table:table-cell table:style-name="ce48" office:value-type="string" calcext:value-type="string">
            <text:p>inc (%)</text:p>
          </table:table-cell>
          <table:table-cell table:style-name="ce40" office:value-type="string" calcext:value-type="string">
            <text:p>time/1 (ns)</text:p>
          </table:table-cell>
          <table:table-cell table:style-name="ce40" office:value-type="string" calcext:value-type="string">
            <text:p>diff/1 (ns)</text:p>
          </table:table-cell>
          <table:table-cell table:style-name="ce38"/>
          <table:table-cell table:style-name="ce48"/>
          <table:table-cell table:style-name="ce40" table:number-columns-repeated="2"/>
          <table:table-cell table:style-name="ce34" table:number-columns-repeated="1009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1844" calcext:value-type="float">
            <text:p>571844</text:p>
          </table:table-cell>
          <table:table-cell table:formula="of:=[.F3]/[.$D3]" office:value-type="float" office:value="57.1844" calcext:value-type="float">
            <text:p>57.2</text:p>
          </table:table-cell>
          <table:table-cell office:value-type="float" office:value="678823" calcext:value-type="float">
            <text:p>678823</text:p>
          </table:table-cell>
          <table:table-cell table:formula="of:=([.H3]-[.$F3])/[.$F3]" office:value-type="percentage" office:value="0.187077244842999" calcext:value-type="percentage">
            <text:p>18.71%</text:p>
          </table:table-cell>
          <table:table-cell table:formula="of:=[.H3]/[.$D3]" office:value-type="float" office:value="67.8823" calcext:value-type="float">
            <text:p>67.9</text:p>
          </table:table-cell>
          <table:table-cell table:style-name="ce14" table:formula="of:=[.J3]-[.$G3]" office:value-type="float" office:value="10.6979" calcext:value-type="float">
            <text:p>10.7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617872" calcext:value-type="float">
            <text:p>617872</text:p>
          </table:table-cell>
          <table:table-cell table:formula="of:=[.F4]/[.$D4]" office:value-type="float" office:value="61.7872" calcext:value-type="float">
            <text:p>61.8</text:p>
          </table:table-cell>
          <table:table-cell office:value-type="float" office:value="724090" calcext:value-type="float">
            <text:p>724090</text:p>
          </table:table-cell>
          <table:table-cell table:formula="of:=([.H4]-[.$F4])/[.$F4]" office:value-type="percentage" office:value="0.17190939223658" calcext:value-type="percentage">
            <text:p>17.19%</text:p>
          </table:table-cell>
          <table:table-cell table:formula="of:=[.H4]/[.$D4]" office:value-type="float" office:value="72.409" calcext:value-type="float">
            <text:p>72.4</text:p>
          </table:table-cell>
          <table:table-cell table:style-name="ce14" table:formula="of:=[.J4]-[.$G4]" office:value-type="float" office:value="10.6218" calcext:value-type="float">
            <text:p>1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99230" calcext:value-type="float">
            <text:p>2699230</text:p>
          </table:table-cell>
          <table:table-cell table:formula="of:=[.F5]/[.$D5]" office:value-type="float" office:value="269.923" calcext:value-type="float">
            <text:p>269.9</text:p>
          </table:table-cell>
          <table:table-cell office:value-type="float" office:value="2775433" calcext:value-type="float">
            <text:p>2775433</text:p>
          </table:table-cell>
          <table:table-cell table:formula="of:=([.H5]-[.$F5])/[.$F5]" office:value-type="percentage" office:value="0.0282313845059517" calcext:value-type="percentage">
            <text:p>2.82%</text:p>
          </table:table-cell>
          <table:table-cell table:formula="of:=[.H5]/[.$D5]" office:value-type="float" office:value="277.5433" calcext:value-type="float">
            <text:p>277.5</text:p>
          </table:table-cell>
          <table:table-cell table:style-name="ce14" table:formula="of:=[.J5]-[.$G5]" office:value-type="float" office:value="7.62029999999999" calcext:value-type="float">
            <text:p>7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942296" calcext:value-type="float">
            <text:p>16942296</text:p>
          </table:table-cell>
          <table:table-cell table:formula="of:=[.F6]/[.$D6]" office:value-type="float" office:value="1694.2296" calcext:value-type="float">
            <text:p>1694.2</text:p>
          </table:table-cell>
          <table:table-cell office:value-type="float" office:value="17091260" calcext:value-type="float">
            <text:p>17091260</text:p>
          </table:table-cell>
          <table:table-cell table:formula="of:=([.H6]-[.$F6])/[.$F6]" office:value-type="percentage" office:value="0.00879243285561768" calcext:value-type="percentage">
            <text:p>0.88%</text:p>
          </table:table-cell>
          <table:table-cell table:formula="of:=[.H6]/[.$D6]" office:value-type="float" office:value="1709.126" calcext:value-type="float">
            <text:p>1709.1</text:p>
          </table:table-cell>
          <table:table-cell table:style-name="ce14" table:formula="of:=[.J6]-[.$G6]" office:value-type="float" office:value="14.8964000000001" calcext:value-type="float">
            <text:p>14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1819" calcext:value-type="float">
            <text:p>571819</text:p>
          </table:table-cell>
          <table:table-cell table:formula="of:=[.F7]/[.$D7]" office:value-type="float" office:value="57.1819" calcext:value-type="float">
            <text:p>57.2</text:p>
          </table:table-cell>
          <table:table-cell office:value-type="float" office:value="678679" calcext:value-type="float">
            <text:p>678679</text:p>
          </table:table-cell>
          <table:table-cell table:formula="of:=([.H7]-[.$F7])/[.$F7]" office:value-type="percentage" office:value="0.186877316073793" calcext:value-type="percentage">
            <text:p>18.69%</text:p>
          </table:table-cell>
          <table:table-cell table:formula="of:=[.H7]/[.$D7]" office:value-type="float" office:value="67.8679" calcext:value-type="float">
            <text:p>67.9</text:p>
          </table:table-cell>
          <table:table-cell table:style-name="ce14" table:formula="of:=[.J7]-[.$G7]" office:value-type="float" office:value="10.686" calcext:value-type="float">
            <text:p>1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88765" calcext:value-type="float">
            <text:p>588765</text:p>
          </table:table-cell>
          <table:table-cell table:formula="of:=[.F8]/[.$D8]" office:value-type="float" office:value="58.8765" calcext:value-type="float">
            <text:p>58.9</text:p>
          </table:table-cell>
          <table:table-cell office:value-type="float" office:value="720067" calcext:value-type="float">
            <text:p>720067</text:p>
          </table:table-cell>
          <table:table-cell table:formula="of:=([.H8]-[.$F8])/[.$F8]" office:value-type="percentage" office:value="0.223012577174255" calcext:value-type="percentage">
            <text:p>22.30%</text:p>
          </table:table-cell>
          <table:table-cell table:formula="of:=[.H8]/[.$D8]" office:value-type="float" office:value="72.0067" calcext:value-type="float">
            <text:p>72.0</text:p>
          </table:table-cell>
          <table:table-cell table:style-name="ce14" table:formula="of:=[.J8]-[.$G8]" office:value-type="float" office:value="13.1302" calcext:value-type="float">
            <text:p>13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839893" calcext:value-type="float">
            <text:p>2839893</text:p>
          </table:table-cell>
          <table:table-cell table:formula="of:=[.F9]/[.$D9]" office:value-type="float" office:value="283.9893" calcext:value-type="float">
            <text:p>284.0</text:p>
          </table:table-cell>
          <table:table-cell office:value-type="float" office:value="2909539" calcext:value-type="float">
            <text:p>2909539</text:p>
          </table:table-cell>
          <table:table-cell table:formula="of:=([.H9]-[.$F9])/[.$F9]" office:value-type="percentage" office:value="0.024524163410382" calcext:value-type="percentage">
            <text:p>2.45%</text:p>
          </table:table-cell>
          <table:table-cell table:formula="of:=[.H9]/[.$D9]" office:value-type="float" office:value="290.9539" calcext:value-type="float">
            <text:p>291.0</text:p>
          </table:table-cell>
          <table:table-cell table:style-name="ce14" table:formula="of:=[.J9]-[.$G9]" office:value-type="float" office:value="6.96459999999996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1_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838406" calcext:value-type="float">
            <text:p>16838406</text:p>
          </table:table-cell>
          <table:table-cell table:formula="of:=[.F10]/[.$D10]" office:value-type="float" office:value="1683.8406" calcext:value-type="float">
            <text:p>1683.8</text:p>
          </table:table-cell>
          <table:table-cell office:value-type="float" office:value="16972509" calcext:value-type="float">
            <text:p>16972509</text:p>
          </table:table-cell>
          <table:table-cell table:formula="of:=([.H10]-[.$F10])/[.$F10]" office:value-type="percentage" office:value="0.00796411489306054" calcext:value-type="percentage">
            <text:p>0.80%</text:p>
          </table:table-cell>
          <table:table-cell table:formula="of:=[.H10]/[.$D10]" office:value-type="float" office:value="1697.2509" calcext:value-type="float">
            <text:p>1697.3</text:p>
          </table:table-cell>
          <table:table-cell table:style-name="ce14" table:formula="of:=[.J10]-[.$G10]" office:value-type="float" office:value="13.4103" calcext:value-type="float">
            <text:p>13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1031" calcext:value-type="float">
            <text:p>561031</text:p>
          </table:table-cell>
          <table:table-cell table:formula="of:=[.F11]/[.$D11]" office:value-type="float" office:value="56.1031" calcext:value-type="float">
            <text:p>56.1</text:p>
          </table:table-cell>
          <table:table-cell office:value-type="float" office:value="677082" calcext:value-type="float">
            <text:p>677082</text:p>
          </table:table-cell>
          <table:table-cell table:formula="of:=([.H11]-[.$F11])/[.$F11]" office:value-type="percentage" office:value="0.206853097244181" calcext:value-type="percentage">
            <text:p>20.69%</text:p>
          </table:table-cell>
          <table:table-cell table:formula="of:=[.H11]/[.$D11]" office:value-type="float" office:value="67.7082" calcext:value-type="float">
            <text:p>67.7</text:p>
          </table:table-cell>
          <table:table-cell table:style-name="ce14" table:formula="of:=[.J11]-[.$G11]" office:value-type="float" office:value="11.6051" calcext:value-type="float">
            <text:p>1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57862" calcext:value-type="float">
            <text:p>557862</text:p>
          </table:table-cell>
          <table:table-cell table:formula="of:=[.F12]/[.$D12]" office:value-type="float" office:value="55.7862" calcext:value-type="float">
            <text:p>55.8</text:p>
          </table:table-cell>
          <table:table-cell office:value-type="float" office:value="670507" calcext:value-type="float">
            <text:p>670507</text:p>
          </table:table-cell>
          <table:table-cell table:formula="of:=([.H12]-[.$F12])/[.$F12]" office:value-type="percentage" office:value="0.201922697728112" calcext:value-type="percentage">
            <text:p>20.19%</text:p>
          </table:table-cell>
          <table:table-cell table:formula="of:=[.H12]/[.$D12]" office:value-type="float" office:value="67.0507" calcext:value-type="float">
            <text:p>67.1</text:p>
          </table:table-cell>
          <table:table-cell table:style-name="ce14" table:formula="of:=[.J12]-[.$G12]" office:value-type="float" office:value="11.2645" calcext:value-type="float">
            <text:p>11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59894" calcext:value-type="float">
            <text:p>2659894</text:p>
          </table:table-cell>
          <table:table-cell table:formula="of:=[.F13]/[.$D13]" office:value-type="float" office:value="265.9894" calcext:value-type="float">
            <text:p>266.0</text:p>
          </table:table-cell>
          <table:table-cell office:value-type="float" office:value="2770478" calcext:value-type="float">
            <text:p>2770478</text:p>
          </table:table-cell>
          <table:table-cell table:formula="of:=([.H13]-[.$F13])/[.$F13]" office:value-type="percentage" office:value="0.0415745890625717" calcext:value-type="percentage">
            <text:p>4.16%</text:p>
          </table:table-cell>
          <table:table-cell table:formula="of:=[.H13]/[.$D13]" office:value-type="float" office:value="277.0478" calcext:value-type="float">
            <text:p>277.0</text:p>
          </table:table-cell>
          <table:table-cell table:style-name="ce14" table:formula="of:=[.J13]-[.$G13]" office:value-type="float" office:value="11.0584" calcext:value-type="float">
            <text:p>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18838" calcext:value-type="float">
            <text:p>15718838</text:p>
          </table:table-cell>
          <table:table-cell table:formula="of:=[.F14]/[.$D14]" office:value-type="float" office:value="1571.8838" calcext:value-type="float">
            <text:p>1571.9</text:p>
          </table:table-cell>
          <table:table-cell office:value-type="float" office:value="15842757" calcext:value-type="float">
            <text:p>15842757</text:p>
          </table:table-cell>
          <table:table-cell table:formula="of:=([.H14]-[.$F14])/[.$F14]" office:value-type="percentage" office:value="0.00788347077563876" calcext:value-type="percentage">
            <text:p>0.79%</text:p>
          </table:table-cell>
          <table:table-cell table:formula="of:=[.H14]/[.$D14]" office:value-type="float" office:value="1584.2757" calcext:value-type="float">
            <text:p>1584.3</text:p>
          </table:table-cell>
          <table:table-cell table:style-name="ce14" table:formula="of:=[.J14]-[.$G14]" office:value-type="float" office:value="12.3918999999999" calcext:value-type="float">
            <text:p>12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59258" calcext:value-type="float">
            <text:p>559258</text:p>
          </table:table-cell>
          <table:table-cell table:formula="of:=[.F15]/[.$D15]" office:value-type="float" office:value="55.9258" calcext:value-type="float">
            <text:p>55.9</text:p>
          </table:table-cell>
          <table:table-cell office:value-type="float" office:value="667803" calcext:value-type="float">
            <text:p>667803</text:p>
          </table:table-cell>
          <table:table-cell table:formula="of:=([.H15]-[.$F15])/[.$F15]" office:value-type="percentage" office:value="0.194087523110979" calcext:value-type="percentage">
            <text:p>19.41%</text:p>
          </table:table-cell>
          <table:table-cell table:formula="of:=[.H15]/[.$D15]" office:value-type="float" office:value="66.7803" calcext:value-type="float">
            <text:p>66.8</text:p>
          </table:table-cell>
          <table:table-cell table:style-name="ce14" table:formula="of:=[.J15]-[.$G15]" office:value-type="float" office:value="10.8545" calcext:value-type="float">
            <text:p>1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51474" calcext:value-type="float">
            <text:p>551474</text:p>
          </table:table-cell>
          <table:table-cell table:formula="of:=[.F16]/[.$D16]" office:value-type="float" office:value="55.1474" calcext:value-type="float">
            <text:p>55.1</text:p>
          </table:table-cell>
          <table:table-cell office:value-type="float" office:value="665078" calcext:value-type="float">
            <text:p>665078</text:p>
          </table:table-cell>
          <table:table-cell table:formula="of:=([.H16]-[.$F16])/[.$F16]" office:value-type="percentage" office:value="0.206000645542673" calcext:value-type="percentage">
            <text:p>20.60%</text:p>
          </table:table-cell>
          <table:table-cell table:formula="of:=[.H16]/[.$D16]" office:value-type="float" office:value="66.5078" calcext:value-type="float">
            <text:p>66.5</text:p>
          </table:table-cell>
          <table:table-cell table:style-name="ce14" table:formula="of:=[.J16]-[.$G16]" office:value-type="float" office:value="11.3604" calcext:value-type="float">
            <text:p>1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61791" calcext:value-type="float">
            <text:p>2661791</text:p>
          </table:table-cell>
          <table:table-cell table:formula="of:=[.F17]/[.$D17]" office:value-type="float" office:value="266.1791" calcext:value-type="float">
            <text:p>266.2</text:p>
          </table:table-cell>
          <table:table-cell office:value-type="float" office:value="2749731" calcext:value-type="float">
            <text:p>2749731</text:p>
          </table:table-cell>
          <table:table-cell table:formula="of:=([.H17]-[.$F17])/[.$F17]" office:value-type="percentage" office:value="0.0330379056807991" calcext:value-type="percentage">
            <text:p>3.30%</text:p>
          </table:table-cell>
          <table:table-cell table:formula="of:=[.H17]/[.$D17]" office:value-type="float" office:value="274.9731" calcext:value-type="float">
            <text:p>275.0</text:p>
          </table:table-cell>
          <table:table-cell table:style-name="ce14" table:formula="of:=[.J17]-[.$G17]" office:value-type="float" office:value="8.79399999999998" calcext:value-type="float">
            <text:p>8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40750" calcext:value-type="float">
            <text:p>15740750</text:p>
          </table:table-cell>
          <table:table-cell table:formula="of:=[.F18]/[.$D18]" office:value-type="float" office:value="1574.075" calcext:value-type="float">
            <text:p>1574.1</text:p>
          </table:table-cell>
          <table:table-cell office:value-type="float" office:value="15828021" calcext:value-type="float">
            <text:p>15828021</text:p>
          </table:table-cell>
          <table:table-cell table:formula="of:=([.H18]-[.$F18])/[.$F18]" office:value-type="percentage" office:value="0.00554427203278116" calcext:value-type="percentage">
            <text:p>0.55%</text:p>
          </table:table-cell>
          <table:table-cell table:formula="of:=[.H18]/[.$D18]" office:value-type="float" office:value="1582.8021" calcext:value-type="float">
            <text:p>1582.8</text:p>
          </table:table-cell>
          <table:table-cell table:style-name="ce14" table:formula="of:=[.J18]-[.$G18]" office:value-type="float" office:value="8.72710000000006" calcext:value-type="float">
            <text:p>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59666" calcext:value-type="float">
            <text:p>559666</text:p>
          </table:table-cell>
          <table:table-cell table:formula="of:=[.F19]/[.$D19]" office:value-type="float" office:value="55.9666" calcext:value-type="float">
            <text:p>56.0</text:p>
          </table:table-cell>
          <table:table-cell office:value-type="float" office:value="665879" calcext:value-type="float">
            <text:p>665879</text:p>
          </table:table-cell>
          <table:table-cell table:formula="of:=([.H19]-[.$F19])/[.$F19]" office:value-type="percentage" office:value="0.189779261202217" calcext:value-type="percentage">
            <text:p>18.98%</text:p>
          </table:table-cell>
          <table:table-cell table:formula="of:=[.H19]/[.$D19]" office:value-type="float" office:value="66.5879" calcext:value-type="float">
            <text:p>66.6</text:p>
          </table:table-cell>
          <table:table-cell table:style-name="ce14" table:formula="of:=[.J19]-[.$G19]" office:value-type="float" office:value="10.6213" calcext:value-type="float">
            <text:p>1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52351" calcext:value-type="float">
            <text:p>552351</text:p>
          </table:table-cell>
          <table:table-cell table:formula="of:=[.F20]/[.$D20]" office:value-type="float" office:value="55.2351" calcext:value-type="float">
            <text:p>55.2</text:p>
          </table:table-cell>
          <table:table-cell office:value-type="float" office:value="666196" calcext:value-type="float">
            <text:p>666196</text:p>
          </table:table-cell>
          <table:table-cell table:formula="of:=([.H20]-[.$F20])/[.$F20]" office:value-type="percentage" office:value="0.206109883027278" calcext:value-type="percentage">
            <text:p>20.61%</text:p>
          </table:table-cell>
          <table:table-cell table:formula="of:=[.H20]/[.$D20]" office:value-type="float" office:value="66.6196" calcext:value-type="float">
            <text:p>66.6</text:p>
          </table:table-cell>
          <table:table-cell table:style-name="ce14" table:formula="of:=[.J20]-[.$G20]" office:value-type="float" office:value="11.3845" calcext:value-type="float">
            <text:p>1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49419" calcext:value-type="float">
            <text:p>2649419</text:p>
          </table:table-cell>
          <table:table-cell table:formula="of:=[.F21]/[.$D21]" office:value-type="float" office:value="264.9419" calcext:value-type="float">
            <text:p>264.9</text:p>
          </table:table-cell>
          <table:table-cell office:value-type="float" office:value="2770274" calcext:value-type="float">
            <text:p>2770274</text:p>
          </table:table-cell>
          <table:table-cell table:formula="of:=([.H21]-[.$F21])/[.$F21]" office:value-type="percentage" office:value="0.0456156613959513" calcext:value-type="percentage">
            <text:p>4.56%</text:p>
          </table:table-cell>
          <table:table-cell table:formula="of:=[.H21]/[.$D21]" office:value-type="float" office:value="277.0274" calcext:value-type="float">
            <text:p>277.0</text:p>
          </table:table-cell>
          <table:table-cell table:style-name="ce14" table:formula="of:=[.J21]-[.$G21]" office:value-type="float" office:value="12.0855" calcext:value-type="float">
            <text:p>1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1</text:p>
          </table:table-cell>
          <table:table-cell/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17955" calcext:value-type="float">
            <text:p>15717955</text:p>
          </table:table-cell>
          <table:table-cell table:formula="of:=[.F22]/[.$D22]" office:value-type="float" office:value="1571.7955" calcext:value-type="float">
            <text:p>1571.8</text:p>
          </table:table-cell>
          <table:table-cell office:value-type="float" office:value="15839051" calcext:value-type="float">
            <text:p>15839051</text:p>
          </table:table-cell>
          <table:table-cell table:formula="of:=([.H22]-[.$F22])/[.$F22]" office:value-type="percentage" office:value="0.00770431013449269" calcext:value-type="percentage">
            <text:p>0.77%</text:p>
          </table:table-cell>
          <table:table-cell table:formula="of:=[.H22]/[.$D22]" office:value-type="float" office:value="1583.9051" calcext:value-type="float">
            <text:p>1583.9</text:p>
          </table:table-cell>
          <table:table-cell table:style-name="ce14" table:formula="of:=[.J22]-[.$G22]" office:value-type="float" office:value="12.1096" calcext:value-type="float">
            <text:p>1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5205" calcext:value-type="float">
            <text:p>535205</text:p>
          </table:table-cell>
          <table:table-cell table:formula="of:=[.F23]/[.$D23]" office:value-type="float" office:value="53.5205" calcext:value-type="float">
            <text:p>53.5</text:p>
          </table:table-cell>
          <table:table-cell office:value-type="float" office:value="631090" calcext:value-type="float">
            <text:p>631090</text:p>
          </table:table-cell>
          <table:table-cell table:formula="of:=([.H23]-[.$F23])/[.$F23]" office:value-type="percentage" office:value="0.17915565063854" calcext:value-type="percentage">
            <text:p>17.92%</text:p>
          </table:table-cell>
          <table:table-cell table:formula="of:=[.H23]/[.$D23]" office:value-type="float" office:value="63.109" calcext:value-type="float">
            <text:p>63.1</text:p>
          </table:table-cell>
          <table:table-cell table:style-name="ce14" table:formula="of:=[.J23]-[.$G23]" office:value-type="float" office:value="9.5885" calcext:value-type="float">
            <text:p>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32287" calcext:value-type="float">
            <text:p>532287</text:p>
          </table:table-cell>
          <table:table-cell table:formula="of:=[.F24]/[.$D24]" office:value-type="float" office:value="53.2287" calcext:value-type="float">
            <text:p>53.2</text:p>
          </table:table-cell>
          <table:table-cell office:value-type="float" office:value="620330" calcext:value-type="float">
            <text:p>620330</text:p>
          </table:table-cell>
          <table:table-cell table:formula="of:=([.H24]-[.$F24])/[.$F24]" office:value-type="percentage" office:value="0.165405129187825" calcext:value-type="percentage">
            <text:p>16.54%</text:p>
          </table:table-cell>
          <table:table-cell table:formula="of:=[.H24]/[.$D24]" office:value-type="float" office:value="62.033" calcext:value-type="float">
            <text:p>62.0</text:p>
          </table:table-cell>
          <table:table-cell table:style-name="ce14" table:formula="of:=[.J24]-[.$G24]" office:value-type="float" office:value="8.8043" calcext:value-type="float">
            <text:p>8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04026" calcext:value-type="float">
            <text:p>2604026</text:p>
          </table:table-cell>
          <table:table-cell table:formula="of:=[.F25]/[.$D25]" office:value-type="float" office:value="260.4026" calcext:value-type="float">
            <text:p>260.4</text:p>
          </table:table-cell>
          <table:table-cell office:value-type="float" office:value="2710481" calcext:value-type="float">
            <text:p>2710481</text:p>
          </table:table-cell>
          <table:table-cell table:formula="of:=([.H25]-[.$F25])/[.$F25]" office:value-type="percentage" office:value="0.040880928224219" calcext:value-type="percentage">
            <text:p>4.09%</text:p>
          </table:table-cell>
          <table:table-cell table:formula="of:=[.H25]/[.$D25]" office:value-type="float" office:value="271.0481" calcext:value-type="float">
            <text:p>271.0</text:p>
          </table:table-cell>
          <table:table-cell table:style-name="ce14" table:formula="of:=[.J25]-[.$G25]" office:value-type="float" office:value="10.6455" calcext:value-type="float">
            <text:p>1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X</text:p>
          </table:table-cell>
          <table:table-cell table:formula="of:=[.F26]/[.$D26]" office:value-type="string" office:string-value="" calcext:value-type="error">
            <text:p>#VALUE!</text:p>
          </table:table-cell>
          <table:table-cell office:value-type="float" office:value="15679606" calcext:value-type="float">
            <text:p>15679606</text:p>
          </table:table-cell>
          <table:table-cell table:formula="of:=([.H26]-[.$F26])/[.$F26]" office:value-type="string" office:string-value="" calcext:value-type="error">
            <text:p>#VALUE!</text:p>
          </table:table-cell>
          <table:table-cell table:formula="of:=[.H26]/[.$D26]" office:value-type="float" office:value="1567.9606" calcext:value-type="float">
            <text:p>1568.0</text:p>
          </table:table-cell>
          <table:table-cell table:style-name="ce14" table:formula="of:=[.J26]-[.$G26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5620" calcext:value-type="float">
            <text:p>535620</text:p>
          </table:table-cell>
          <table:table-cell table:formula="of:=[.F27]/[.$D27]" office:value-type="float" office:value="53.562" calcext:value-type="float">
            <text:p>53.6</text:p>
          </table:table-cell>
          <table:table-cell office:value-type="float" office:value="629924" calcext:value-type="float">
            <text:p>629924</text:p>
          </table:table-cell>
          <table:table-cell table:formula="of:=([.H27]-[.$F27])/[.$F27]" office:value-type="percentage" office:value="0.176065120794593" calcext:value-type="percentage">
            <text:p>17.61%</text:p>
          </table:table-cell>
          <table:table-cell table:formula="of:=[.H27]/[.$D27]" office:value-type="float" office:value="62.9924" calcext:value-type="float">
            <text:p>63.0</text:p>
          </table:table-cell>
          <table:table-cell table:style-name="ce14" table:formula="of:=[.J27]-[.$G27]" office:value-type="float" office:value="9.43040000000001" calcext:value-type="float">
            <text:p>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9116" calcext:value-type="float">
            <text:p>529116</text:p>
          </table:table-cell>
          <table:table-cell table:formula="of:=[.F28]/[.$D28]" office:value-type="float" office:value="52.9116" calcext:value-type="float">
            <text:p>52.9</text:p>
          </table:table-cell>
          <table:table-cell office:value-type="float" office:value="621589" calcext:value-type="float">
            <text:p>621589</text:p>
          </table:table-cell>
          <table:table-cell table:formula="of:=([.H28]-[.$F28])/[.$F28]" office:value-type="percentage" office:value="0.174768859758541" calcext:value-type="percentage">
            <text:p>17.48%</text:p>
          </table:table-cell>
          <table:table-cell table:formula="of:=[.H28]/[.$D28]" office:value-type="float" office:value="62.1589" calcext:value-type="float">
            <text:p>62.2</text:p>
          </table:table-cell>
          <table:table-cell table:style-name="ce14" table:formula="of:=[.J28]-[.$G28]" office:value-type="float" office:value="9.2473" calcext:value-type="float">
            <text:p>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04541" calcext:value-type="float">
            <text:p>2604541</text:p>
          </table:table-cell>
          <table:table-cell table:formula="of:=[.F29]/[.$D29]" office:value-type="float" office:value="260.4541" calcext:value-type="float">
            <text:p>260.5</text:p>
          </table:table-cell>
          <table:table-cell office:value-type="float" office:value="2709940" calcext:value-type="float">
            <text:p>2709940</text:p>
          </table:table-cell>
          <table:table-cell table:formula="of:=([.H29]-[.$F29])/[.$F29]" office:value-type="percentage" office:value="0.0404673990541904" calcext:value-type="percentage">
            <text:p>4.05%</text:p>
          </table:table-cell>
          <table:table-cell table:formula="of:=[.H29]/[.$D29]" office:value-type="float" office:value="270.994" calcext:value-type="float">
            <text:p>271.0</text:p>
          </table:table-cell>
          <table:table-cell table:style-name="ce14" table:formula="of:=[.J29]-[.$G29]" office:value-type="float" office:value="10.5399" calcext:value-type="float">
            <text:p>1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58479" calcext:value-type="float">
            <text:p>15558479</text:p>
          </table:table-cell>
          <table:table-cell table:formula="of:=[.F30]/[.$D30]" office:value-type="float" office:value="1555.8479" calcext:value-type="float">
            <text:p>1555.8</text:p>
          </table:table-cell>
          <table:table-cell office:value-type="string" calcext:value-type="string">
            <text:p>X</text:p>
          </table:table-cell>
          <table:table-cell table:formula="of:=([.H30]-[.$F30])/[.$F30]" office:value-type="string" office:string-value="" calcext:value-type="error">
            <text:p>#VALUE!</text:p>
          </table:table-cell>
          <table:table-cell table:formula="of:=[.H30]/[.$D30]" office:value-type="string" office:string-value="" calcext:value-type="error">
            <text:p>#VALUE!</text:p>
          </table:table-cell>
          <table:table-cell table:style-name="ce14" table:formula="of:=[.J30]-[.$G30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41513" calcext:value-type="float">
            <text:p>541513</text:p>
          </table:table-cell>
          <table:table-cell table:formula="of:=[.F31]/[.$D31]" office:value-type="float" office:value="54.1513" calcext:value-type="float">
            <text:p>54.2</text:p>
          </table:table-cell>
          <table:table-cell office:value-type="float" office:value="644231" calcext:value-type="float">
            <text:p>644231</text:p>
          </table:table-cell>
          <table:table-cell table:formula="of:=([.H31]-[.$F31])/[.$F31]" office:value-type="percentage" office:value="0.189687043524348" calcext:value-type="percentage">
            <text:p>18.97%</text:p>
          </table:table-cell>
          <table:table-cell table:formula="of:=[.H31]/[.$D31]" office:value-type="float" office:value="64.4231" calcext:value-type="float">
            <text:p>64.4</text:p>
          </table:table-cell>
          <table:table-cell table:style-name="ce14" table:formula="of:=[.J31]-[.$G31]" office:value-type="float" office:value="10.2718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38692" calcext:value-type="float">
            <text:p>538692</text:p>
          </table:table-cell>
          <table:table-cell table:formula="of:=[.F32]/[.$D32]" office:value-type="float" office:value="53.8692" calcext:value-type="float">
            <text:p>53.9</text:p>
          </table:table-cell>
          <table:table-cell office:value-type="float" office:value="624003" calcext:value-type="float">
            <text:p>624003</text:p>
          </table:table-cell>
          <table:table-cell table:formula="of:=([.H32]-[.$F32])/[.$F32]" office:value-type="percentage" office:value="0.158366933238288" calcext:value-type="percentage">
            <text:p>15.84%</text:p>
          </table:table-cell>
          <table:table-cell table:formula="of:=[.H32]/[.$D32]" office:value-type="float" office:value="62.4003" calcext:value-type="float">
            <text:p>62.4</text:p>
          </table:table-cell>
          <table:table-cell table:style-name="ce14" table:formula="of:=[.J32]-[.$G32]" office:value-type="float" office:value="8.5311" calcext:value-type="float">
            <text:p>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03591" calcext:value-type="float">
            <text:p>2603591</text:p>
          </table:table-cell>
          <table:table-cell table:formula="of:=[.F33]/[.$D33]" office:value-type="float" office:value="260.3591" calcext:value-type="float">
            <text:p>260.4</text:p>
          </table:table-cell>
          <table:table-cell office:value-type="float" office:value="2714563" calcext:value-type="float">
            <text:p>2714563</text:p>
          </table:table-cell>
          <table:table-cell table:formula="of:=([.H33]-[.$F33])/[.$F33]" office:value-type="percentage" office:value="0.0426226699969388" calcext:value-type="percentage">
            <text:p>4.26%</text:p>
          </table:table-cell>
          <table:table-cell table:formula="of:=[.H33]/[.$D33]" office:value-type="float" office:value="271.4563" calcext:value-type="float">
            <text:p>271.5</text:p>
          </table:table-cell>
          <table:table-cell table:style-name="ce14" table:formula="of:=[.J33]-[.$G33]" office:value-type="float" office:value="11.0972" calcext:value-type="float">
            <text:p>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97970" calcext:value-type="float">
            <text:p>15597970</text:p>
          </table:table-cell>
          <table:table-cell table:formula="of:=[.F34]/[.$D34]" office:value-type="float" office:value="1559.797" calcext:value-type="float">
            <text:p>1559.8</text:p>
          </table:table-cell>
          <table:table-cell office:value-type="float" office:value="15699520" calcext:value-type="float">
            <text:p>15699520</text:p>
          </table:table-cell>
          <table:table-cell table:formula="of:=([.H34]-[.$F34])/[.$F34]" office:value-type="percentage" office:value="0.0065104625794254" calcext:value-type="percentage">
            <text:p>0.65%</text:p>
          </table:table-cell>
          <table:table-cell table:formula="of:=[.H34]/[.$D34]" office:value-type="float" office:value="1569.952" calcext:value-type="float">
            <text:p>1570.0</text:p>
          </table:table-cell>
          <table:table-cell table:style-name="ce14" table:formula="of:=[.J34]-[.$G34]" office:value-type="float" office:value="10.155" calcext:value-type="float">
            <text:p>1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5428" calcext:value-type="float">
            <text:p>535428</text:p>
          </table:table-cell>
          <table:table-cell table:formula="of:=[.F35]/[.$D35]" office:value-type="float" office:value="53.5428" calcext:value-type="float">
            <text:p>53.5</text:p>
          </table:table-cell>
          <table:table-cell office:value-type="float" office:value="631435" calcext:value-type="float">
            <text:p>631435</text:p>
          </table:table-cell>
          <table:table-cell table:formula="of:=([.H35]-[.$F35])/[.$F35]" office:value-type="percentage" office:value="0.179308889337128" calcext:value-type="percentage">
            <text:p>17.93%</text:p>
          </table:table-cell>
          <table:table-cell table:formula="of:=[.H35]/[.$D35]" office:value-type="float" office:value="63.1435" calcext:value-type="float">
            <text:p>63.1</text:p>
          </table:table-cell>
          <table:table-cell table:style-name="ce14" table:formula="of:=[.J35]-[.$G35]" office:value-type="float" office:value="9.6007" calcext:value-type="float">
            <text:p>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41562" calcext:value-type="float">
            <text:p>541562</text:p>
          </table:table-cell>
          <table:table-cell table:formula="of:=[.F36]/[.$D36]" office:value-type="float" office:value="54.1562" calcext:value-type="float">
            <text:p>54.2</text:p>
          </table:table-cell>
          <table:table-cell office:value-type="float" office:value="627138" calcext:value-type="float">
            <text:p>627138</text:p>
          </table:table-cell>
          <table:table-cell table:formula="of:=([.H36]-[.$F36])/[.$F36]" office:value-type="percentage" office:value="0.158016995284012" calcext:value-type="percentage">
            <text:p>15.80%</text:p>
          </table:table-cell>
          <table:table-cell table:formula="of:=[.H36]/[.$D36]" office:value-type="float" office:value="62.7138" calcext:value-type="float">
            <text:p>62.7</text:p>
          </table:table-cell>
          <table:table-cell table:style-name="ce14" table:formula="of:=[.J36]-[.$G36]" office:value-type="float" office:value="8.5576" calcext:value-type="float">
            <text:p>8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30276" calcext:value-type="float">
            <text:p>2630276</text:p>
          </table:table-cell>
          <table:table-cell table:formula="of:=[.F37]/[.$D37]" office:value-type="float" office:value="263.0276" calcext:value-type="float">
            <text:p>263.0</text:p>
          </table:table-cell>
          <table:table-cell office:value-type="float" office:value="2705221" calcext:value-type="float">
            <text:p>2705221</text:p>
          </table:table-cell>
          <table:table-cell table:formula="of:=([.H37]-[.$F37])/[.$F37]" office:value-type="percentage" office:value="0.0284932075569256" calcext:value-type="percentage">
            <text:p>2.85%</text:p>
          </table:table-cell>
          <table:table-cell table:formula="of:=[.H37]/[.$D37]" office:value-type="float" office:value="270.5221" calcext:value-type="float">
            <text:p>270.5</text:p>
          </table:table-cell>
          <table:table-cell table:style-name="ce14" table:formula="of:=[.J37]-[.$G37]" office:value-type="float" office:value="7.49450000000002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602467" calcext:value-type="float">
            <text:p>15602467</text:p>
          </table:table-cell>
          <table:table-cell table:formula="of:=[.F38]/[.$D38]" office:value-type="float" office:value="1560.2467" calcext:value-type="float">
            <text:p>1560.2</text:p>
          </table:table-cell>
          <table:table-cell office:value-type="float" office:value="15681167" calcext:value-type="float">
            <text:p>15681167</text:p>
          </table:table-cell>
          <table:table-cell table:formula="of:=([.H38]-[.$F38])/[.$F38]" office:value-type="percentage" office:value="0.00504407411981708" calcext:value-type="percentage">
            <text:p>0.50%</text:p>
          </table:table-cell>
          <table:table-cell table:formula="of:=[.H38]/[.$D38]" office:value-type="float" office:value="1568.1167" calcext:value-type="float">
            <text:p>1568.1</text:p>
          </table:table-cell>
          <table:table-cell table:style-name="ce14" table:formula="of:=[.J38]-[.$G38]" office:value-type="float" office:value="7.87000000000012" calcext:value-type="float">
            <text:p>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5275" calcext:value-type="float">
            <text:p>535275</text:p>
          </table:table-cell>
          <table:table-cell table:formula="of:=[.F39]/[.$D39]" office:value-type="float" office:value="53.5275" calcext:value-type="float">
            <text:p>53.5</text:p>
          </table:table-cell>
          <table:table-cell office:value-type="float" office:value="638674" calcext:value-type="float">
            <text:p>638674</text:p>
          </table:table-cell>
          <table:table-cell table:formula="of:=([.H39]-[.$F39])/[.$F39]" office:value-type="percentage" office:value="0.193169865956751" calcext:value-type="percentage">
            <text:p>19.32%</text:p>
          </table:table-cell>
          <table:table-cell table:formula="of:=[.H39]/[.$D39]" office:value-type="float" office:value="63.8674" calcext:value-type="float">
            <text:p>63.9</text:p>
          </table:table-cell>
          <table:table-cell table:style-name="ce14" table:formula="of:=[.J39]-[.$G39]" office:value-type="float" office:value="10.3399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8239" calcext:value-type="float">
            <text:p>528239</text:p>
          </table:table-cell>
          <table:table-cell table:formula="of:=[.F40]/[.$D40]" office:value-type="float" office:value="52.8239" calcext:value-type="float">
            <text:p>52.8</text:p>
          </table:table-cell>
          <table:table-cell office:value-type="float" office:value="621644" calcext:value-type="float">
            <text:p>621644</text:p>
          </table:table-cell>
          <table:table-cell table:formula="of:=([.H40]-[.$F40])/[.$F40]" office:value-type="percentage" office:value="0.176823369724689" calcext:value-type="percentage">
            <text:p>17.68%</text:p>
          </table:table-cell>
          <table:table-cell table:formula="of:=[.H40]/[.$D40]" office:value-type="float" office:value="62.1644" calcext:value-type="float">
            <text:p>62.2</text:p>
          </table:table-cell>
          <table:table-cell table:style-name="ce14" table:formula="of:=[.J40]-[.$G40]" office:value-type="float" office:value="9.3405" calcext:value-type="float">
            <text:p>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17290" calcext:value-type="float">
            <text:p>2617290</text:p>
          </table:table-cell>
          <table:table-cell table:formula="of:=[.F41]/[.$D41]" office:value-type="float" office:value="261.729" calcext:value-type="float">
            <text:p>261.7</text:p>
          </table:table-cell>
          <table:table-cell office:value-type="float" office:value="2697182" calcext:value-type="float">
            <text:p>2697182</text:p>
          </table:table-cell>
          <table:table-cell table:formula="of:=([.H41]-[.$F41])/[.$F41]" office:value-type="percentage" office:value="0.030524703032526" calcext:value-type="percentage">
            <text:p>3.05%</text:p>
          </table:table-cell>
          <table:table-cell table:formula="of:=[.H41]/[.$D41]" office:value-type="float" office:value="269.7182" calcext:value-type="float">
            <text:p>269.7</text:p>
          </table:table-cell>
          <table:table-cell table:style-name="ce14" table:formula="of:=[.J41]-[.$G41]" office:value-type="float" office:value="7.98920000000004" calcext:value-type="float">
            <text:p>8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8-02_02</text:p>
          </table:table-cell>
          <table:table-cell office:value-type="string" calcext:value-type="string">
            <text:p>aabdd282aa58cd18c373349cb6399b509bf68c3c</text:p>
          </table:table-cell>
          <table:table-cell office:value-type="string" calcext:value-type="string">
            <text:p>recovery mod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79703" calcext:value-type="float">
            <text:p>15579703</text:p>
          </table:table-cell>
          <table:table-cell table:formula="of:=[.F42]/[.$D42]" office:value-type="float" office:value="1557.9703" calcext:value-type="float">
            <text:p>1558.0</text:p>
          </table:table-cell>
          <table:table-cell office:value-type="float" office:value="15670462" calcext:value-type="float">
            <text:p>15670462</text:p>
          </table:table-cell>
          <table:table-cell table:formula="of:=([.H42]-[.$F42])/[.$F42]" office:value-type="percentage" office:value="0.00582546406693375" calcext:value-type="percentage">
            <text:p>0.58%</text:p>
          </table:table-cell>
          <table:table-cell table:formula="of:=[.H42]/[.$D42]" office:value-type="float" office:value="1567.0462" calcext:value-type="float">
            <text:p>1567.0</text:p>
          </table:table-cell>
          <table:table-cell table:style-name="ce14" table:formula="of:=[.J42]-[.$G42]" office:value-type="float" office:value="9.07590000000005" calcext:value-type="float">
            <text:p>9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29600" calcext:value-type="float">
            <text:p>529600</text:p>
          </table:table-cell>
          <table:table-cell table:formula="of:=[.F43]/[.$D43]" office:value-type="float" office:value="52.96" calcext:value-type="float">
            <text:p>53.0</text:p>
          </table:table-cell>
          <table:table-cell office:value-type="float" office:value="613359" calcext:value-type="float">
            <text:p>613359</text:p>
          </table:table-cell>
          <table:table-cell table:formula="of:=([.H43]-[.$F43])/[.$F43]" office:value-type="percentage" office:value="0.158155211480363" calcext:value-type="percentage">
            <text:p>15.82%</text:p>
          </table:table-cell>
          <table:table-cell table:formula="of:=[.H43]/[.$D43]" office:value-type="float" office:value="61.3359" calcext:value-type="float">
            <text:p>61.3</text:p>
          </table:table-cell>
          <table:table-cell table:style-name="ce14" table:formula="of:=[.J43]-[.$G43]" office:value-type="float" office:value="8.3759" calcext:value-type="float">
            <text:p>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17110" calcext:value-type="float">
            <text:p>517110</text:p>
          </table:table-cell>
          <table:table-cell table:formula="of:=[.F44]/[.$D44]" office:value-type="float" office:value="51.711" calcext:value-type="float">
            <text:p>51.7</text:p>
          </table:table-cell>
          <table:table-cell office:value-type="float" office:value="608792" calcext:value-type="float">
            <text:p>608792</text:p>
          </table:table-cell>
          <table:table-cell table:formula="of:=([.H44]-[.$F44])/[.$F44]" office:value-type="percentage" office:value="0.177296900079287" calcext:value-type="percentage">
            <text:p>17.73%</text:p>
          </table:table-cell>
          <table:table-cell table:formula="of:=[.H44]/[.$D44]" office:value-type="float" office:value="60.8792" calcext:value-type="float">
            <text:p>60.9</text:p>
          </table:table-cell>
          <table:table-cell table:style-name="ce14" table:formula="of:=[.J44]-[.$G44]" office:value-type="float" office:value="9.1682" calcext:value-type="float">
            <text:p>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11456" calcext:value-type="float">
            <text:p>2611456</text:p>
          </table:table-cell>
          <table:table-cell table:formula="of:=[.F45]/[.$D45]" office:value-type="float" office:value="261.1456" calcext:value-type="float">
            <text:p>261.1</text:p>
          </table:table-cell>
          <table:table-cell office:value-type="float" office:value="2721413" calcext:value-type="float">
            <text:p>2721413</text:p>
          </table:table-cell>
          <table:table-cell table:formula="of:=([.H45]-[.$F45])/[.$F45]" office:value-type="percentage" office:value="0.0421056299627487" calcext:value-type="percentage">
            <text:p>4.21%</text:p>
          </table:table-cell>
          <table:table-cell table:formula="of:=[.H45]/[.$D45]" office:value-type="float" office:value="272.1413" calcext:value-type="float">
            <text:p>272.1</text:p>
          </table:table-cell>
          <table:table-cell table:style-name="ce14" table:formula="of:=[.J45]-[.$G45]" office:value-type="float" office:value="10.9957" calcext:value-type="float">
            <text:p>1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709404" calcext:value-type="float">
            <text:p>15709404</text:p>
          </table:table-cell>
          <table:table-cell table:formula="of:=[.F46]/[.$D46]" office:value-type="float" office:value="1570.9404" calcext:value-type="float">
            <text:p>1570.9</text:p>
          </table:table-cell>
          <table:table-cell office:value-type="float" office:value="15815298" calcext:value-type="float">
            <text:p>15815298</text:p>
          </table:table-cell>
          <table:table-cell table:formula="of:=([.H46]-[.$F46])/[.$F46]" office:value-type="percentage" office:value="0.00674080315204829" calcext:value-type="percentage">
            <text:p>0.67%</text:p>
          </table:table-cell>
          <table:table-cell table:formula="of:=[.H46]/[.$D46]" office:value-type="float" office:value="1581.5298" calcext:value-type="float">
            <text:p>1581.5</text:p>
          </table:table-cell>
          <table:table-cell table:style-name="ce14" table:formula="of:=[.J46]-[.$G46]" office:value-type="float" office:value="10.5894000000001" calcext:value-type="float">
            <text:p>1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28801" calcext:value-type="float">
            <text:p>528801</text:p>
          </table:table-cell>
          <table:table-cell table:formula="of:=[.F47]/[.$D47]" office:value-type="float" office:value="52.8801" calcext:value-type="float">
            <text:p>52.9</text:p>
          </table:table-cell>
          <table:table-cell office:value-type="float" office:value="618471" calcext:value-type="float">
            <text:p>618471</text:p>
          </table:table-cell>
          <table:table-cell table:formula="of:=([.H47]-[.$F47])/[.$F47]" office:value-type="percentage" office:value="0.169572296572813" calcext:value-type="percentage">
            <text:p>16.96%</text:p>
          </table:table-cell>
          <table:table-cell table:formula="of:=[.H47]/[.$D47]" office:value-type="float" office:value="61.8471" calcext:value-type="float">
            <text:p>61.8</text:p>
          </table:table-cell>
          <table:table-cell table:style-name="ce14" table:formula="of:=[.J47]-[.$G47]" office:value-type="float" office:value="8.967" calcext:value-type="float">
            <text:p>9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19896" calcext:value-type="float">
            <text:p>519896</text:p>
          </table:table-cell>
          <table:table-cell table:formula="of:=[.F48]/[.$D48]" office:value-type="float" office:value="51.9896" calcext:value-type="float">
            <text:p>52.0</text:p>
          </table:table-cell>
          <table:table-cell office:value-type="float" office:value="613101" calcext:value-type="float">
            <text:p>613101</text:p>
          </table:table-cell>
          <table:table-cell table:formula="of:=([.H48]-[.$F48])/[.$F48]" office:value-type="percentage" office:value="0.179276239863357" calcext:value-type="percentage">
            <text:p>17.93%</text:p>
          </table:table-cell>
          <table:table-cell table:formula="of:=[.H48]/[.$D48]" office:value-type="float" office:value="61.3101" calcext:value-type="float">
            <text:p>61.3</text:p>
          </table:table-cell>
          <table:table-cell table:style-name="ce14" table:formula="of:=[.J48]-[.$G48]" office:value-type="float" office:value="9.3205" calcext:value-type="float">
            <text:p>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28604" calcext:value-type="float">
            <text:p>2628604</text:p>
          </table:table-cell>
          <table:table-cell table:formula="of:=[.F49]/[.$D49]" office:value-type="float" office:value="262.8604" calcext:value-type="float">
            <text:p>262.9</text:p>
          </table:table-cell>
          <table:table-cell office:value-type="float" office:value="2713412" calcext:value-type="float">
            <text:p>2713412</text:p>
          </table:table-cell>
          <table:table-cell table:formula="of:=([.H49]-[.$F49])/[.$F49]" office:value-type="percentage" office:value="0.0322635132564662" calcext:value-type="percentage">
            <text:p>3.23%</text:p>
          </table:table-cell>
          <table:table-cell table:formula="of:=[.H49]/[.$D49]" office:value-type="float" office:value="271.3412" calcext:value-type="float">
            <text:p>271.3</text:p>
          </table:table-cell>
          <table:table-cell table:style-name="ce14" table:formula="of:=[.J49]-[.$G49]" office:value-type="float" office:value="8.48079999999999" calcext:value-type="float">
            <text:p>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648934" calcext:value-type="float">
            <text:p>15648934</text:p>
          </table:table-cell>
          <table:table-cell table:formula="of:=[.F50]/[.$D50]" office:value-type="float" office:value="1564.8934" calcext:value-type="float">
            <text:p>1564.9</text:p>
          </table:table-cell>
          <table:table-cell office:value-type="float" office:value="15729883" calcext:value-type="float">
            <text:p>15729883</text:p>
          </table:table-cell>
          <table:table-cell table:formula="of:=([.H50]-[.$F50])/[.$F50]" office:value-type="percentage" office:value="0.00517281241009771" calcext:value-type="percentage">
            <text:p>0.52%</text:p>
          </table:table-cell>
          <table:table-cell table:formula="of:=[.H50]/[.$D50]" office:value-type="float" office:value="1572.9883" calcext:value-type="float">
            <text:p>1573.0</text:p>
          </table:table-cell>
          <table:table-cell table:style-name="ce14" table:formula="of:=[.J50]-[.$G50]" office:value-type="float" office:value="8.09490000000005" calcext:value-type="float">
            <text:p>8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39689" calcext:value-type="float">
            <text:p>539689</text:p>
          </table:table-cell>
          <table:table-cell table:formula="of:=[.F51]/[.$D51]" office:value-type="float" office:value="53.9689" calcext:value-type="float">
            <text:p>54.0</text:p>
          </table:table-cell>
          <table:table-cell office:value-type="float" office:value="620468" calcext:value-type="float">
            <text:p>620468</text:p>
          </table:table-cell>
          <table:table-cell table:formula="of:=([.H51]-[.$F51])/[.$F51]" office:value-type="percentage" office:value="0.149676943573058" calcext:value-type="percentage">
            <text:p>14.97%</text:p>
          </table:table-cell>
          <table:table-cell table:formula="of:=[.H51]/[.$D51]" office:value-type="float" office:value="62.0468" calcext:value-type="float">
            <text:p>62.0</text:p>
          </table:table-cell>
          <table:table-cell table:style-name="ce14" table:formula="of:=[.J51]-[.$G51]" office:value-type="float" office:value="8.0779" calcext:value-type="float">
            <text:p>8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1806" calcext:value-type="float">
            <text:p>521806</text:p>
          </table:table-cell>
          <table:table-cell table:formula="of:=[.F52]/[.$D52]" office:value-type="float" office:value="52.1806" calcext:value-type="float">
            <text:p>52.2</text:p>
          </table:table-cell>
          <table:table-cell office:value-type="float" office:value="604612" calcext:value-type="float">
            <text:p>604612</text:p>
          </table:table-cell>
          <table:table-cell table:formula="of:=([.H52]-[.$F52])/[.$F52]" office:value-type="percentage" office:value="0.158691161082855" calcext:value-type="percentage">
            <text:p>15.87%</text:p>
          </table:table-cell>
          <table:table-cell table:formula="of:=[.H52]/[.$D52]" office:value-type="float" office:value="60.4612" calcext:value-type="float">
            <text:p>60.5</text:p>
          </table:table-cell>
          <table:table-cell table:style-name="ce14" table:formula="of:=[.J52]-[.$G52]" office:value-type="float" office:value="8.2806" calcext:value-type="float">
            <text:p>8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17116" calcext:value-type="float">
            <text:p>2617116</text:p>
          </table:table-cell>
          <table:table-cell table:formula="of:=[.F53]/[.$D53]" office:value-type="float" office:value="261.7116" calcext:value-type="float">
            <text:p>261.7</text:p>
          </table:table-cell>
          <table:table-cell office:value-type="float" office:value="2722710" calcext:value-type="float">
            <text:p>2722710</text:p>
          </table:table-cell>
          <table:table-cell table:formula="of:=([.H53]-[.$F53])/[.$F53]" office:value-type="percentage" office:value="0.0403474664477998" calcext:value-type="percentage">
            <text:p>4.03%</text:p>
          </table:table-cell>
          <table:table-cell table:formula="of:=[.H53]/[.$D53]" office:value-type="float" office:value="272.271" calcext:value-type="float">
            <text:p>272.3</text:p>
          </table:table-cell>
          <table:table-cell table:style-name="ce14" table:formula="of:=[.J53]-[.$G53]" office:value-type="float" office:value="10.5594" calcext:value-type="float">
            <text:p>1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645758" calcext:value-type="float">
            <text:p>15645758</text:p>
          </table:table-cell>
          <table:table-cell table:formula="of:=[.F54]/[.$D54]" office:value-type="float" office:value="1564.5758" calcext:value-type="float">
            <text:p>1564.6</text:p>
          </table:table-cell>
          <table:table-cell office:value-type="float" office:value="15753156" calcext:value-type="float">
            <text:p>15753156</text:p>
          </table:table-cell>
          <table:table-cell table:formula="of:=([.H54]-[.$F54])/[.$F54]" office:value-type="percentage" office:value="0.00686435262516524" calcext:value-type="percentage">
            <text:p>0.69%</text:p>
          </table:table-cell>
          <table:table-cell table:formula="of:=[.H54]/[.$D54]" office:value-type="float" office:value="1575.3156" calcext:value-type="float">
            <text:p>1575.3</text:p>
          </table:table-cell>
          <table:table-cell table:style-name="ce14" table:formula="of:=[.J54]-[.$G54]" office:value-type="float" office:value="10.7397999999998" calcext:value-type="float">
            <text:p>1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24618" calcext:value-type="float">
            <text:p>524618</text:p>
          </table:table-cell>
          <table:table-cell table:formula="of:=[.F55]/[.$D55]" office:value-type="float" office:value="52.4618" calcext:value-type="float">
            <text:p>52.5</text:p>
          </table:table-cell>
          <table:table-cell office:value-type="float" office:value="613485" calcext:value-type="float">
            <text:p>613485</text:p>
          </table:table-cell>
          <table:table-cell table:formula="of:=([.H55]-[.$F55])/[.$F55]" office:value-type="percentage" office:value="0.169393730295186" calcext:value-type="percentage">
            <text:p>16.94%</text:p>
          </table:table-cell>
          <table:table-cell table:formula="of:=[.H55]/[.$D55]" office:value-type="float" office:value="61.3485" calcext:value-type="float">
            <text:p>61.3</text:p>
          </table:table-cell>
          <table:table-cell table:style-name="ce14" table:formula="of:=[.J55]-[.$G55]" office:value-type="float" office:value="8.88670000000001" calcext:value-type="float">
            <text:p>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8762" calcext:value-type="float">
            <text:p>528762</text:p>
          </table:table-cell>
          <table:table-cell table:formula="of:=[.F56]/[.$D56]" office:value-type="float" office:value="52.8762" calcext:value-type="float">
            <text:p>52.9</text:p>
          </table:table-cell>
          <table:table-cell office:value-type="float" office:value="623383" calcext:value-type="float">
            <text:p>623383</text:p>
          </table:table-cell>
          <table:table-cell table:formula="of:=([.H56]-[.$F56])/[.$F56]" office:value-type="percentage" office:value="0.178948184627488" calcext:value-type="percentage">
            <text:p>17.89%</text:p>
          </table:table-cell>
          <table:table-cell table:formula="of:=[.H56]/[.$D56]" office:value-type="float" office:value="62.3383" calcext:value-type="float">
            <text:p>62.3</text:p>
          </table:table-cell>
          <table:table-cell table:style-name="ce14" table:formula="of:=[.J56]-[.$G56]" office:value-type="float" office:value="9.4621" calcext:value-type="float">
            <text:p>9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606345" calcext:value-type="float">
            <text:p>2606345</text:p>
          </table:table-cell>
          <table:table-cell table:formula="of:=[.F57]/[.$D57]" office:value-type="float" office:value="260.6345" calcext:value-type="float">
            <text:p>260.6</text:p>
          </table:table-cell>
          <table:table-cell office:value-type="float" office:value="2715650" calcext:value-type="float">
            <text:p>2715650</text:p>
          </table:table-cell>
          <table:table-cell table:formula="of:=([.H57]-[.$F57])/[.$F57]" office:value-type="percentage" office:value="0.041938039668578" calcext:value-type="percentage">
            <text:p>4.19%</text:p>
          </table:table-cell>
          <table:table-cell table:formula="of:=[.H57]/[.$D57]" office:value-type="float" office:value="271.565" calcext:value-type="float">
            <text:p>271.6</text:p>
          </table:table-cell>
          <table:table-cell table:style-name="ce14" table:formula="of:=[.J57]-[.$G57]" office:value-type="float" office:value="10.9305" calcext:value-type="float">
            <text:p>1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5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mpxk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646789" calcext:value-type="float">
            <text:p>15646789</text:p>
          </table:table-cell>
          <table:table-cell table:formula="of:=[.F58]/[.$D58]" office:value-type="float" office:value="1564.6789" calcext:value-type="float">
            <text:p>1564.7</text:p>
          </table:table-cell>
          <table:table-cell office:value-type="float" office:value="15761462" calcext:value-type="float">
            <text:p>15761462</text:p>
          </table:table-cell>
          <table:table-cell table:formula="of:=([.H58]-[.$F58])/[.$F58]" office:value-type="percentage" office:value="0.00732885194527772" calcext:value-type="percentage">
            <text:p>0.73%</text:p>
          </table:table-cell>
          <table:table-cell table:formula="of:=[.H58]/[.$D58]" office:value-type="float" office:value="1576.1462" calcext:value-type="float">
            <text:p>1576.1</text:p>
          </table:table-cell>
          <table:table-cell table:style-name="ce14" table:formula="of:=[.J58]-[.$G58]" office:value-type="float" office:value="11.4672999999998" calcext:value-type="float">
            <text:p>1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3504218" calcext:value-type="float">
            <text:p>33504218</text:p>
          </table:table-cell>
          <table:table-cell table:style-name="ce61" table:formula="of:=[.F59]/[.$D59]" office:value-type="float" office:value="3350.4218" calcext:value-type="float">
            <text:p>3350.4</text:p>
          </table:table-cell>
          <table:table-cell table:style-name="ce49" office:value-type="float" office:value="33487111" calcext:value-type="float">
            <text:p>33487111</text:p>
          </table:table-cell>
          <table:table-cell table:style-name="ce62" table:formula="of:=([.H59]-[.$F59])/[.$F59]" office:value-type="percentage" office:value="-0.000510592427496741" calcext:value-type="percentage">
            <text:p>-0.05%</text:p>
          </table:table-cell>
          <table:table-cell table:style-name="ce61" table:formula="of:=[.H59]/[.$D59]" office:value-type="float" office:value="3348.7111" calcext:value-type="float">
            <text:p>3348.7</text:p>
          </table:table-cell>
          <table:table-cell table:style-name="ce63" table:formula="of:=[.J59]-[.$G59]" office:value-type="float" office:value="-1.71070000000009" calcext:value-type="float">
            <text:p>-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3697113" calcext:value-type="float">
            <text:p>33697113</text:p>
          </table:table-cell>
          <table:table-cell table:style-name="ce61" table:formula="of:=[.F60]/[.$D60]" office:value-type="float" office:value="3369.7113" calcext:value-type="float">
            <text:p>3369.7</text:p>
          </table:table-cell>
          <table:table-cell table:style-name="ce49" office:value-type="float" office:value="33725034" calcext:value-type="float">
            <text:p>33725034</text:p>
          </table:table-cell>
          <table:table-cell table:style-name="ce62" table:formula="of:=([.H60]-[.$F60])/[.$F60]" office:value-type="percentage" office:value="0.000828587303606692" calcext:value-type="percentage">
            <text:p>0.08%</text:p>
          </table:table-cell>
          <table:table-cell table:style-name="ce61" table:formula="of:=[.H60]/[.$D60]" office:value-type="float" office:value="3372.5034" calcext:value-type="float">
            <text:p>3372.5</text:p>
          </table:table-cell>
          <table:table-cell table:style-name="ce63" table:formula="of:=[.J60]-[.$G60]" office:value-type="float" office:value="2.79210000000012" calcext:value-type="float">
            <text:p>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8174624" calcext:value-type="float">
            <text:p>8174624</text:p>
          </table:table-cell>
          <table:table-cell table:style-name="ce61" table:formula="of:=[.F61]/[.$D61]" office:value-type="float" office:value="817.4624" calcext:value-type="float">
            <text:p>817.5</text:p>
          </table:table-cell>
          <table:table-cell table:style-name="ce49" office:value-type="float" office:value="8201867" calcext:value-type="float">
            <text:p>8201867</text:p>
          </table:table-cell>
          <table:table-cell table:style-name="ce62" table:formula="of:=([.H61]-[.$F61])/[.$F61]" office:value-type="percentage" office:value="0.00333263034483299" calcext:value-type="percentage">
            <text:p>0.33%</text:p>
          </table:table-cell>
          <table:table-cell table:style-name="ce61" table:formula="of:=[.H61]/[.$D61]" office:value-type="float" office:value="820.1867" calcext:value-type="float">
            <text:p>820.2</text:p>
          </table:table-cell>
          <table:table-cell table:style-name="ce63" table:formula="of:=[.J61]-[.$G61]" office:value-type="float" office:value="2.72429999999997" calcext:value-type="float">
            <text:p>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1463369" calcext:value-type="float">
            <text:p>111463369</text:p>
          </table:table-cell>
          <table:table-cell table:style-name="ce61" table:formula="of:=[.F62]/[.$D62]" office:value-type="float" office:value="11146.3369" calcext:value-type="float">
            <text:p>11146.3</text:p>
          </table:table-cell>
          <table:table-cell table:style-name="ce49" office:value-type="float" office:value="111413639" calcext:value-type="float">
            <text:p>111413639</text:p>
          </table:table-cell>
          <table:table-cell table:style-name="ce62" table:formula="of:=([.H62]-[.$F62])/[.$F62]" office:value-type="percentage" office:value="-0.000446155543710508" calcext:value-type="percentage">
            <text:p>-0.04%</text:p>
          </table:table-cell>
          <table:table-cell table:style-name="ce61" table:formula="of:=[.H62]/[.$D62]" office:value-type="float" office:value="11141.3639" calcext:value-type="float">
            <text:p>11141.4</text:p>
          </table:table-cell>
          <table:table-cell table:style-name="ce63" table:formula="of:=[.J62]-[.$G62]" office:value-type="float" office:value="-4.97299999999996" calcext:value-type="float">
            <text:p>-5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3467922" calcext:value-type="float">
            <text:p>33467922</text:p>
          </table:table-cell>
          <table:table-cell table:style-name="ce61" table:formula="of:=[.F63]/[.$D63]" office:value-type="float" office:value="3346.7922" calcext:value-type="float">
            <text:p>3346.8</text:p>
          </table:table-cell>
          <table:table-cell table:style-name="ce49" office:value-type="float" office:value="33455348" calcext:value-type="float">
            <text:p>33455348</text:p>
          </table:table-cell>
          <table:table-cell table:style-name="ce62" table:formula="of:=([.H63]-[.$F63])/[.$F63]" office:value-type="percentage" office:value="-0.000375703038868084" calcext:value-type="percentage">
            <text:p>-0.04%</text:p>
          </table:table-cell>
          <table:table-cell table:style-name="ce61" table:formula="of:=[.H63]/[.$D63]" office:value-type="float" office:value="3345.5348" calcext:value-type="float">
            <text:p>3345.5</text:p>
          </table:table-cell>
          <table:table-cell table:style-name="ce63" table:formula="of:=[.J63]-[.$G63]" office:value-type="float" office:value="-1.25739999999996" calcext:value-type="float">
            <text:p>-1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3712253" calcext:value-type="float">
            <text:p>33712253</text:p>
          </table:table-cell>
          <table:table-cell table:style-name="ce61" table:formula="of:=[.F64]/[.$D64]" office:value-type="float" office:value="3371.2253" calcext:value-type="float">
            <text:p>3371.2</text:p>
          </table:table-cell>
          <table:table-cell table:style-name="ce49" office:value-type="float" office:value="33690716" calcext:value-type="float">
            <text:p>33690716</text:p>
          </table:table-cell>
          <table:table-cell table:style-name="ce62" table:formula="of:=([.H64]-[.$F64])/[.$F64]" office:value-type="percentage" office:value="-0.000638847839686063" calcext:value-type="percentage">
            <text:p>-0.06%</text:p>
          </table:table-cell>
          <table:table-cell table:style-name="ce61" table:formula="of:=[.H64]/[.$D64]" office:value-type="float" office:value="3369.0716" calcext:value-type="float">
            <text:p>3369.1</text:p>
          </table:table-cell>
          <table:table-cell table:style-name="ce63" table:formula="of:=[.J64]-[.$G64]" office:value-type="float" office:value="-2.15369999999984" calcext:value-type="float">
            <text:p>-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7999583" calcext:value-type="float">
            <text:p>7999583</text:p>
          </table:table-cell>
          <table:table-cell table:style-name="ce61" table:formula="of:=[.F65]/[.$D65]" office:value-type="float" office:value="799.9583" calcext:value-type="float">
            <text:p>800.0</text:p>
          </table:table-cell>
          <table:table-cell table:style-name="ce49" office:value-type="float" office:value="8025874" calcext:value-type="float">
            <text:p>8025874</text:p>
          </table:table-cell>
          <table:table-cell table:style-name="ce62" table:formula="of:=([.H65]-[.$F65])/[.$F65]" office:value-type="percentage" office:value="0.00328654631122647" calcext:value-type="percentage">
            <text:p>0.33%</text:p>
          </table:table-cell>
          <table:table-cell table:style-name="ce61" table:formula="of:=[.H65]/[.$D65]" office:value-type="float" office:value="802.5874" calcext:value-type="float">
            <text:p>802.6</text:p>
          </table:table-cell>
          <table:table-cell table:style-name="ce63" table:formula="of:=[.J65]-[.$G65]" office:value-type="float" office:value="2.62909999999999" calcext:value-type="float">
            <text:p>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2485537" calcext:value-type="float">
            <text:p>112485537</text:p>
          </table:table-cell>
          <table:table-cell table:style-name="ce61" table:formula="of:=[.F66]/[.$D66]" office:value-type="float" office:value="11248.5537" calcext:value-type="float">
            <text:p>11248.6</text:p>
          </table:table-cell>
          <table:table-cell table:style-name="ce49" office:value-type="float" office:value="112482332" calcext:value-type="float">
            <text:p>112482332</text:p>
          </table:table-cell>
          <table:table-cell table:style-name="ce62" table:formula="of:=([.H66]-[.$F66])/[.$F66]" office:value-type="percentage" office:value="-0.00002849255189136" calcext:value-type="percentage">
            <text:p>0.00%</text:p>
          </table:table-cell>
          <table:table-cell table:style-name="ce61" table:formula="of:=[.H66]/[.$D66]" office:value-type="float" office:value="11248.2332" calcext:value-type="float">
            <text:p>11248.2</text:p>
          </table:table-cell>
          <table:table-cell table:style-name="ce63" table:formula="of:=[.J66]-[.$G66]" office:value-type="float" office:value="-0.320499999999811" calcext:value-type="float">
            <text:p>-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3471096" calcext:value-type="float">
            <text:p>33471096</text:p>
          </table:table-cell>
          <table:table-cell table:style-name="ce61" table:formula="of:=[.F67]/[.$D67]" office:value-type="float" office:value="3347.1096" calcext:value-type="float">
            <text:p>3347.1</text:p>
          </table:table-cell>
          <table:table-cell table:style-name="ce49" office:value-type="float" office:value="33454407" calcext:value-type="float">
            <text:p>33454407</text:p>
          </table:table-cell>
          <table:table-cell table:style-name="ce62" table:formula="of:=([.H67]-[.$F67])/[.$F67]" office:value-type="percentage" office:value="-0.000498609307564951" calcext:value-type="percentage">
            <text:p>-0.05%</text:p>
          </table:table-cell>
          <table:table-cell table:style-name="ce61" table:formula="of:=[.H67]/[.$D67]" office:value-type="float" office:value="3345.4407" calcext:value-type="float">
            <text:p>3345.4</text:p>
          </table:table-cell>
          <table:table-cell table:style-name="ce63" table:formula="of:=[.J67]-[.$G67]" office:value-type="float" office:value="-1.66889999999967" calcext:value-type="float">
            <text:p>-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3681273" calcext:value-type="float">
            <text:p>33681273</text:p>
          </table:table-cell>
          <table:table-cell table:style-name="ce61" table:formula="of:=[.F68]/[.$D68]" office:value-type="float" office:value="3368.1273" calcext:value-type="float">
            <text:p>3368.1</text:p>
          </table:table-cell>
          <table:table-cell table:style-name="ce49" office:value-type="float" office:value="33662156" calcext:value-type="float">
            <text:p>33662156</text:p>
          </table:table-cell>
          <table:table-cell table:style-name="ce62" table:formula="of:=([.H68]-[.$F68])/[.$F68]" office:value-type="percentage" office:value="-0.000567585435384227" calcext:value-type="percentage">
            <text:p>-0.06%</text:p>
          </table:table-cell>
          <table:table-cell table:style-name="ce61" table:formula="of:=[.H68]/[.$D68]" office:value-type="float" office:value="3366.2156" calcext:value-type="float">
            <text:p>3366.2</text:p>
          </table:table-cell>
          <table:table-cell table:style-name="ce63" table:formula="of:=[.J68]-[.$G68]" office:value-type="float" office:value="-1.91170000000011" calcext:value-type="float">
            <text:p>-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8028910" calcext:value-type="float">
            <text:p>8028910</text:p>
          </table:table-cell>
          <table:table-cell table:style-name="ce61" table:formula="of:=[.F69]/[.$D69]" office:value-type="float" office:value="802.891" calcext:value-type="float">
            <text:p>802.9</text:p>
          </table:table-cell>
          <table:table-cell table:style-name="ce49" office:value-type="float" office:value="7996324" calcext:value-type="float">
            <text:p>7996324</text:p>
          </table:table-cell>
          <table:table-cell table:style-name="ce62" table:formula="of:=([.H69]-[.$F69])/[.$F69]" office:value-type="percentage" office:value="-0.00405858329461907" calcext:value-type="percentage">
            <text:p>-0.41%</text:p>
          </table:table-cell>
          <table:table-cell table:style-name="ce61" table:formula="of:=[.H69]/[.$D69]" office:value-type="float" office:value="799.6324" calcext:value-type="float">
            <text:p>799.6</text:p>
          </table:table-cell>
          <table:table-cell table:style-name="ce63" table:formula="of:=[.J69]-[.$G69]" office:value-type="float" office:value="-3.2586" calcext:value-type="float">
            <text:p>-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2976151" calcext:value-type="float">
            <text:p>112976151</text:p>
          </table:table-cell>
          <table:table-cell table:style-name="ce61" table:formula="of:=[.F70]/[.$D70]" office:value-type="float" office:value="11297.6151" calcext:value-type="float">
            <text:p>11297.6</text:p>
          </table:table-cell>
          <table:table-cell table:style-name="ce49" office:value-type="float" office:value="113098126" calcext:value-type="float">
            <text:p>113098126</text:p>
          </table:table-cell>
          <table:table-cell table:style-name="ce62" table:formula="of:=([.H70]-[.$F70])/[.$F70]" office:value-type="percentage" office:value="0.00107965264279538" calcext:value-type="percentage">
            <text:p>0.11%</text:p>
          </table:table-cell>
          <table:table-cell table:style-name="ce61" table:formula="of:=[.H70]/[.$D70]" office:value-type="float" office:value="11309.8126" calcext:value-type="float">
            <text:p>11309.8</text:p>
          </table:table-cell>
          <table:table-cell table:style-name="ce63" table:formula="of:=[.J70]-[.$G70]" office:value-type="float" office:value="12.1974999999984" calcext:value-type="float">
            <text:p>1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3500808" calcext:value-type="float">
            <text:p>33500808</text:p>
          </table:table-cell>
          <table:table-cell table:style-name="ce61" table:formula="of:=[.F71]/[.$D71]" office:value-type="float" office:value="3350.0808" calcext:value-type="float">
            <text:p>3350.1</text:p>
          </table:table-cell>
          <table:table-cell table:style-name="ce49" office:value-type="float" office:value="33499567" calcext:value-type="float">
            <text:p>33499567</text:p>
          </table:table-cell>
          <table:table-cell table:style-name="ce62" table:formula="of:=([.H71]-[.$F71])/[.$F71]" office:value-type="percentage" office:value="-0.0000370438826430694" calcext:value-type="percentage">
            <text:p>0.00%</text:p>
          </table:table-cell>
          <table:table-cell table:style-name="ce61" table:formula="of:=[.H71]/[.$D71]" office:value-type="float" office:value="3349.9567" calcext:value-type="float">
            <text:p>3350.0</text:p>
          </table:table-cell>
          <table:table-cell table:style-name="ce63" table:formula="of:=[.J71]-[.$G71]" office:value-type="float" office:value="-0.124099999999999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3691725" calcext:value-type="float">
            <text:p>33691725</text:p>
          </table:table-cell>
          <table:table-cell table:style-name="ce61" table:formula="of:=[.F72]/[.$D72]" office:value-type="float" office:value="3369.1725" calcext:value-type="float">
            <text:p>3369.2</text:p>
          </table:table-cell>
          <table:table-cell table:style-name="ce49" office:value-type="float" office:value="33714190" calcext:value-type="float">
            <text:p>33714190</text:p>
          </table:table-cell>
          <table:table-cell table:style-name="ce62" table:formula="of:=([.H72]-[.$F72])/[.$F72]" office:value-type="percentage" office:value="0.000666780938049328" calcext:value-type="percentage">
            <text:p>0.07%</text:p>
          </table:table-cell>
          <table:table-cell table:style-name="ce61" table:formula="of:=[.H72]/[.$D72]" office:value-type="float" office:value="3371.419" calcext:value-type="float">
            <text:p>3371.4</text:p>
          </table:table-cell>
          <table:table-cell table:style-name="ce63" table:formula="of:=[.J72]-[.$G72]" office:value-type="float" office:value="2.24649999999974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8174738" calcext:value-type="float">
            <text:p>8174738</text:p>
          </table:table-cell>
          <table:table-cell table:style-name="ce61" table:formula="of:=[.F73]/[.$D73]" office:value-type="float" office:value="817.4738" calcext:value-type="float">
            <text:p>817.5</text:p>
          </table:table-cell>
          <table:table-cell table:style-name="ce49" office:value-type="float" office:value="8181534" calcext:value-type="float">
            <text:p>8181534</text:p>
          </table:table-cell>
          <table:table-cell table:style-name="ce62" table:formula="of:=([.H73]-[.$F73])/[.$F73]" office:value-type="percentage" office:value="0.000831341628318853" calcext:value-type="percentage">
            <text:p>0.08%</text:p>
          </table:table-cell>
          <table:table-cell table:style-name="ce61" table:formula="of:=[.H73]/[.$D73]" office:value-type="float" office:value="818.1534" calcext:value-type="float">
            <text:p>818.2</text:p>
          </table:table-cell>
          <table:table-cell table:style-name="ce63" table:formula="of:=[.J73]-[.$G73]" office:value-type="float" office:value="0.67960000000005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6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KASAN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2282394" calcext:value-type="float">
            <text:p>112282394</text:p>
          </table:table-cell>
          <table:table-cell table:style-name="ce61" table:formula="of:=[.F74]/[.$D74]" office:value-type="float" office:value="11228.2394" calcext:value-type="float">
            <text:p>11228.2</text:p>
          </table:table-cell>
          <table:table-cell table:style-name="ce49" office:value-type="float" office:value="112341716" calcext:value-type="float">
            <text:p>112341716</text:p>
          </table:table-cell>
          <table:table-cell table:style-name="ce62" table:formula="of:=([.H74]-[.$F74])/[.$F74]" office:value-type="percentage" office:value="0.000528328599762488" calcext:value-type="percentage">
            <text:p>0.05%</text:p>
          </table:table-cell>
          <table:table-cell table:style-name="ce61" table:formula="of:=[.H74]/[.$D74]" office:value-type="float" office:value="11234.1716" calcext:value-type="float">
            <text:p>11234.2</text:p>
          </table:table-cell>
          <table:table-cell table:style-name="ce63" table:formula="of:=[.J74]-[.$G74]" office:value-type="float" office:value="5.93219999999928" calcext:value-type="float">
            <text:p>5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05730" calcext:value-type="float">
            <text:p>505730</text:p>
          </table:table-cell>
          <table:table-cell table:style-name="ce61" table:formula="of:=[.F75]/[.$D75]" office:value-type="float" office:value="50.573" calcext:value-type="float">
            <text:p>50.6</text:p>
          </table:table-cell>
          <table:table-cell table:style-name="ce49" office:value-type="float" office:value="519309" calcext:value-type="float">
            <text:p>519309</text:p>
          </table:table-cell>
          <table:table-cell table:style-name="ce62" table:formula="of:=([.H75]-[.$F75])/[.$F75]" office:value-type="percentage" office:value="0.0268502956122832" calcext:value-type="percentage">
            <text:p>2.69%</text:p>
          </table:table-cell>
          <table:table-cell table:style-name="ce61" table:formula="of:=[.H75]/[.$D75]" office:value-type="float" office:value="51.9309" calcext:value-type="float">
            <text:p>51.9</text:p>
          </table:table-cell>
          <table:table-cell table:style-name="ce63" table:formula="of:=[.J75]-[.$G75]" office:value-type="float" office:value="1.3579" calcext:value-type="float">
            <text:p>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1385" calcext:value-type="float">
            <text:p>521385</text:p>
          </table:table-cell>
          <table:table-cell table:style-name="ce61" table:formula="of:=[.F76]/[.$D76]" office:value-type="float" office:value="52.1385" calcext:value-type="float">
            <text:p>52.1</text:p>
          </table:table-cell>
          <table:table-cell table:style-name="ce49" office:value-type="float" office:value="525229" calcext:value-type="float">
            <text:p>525229</text:p>
          </table:table-cell>
          <table:table-cell table:style-name="ce62" table:formula="of:=([.H76]-[.$F76])/[.$F76]" office:value-type="percentage" office:value="0.00737267086701766" calcext:value-type="percentage">
            <text:p>0.74%</text:p>
          </table:table-cell>
          <table:table-cell table:style-name="ce61" table:formula="of:=[.H76]/[.$D76]" office:value-type="float" office:value="52.5229" calcext:value-type="float">
            <text:p>52.5</text:p>
          </table:table-cell>
          <table:table-cell table:style-name="ce63" table:formula="of:=[.J76]-[.$G76]" office:value-type="float" office:value="0.384399999999999" calcext:value-type="float">
            <text:p>0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578104" calcext:value-type="float">
            <text:p>2578104</text:p>
          </table:table-cell>
          <table:table-cell table:style-name="ce61" table:formula="of:=[.F77]/[.$D77]" office:value-type="float" office:value="257.8104" calcext:value-type="float">
            <text:p>257.8</text:p>
          </table:table-cell>
          <table:table-cell table:style-name="ce49" office:value-type="float" office:value="2594659" calcext:value-type="float">
            <text:p>2594659</text:p>
          </table:table-cell>
          <table:table-cell table:style-name="ce62" table:formula="of:=([.H77]-[.$F77])/[.$F77]" office:value-type="percentage" office:value="0.00642138563843817" calcext:value-type="percentage">
            <text:p>0.64%</text:p>
          </table:table-cell>
          <table:table-cell table:style-name="ce61" table:formula="of:=[.H77]/[.$D77]" office:value-type="float" office:value="259.4659" calcext:value-type="float">
            <text:p>259.5</text:p>
          </table:table-cell>
          <table:table-cell table:style-name="ce63" table:formula="of:=[.J77]-[.$G77]" office:value-type="float" office:value="1.65549999999996" calcext:value-type="float">
            <text:p>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81286" calcext:value-type="float">
            <text:p>15581286</text:p>
          </table:table-cell>
          <table:table-cell table:style-name="ce61" table:formula="of:=[.F78]/[.$D78]" office:value-type="float" office:value="1558.1286" calcext:value-type="float">
            <text:p>1558.1</text:p>
          </table:table-cell>
          <table:table-cell table:style-name="ce49" office:value-type="float" office:value="15588595" calcext:value-type="float">
            <text:p>15588595</text:p>
          </table:table-cell>
          <table:table-cell table:style-name="ce62" table:formula="of:=([.H78]-[.$F78])/[.$F78]" office:value-type="percentage" office:value="0.000469088366647015" calcext:value-type="percentage">
            <text:p>0.05%</text:p>
          </table:table-cell>
          <table:table-cell table:style-name="ce61" table:formula="of:=[.H78]/[.$D78]" office:value-type="float" office:value="1558.8595" calcext:value-type="float">
            <text:p>1558.9</text:p>
          </table:table-cell>
          <table:table-cell table:style-name="ce63" table:formula="of:=[.J78]-[.$G78]" office:value-type="float" office:value="0.73090000000002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08985" calcext:value-type="float">
            <text:p>508985</text:p>
          </table:table-cell>
          <table:table-cell table:style-name="ce61" table:formula="of:=[.F79]/[.$D79]" office:value-type="float" office:value="50.8985" calcext:value-type="float">
            <text:p>50.9</text:p>
          </table:table-cell>
          <table:table-cell table:style-name="ce49" office:value-type="float" office:value="521568" calcext:value-type="float">
            <text:p>521568</text:p>
          </table:table-cell>
          <table:table-cell table:style-name="ce62" table:formula="of:=([.H79]-[.$F79])/[.$F79]" office:value-type="percentage" office:value="0.024721750149808" calcext:value-type="percentage">
            <text:p>2.47%</text:p>
          </table:table-cell>
          <table:table-cell table:style-name="ce61" table:formula="of:=[.H79]/[.$D79]" office:value-type="float" office:value="52.1568" calcext:value-type="float">
            <text:p>52.2</text:p>
          </table:table-cell>
          <table:table-cell table:style-name="ce63" table:formula="of:=[.J79]-[.$G79]" office:value-type="float" office:value="1.2583" calcext:value-type="float">
            <text:p>1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13094" calcext:value-type="float">
            <text:p>513094</text:p>
          </table:table-cell>
          <table:table-cell table:style-name="ce61" table:formula="of:=[.F80]/[.$D80]" office:value-type="float" office:value="51.3094" calcext:value-type="float">
            <text:p>51.3</text:p>
          </table:table-cell>
          <table:table-cell table:style-name="ce49" office:value-type="float" office:value="525512" calcext:value-type="float">
            <text:p>525512</text:p>
          </table:table-cell>
          <table:table-cell table:style-name="ce62" table:formula="of:=([.H80]-[.$F80])/[.$F80]" office:value-type="percentage" office:value="0.0242021929704888" calcext:value-type="percentage">
            <text:p>2.42%</text:p>
          </table:table-cell>
          <table:table-cell table:style-name="ce61" table:formula="of:=[.H80]/[.$D80]" office:value-type="float" office:value="52.5512" calcext:value-type="float">
            <text:p>52.6</text:p>
          </table:table-cell>
          <table:table-cell table:style-name="ce63" table:formula="of:=[.J80]-[.$G80]" office:value-type="float" office:value="1.24180000000001" calcext:value-type="float">
            <text:p>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568428" calcext:value-type="float">
            <text:p>2568428</text:p>
          </table:table-cell>
          <table:table-cell table:style-name="ce61" table:formula="of:=[.F81]/[.$D81]" office:value-type="float" office:value="256.8428" calcext:value-type="float">
            <text:p>256.8</text:p>
          </table:table-cell>
          <table:table-cell table:style-name="ce49" office:value-type="float" office:value="2582264" calcext:value-type="float">
            <text:p>2582264</text:p>
          </table:table-cell>
          <table:table-cell table:style-name="ce62" table:formula="of:=([.H81]-[.$F81])/[.$F81]" office:value-type="percentage" office:value="0.00538695264184941" calcext:value-type="percentage">
            <text:p>0.54%</text:p>
          </table:table-cell>
          <table:table-cell table:style-name="ce61" table:formula="of:=[.H81]/[.$D81]" office:value-type="float" office:value="258.2264" calcext:value-type="float">
            <text:p>258.2</text:p>
          </table:table-cell>
          <table:table-cell table:style-name="ce63" table:formula="of:=[.J81]-[.$G81]" office:value-type="float" office:value="1.3836" calcext:value-type="float">
            <text:p>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72505" calcext:value-type="float">
            <text:p>15572505</text:p>
          </table:table-cell>
          <table:table-cell table:style-name="ce61" table:formula="of:=[.F82]/[.$D82]" office:value-type="float" office:value="1557.2505" calcext:value-type="float">
            <text:p>1557.3</text:p>
          </table:table-cell>
          <table:table-cell table:style-name="ce49" office:value-type="float" office:value="15592043" calcext:value-type="float">
            <text:p>15592043</text:p>
          </table:table-cell>
          <table:table-cell table:style-name="ce62" table:formula="of:=([.H82]-[.$F82])/[.$F82]" office:value-type="percentage" office:value="0.00125464721314907" calcext:value-type="percentage">
            <text:p>0.13%</text:p>
          </table:table-cell>
          <table:table-cell table:style-name="ce61" table:formula="of:=[.H82]/[.$D82]" office:value-type="float" office:value="1559.2043" calcext:value-type="float">
            <text:p>1559.2</text:p>
          </table:table-cell>
          <table:table-cell table:style-name="ce63" table:formula="of:=[.J82]-[.$G82]" office:value-type="float" office:value="1.9538" calcext:value-type="float">
            <text:p>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09456" calcext:value-type="float">
            <text:p>509456</text:p>
          </table:table-cell>
          <table:table-cell table:style-name="ce61" table:formula="of:=[.F83]/[.$D83]" office:value-type="float" office:value="50.9456" calcext:value-type="float">
            <text:p>50.9</text:p>
          </table:table-cell>
          <table:table-cell table:style-name="ce49" office:value-type="float" office:value="516296" calcext:value-type="float">
            <text:p>516296</text:p>
          </table:table-cell>
          <table:table-cell table:style-name="ce62" table:formula="of:=([.H83]-[.$F83])/[.$F83]" office:value-type="percentage" office:value="0.0134260858641374" calcext:value-type="percentage">
            <text:p>1.34%</text:p>
          </table:table-cell>
          <table:table-cell table:style-name="ce61" table:formula="of:=[.H83]/[.$D83]" office:value-type="float" office:value="51.6296" calcext:value-type="float">
            <text:p>51.6</text:p>
          </table:table-cell>
          <table:table-cell table:style-name="ce63" table:formula="of:=[.J83]-[.$G83]" office:value-type="float" office:value="0.684000000000005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13590" calcext:value-type="float">
            <text:p>513590</text:p>
          </table:table-cell>
          <table:table-cell table:style-name="ce61" table:formula="of:=[.F84]/[.$D84]" office:value-type="float" office:value="51.359" calcext:value-type="float">
            <text:p>51.4</text:p>
          </table:table-cell>
          <table:table-cell table:style-name="ce49" office:value-type="float" office:value="527133" calcext:value-type="float">
            <text:p>527133</text:p>
          </table:table-cell>
          <table:table-cell table:style-name="ce62" table:formula="of:=([.H84]-[.$F84])/[.$F84]" office:value-type="percentage" office:value="0.026369282891022" calcext:value-type="percentage">
            <text:p>2.64%</text:p>
          </table:table-cell>
          <table:table-cell table:style-name="ce61" table:formula="of:=[.H84]/[.$D84]" office:value-type="float" office:value="52.7133" calcext:value-type="float">
            <text:p>52.7</text:p>
          </table:table-cell>
          <table:table-cell table:style-name="ce63" table:formula="of:=[.J84]-[.$G84]" office:value-type="float" office:value="1.3543" calcext:value-type="float">
            <text:p>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585548" calcext:value-type="float">
            <text:p>2585548</text:p>
          </table:table-cell>
          <table:table-cell table:style-name="ce61" table:formula="of:=[.F85]/[.$D85]" office:value-type="float" office:value="258.5548" calcext:value-type="float">
            <text:p>258.6</text:p>
          </table:table-cell>
          <table:table-cell table:style-name="ce49" office:value-type="float" office:value="2596373" calcext:value-type="float">
            <text:p>2596373</text:p>
          </table:table-cell>
          <table:table-cell table:style-name="ce62" table:formula="of:=([.H85]-[.$F85])/[.$F85]" office:value-type="percentage" office:value="0.00418673333467412" calcext:value-type="percentage">
            <text:p>0.42%</text:p>
          </table:table-cell>
          <table:table-cell table:style-name="ce61" table:formula="of:=[.H85]/[.$D85]" office:value-type="float" office:value="259.6373" calcext:value-type="float">
            <text:p>259.6</text:p>
          </table:table-cell>
          <table:table-cell table:style-name="ce63" table:formula="of:=[.J85]-[.$G85]" office:value-type="float" office:value="1.08249999999998" calcext:value-type="float">
            <text:p>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94796" calcext:value-type="float">
            <text:p>15594796</text:p>
          </table:table-cell>
          <table:table-cell table:style-name="ce61" table:formula="of:=[.F86]/[.$D86]" office:value-type="float" office:value="1559.4796" calcext:value-type="float">
            <text:p>1559.5</text:p>
          </table:table-cell>
          <table:table-cell table:style-name="ce49" office:value-type="float" office:value="15602633" calcext:value-type="float">
            <text:p>15602633</text:p>
          </table:table-cell>
          <table:table-cell table:style-name="ce62" table:formula="of:=([.H86]-[.$F86])/[.$F86]" office:value-type="percentage" office:value="0.000502539436873685" calcext:value-type="percentage">
            <text:p>0.05%</text:p>
          </table:table-cell>
          <table:table-cell table:style-name="ce61" table:formula="of:=[.H86]/[.$D86]" office:value-type="float" office:value="1560.2633" calcext:value-type="float">
            <text:p>1560.3</text:p>
          </table:table-cell>
          <table:table-cell table:style-name="ce63" table:formula="of:=[.J86]-[.$G86]" office:value-type="float" office:value="0.783700000000181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08858" calcext:value-type="float">
            <text:p>508858</text:p>
          </table:table-cell>
          <table:table-cell table:style-name="ce61" table:formula="of:=[.F87]/[.$D87]" office:value-type="float" office:value="50.8858" calcext:value-type="float">
            <text:p>50.9</text:p>
          </table:table-cell>
          <table:table-cell table:style-name="ce49" office:value-type="float" office:value="518911" calcext:value-type="float">
            <text:p>518911</text:p>
          </table:table-cell>
          <table:table-cell table:style-name="ce62" table:formula="of:=([.H87]-[.$F87])/[.$F87]" office:value-type="percentage" office:value="0.0197560026569298" calcext:value-type="percentage">
            <text:p>1.98%</text:p>
          </table:table-cell>
          <table:table-cell table:style-name="ce61" table:formula="of:=[.H87]/[.$D87]" office:value-type="float" office:value="51.8911" calcext:value-type="float">
            <text:p>51.9</text:p>
          </table:table-cell>
          <table:table-cell table:style-name="ce63" table:formula="of:=[.J87]-[.$G87]" office:value-type="float" office:value="1.0053" calcext:value-type="float">
            <text:p>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2589" calcext:value-type="float">
            <text:p>522589</text:p>
          </table:table-cell>
          <table:table-cell table:style-name="ce61" table:formula="of:=[.F88]/[.$D88]" office:value-type="float" office:value="52.2589" calcext:value-type="float">
            <text:p>52.3</text:p>
          </table:table-cell>
          <table:table-cell table:style-name="ce49" office:value-type="float" office:value="526544" calcext:value-type="float">
            <text:p>526544</text:p>
          </table:table-cell>
          <table:table-cell table:style-name="ce62" table:formula="of:=([.H88]-[.$F88])/[.$F88]" office:value-type="percentage" office:value="0.00756808888055432" calcext:value-type="percentage">
            <text:p>0.76%</text:p>
          </table:table-cell>
          <table:table-cell table:style-name="ce61" table:formula="of:=[.H88]/[.$D88]" office:value-type="float" office:value="52.6544" calcext:value-type="float">
            <text:p>52.7</text:p>
          </table:table-cell>
          <table:table-cell table:style-name="ce63" table:formula="of:=[.J88]-[.$G88]" office:value-type="float" office:value="0.395500000000006" calcext:value-type="float">
            <text:p>0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65336" calcext:value-type="float">
            <text:p>65336</text:p>
          </table:table-cell>
          <table:table-cell office:value-type="float" office:value="2585714" calcext:value-type="float">
            <text:p>2585714</text:p>
          </table:table-cell>
          <table:table-cell table:style-name="ce61" table:formula="of:=[.F89]/[.$D89]" office:value-type="float" office:value="258.5714" calcext:value-type="float">
            <text:p>258.6</text:p>
          </table:table-cell>
          <table:table-cell table:style-name="ce49" office:value-type="float" office:value="2573352" calcext:value-type="float">
            <text:p>2573352</text:p>
          </table:table-cell>
          <table:table-cell table:style-name="ce62" table:formula="of:=([.H89]-[.$F89])/[.$F89]" office:value-type="percentage" office:value="-0.00478088450617508" calcext:value-type="percentage">
            <text:p>-0.48%</text:p>
          </table:table-cell>
          <table:table-cell table:style-name="ce61" table:formula="of:=[.H89]/[.$D89]" office:value-type="float" office:value="257.3352" calcext:value-type="float">
            <text:p>257.3</text:p>
          </table:table-cell>
          <table:table-cell table:style-name="ce63" table:formula="of:=[.J89]-[.$G89]" office:value-type="float" office:value="-1.2362" calcext:value-type="float">
            <text:p>-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08-02_07</text:p>
          </table:table-cell>
          <table:table-cell office:value-type="string" calcext:value-type="string">
            <text:p>4dac21e1d08ccbd161435e63d6cfd09cea3f55ae</text:p>
          </table:table-cell>
          <table:table-cell office:value-type="string" calcext:value-type="string">
            <text:p>base</text:p>
          </table:table-cell>
          <table:table-cell office:value-type="float" office:value="10000" calcext:value-type="float">
            <text:p>100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585397" calcext:value-type="float">
            <text:p>15585397</text:p>
          </table:table-cell>
          <table:table-cell table:style-name="ce61" table:formula="of:=[.F90]/[.$D90]" office:value-type="float" office:value="1558.5397" calcext:value-type="float">
            <text:p>1558.5</text:p>
          </table:table-cell>
          <table:table-cell table:style-name="ce49" office:value-type="float" office:value="15592519" calcext:value-type="float">
            <text:p>15592519</text:p>
          </table:table-cell>
          <table:table-cell table:style-name="ce62" table:formula="of:=([.H90]-[.$F90])/[.$F90]" office:value-type="percentage" office:value="0.000456966222932916" calcext:value-type="percentage">
            <text:p>0.05%</text:p>
          </table:table-cell>
          <table:table-cell table:style-name="ce61" table:formula="of:=[.H90]/[.$D90]" office:value-type="float" office:value="1559.2519" calcext:value-type="float">
            <text:p>1559.3</text:p>
          </table:table-cell>
          <table:table-cell table:style-name="ce63" table:formula="of:=[.J90]-[.$G90]" office:value-type="float" office:value="0.712199999999939" calcext:value-type="float">
            <text:p>0.7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kmalloc.B1:kmalloc.H5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1:58:09.165196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3:32:58.069293027</dc:date>
    <meta:editing-duration>PT5H5M27S</meta:editing-duration>
    <meta:editing-cycles>27</meta:editing-cycles>
    <meta:generator>LibreOffice/5.3.1.2$Linux_X86_64 LibreOffice_project/30m0$Build-2</meta:generator>
    <meta:document-statistic meta:table-count="2" meta:cell-count="2792" meta:object-count="0"/>
  </office:meta>
</office:document-meta>
</file>